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ouTube Noto" svg:font-family="'YouTube Noto', Roboto, Arial, Helvetica, sans-serif"/>
    <style:font-face style:name="inherit" svg:font-family="inherit"/>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493in" fo:margin-left="0in" fo:margin-top="0in" fo:margin-bottom="0in" table:align="left" style:writing-mode="lr-tb"/>
    </style:style>
    <style:style style:name="Table1.A" style:family="table-column">
      <style:table-column-properties style:column-width="0.2931in"/>
    </style:style>
    <style:style style:name="Table1.B" style:family="table-column">
      <style:table-column-properties style:column-width="0.2938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2.3493in" fo:margin-left="0in" fo:margin-top="0in" fo:margin-bottom="0in" table:align="left" style:writing-mode="lr-tb"/>
    </style:style>
    <style:style style:name="Table2.A" style:family="table-column">
      <style:table-column-properties style:column-width="0.2931in"/>
    </style:style>
    <style:style style:name="Table2.B" style:family="table-column">
      <style:table-column-properties style:column-width="0.2938in"/>
    </style:style>
    <style:style style:name="Table2.1" style:family="table-row">
      <style:table-row-properties fo:keep-together="auto"/>
    </style:style>
    <style:style style:name="Table2.A1" style:family="table-cell">
      <style:table-cell-properties fo:padding="0.0694in" fo:border="1pt solid #000000"/>
    </style:style>
    <style:style style:name="Table3" style:family="table">
      <style:table-properties style:width="3.2757in" fo:margin-left="0in" fo:margin-top="0in" fo:margin-bottom="0in" table:align="left" style:writing-mode="lr-tb"/>
    </style:style>
    <style:style style:name="Table3.A" style:family="table-column">
      <style:table-column-properties style:column-width="0.4479in"/>
    </style:style>
    <style:style style:name="Table3.E" style:family="table-column">
      <style:table-column-properties style:column-width="0.2938in"/>
    </style:style>
    <style:style style:name="Table3.H" style:family="table-column">
      <style:table-column-properties style:column-width="0.4486in"/>
    </style:style>
    <style:style style:name="Table3.1" style:family="table-row">
      <style:table-row-properties fo:keep-together="auto"/>
    </style:style>
    <style:style style:name="Table3.A1" style:family="table-cell">
      <style:table-cell-properties fo:padding="0.0694in" fo:border="1pt solid #000000"/>
    </style:style>
    <style:style style:name="Table4" style:family="table">
      <style:table-properties style:width="1.3292in" fo:margin-left="0in" fo:margin-top="0in" fo:margin-bottom="0in" table:align="left" style:writing-mode="lr-tb"/>
    </style:style>
    <style:style style:name="Table4.A" style:family="table-column">
      <style:table-column-properties style:column-width="0.2931in"/>
    </style:style>
    <style:style style:name="Table4.B" style:family="table-column">
      <style:table-column-properties style:column-width="0.2938in"/>
    </style:style>
    <style:style style:name="Table4.D" style:family="table-column">
      <style:table-column-properties style:column-width="0.4486in"/>
    </style:style>
    <style:style style:name="Table4.1" style:family="table-row">
      <style:table-row-properties fo:keep-together="auto"/>
    </style:style>
    <style:style style:name="Table4.A1" style:family="table-cell">
      <style:table-cell-properties fo:padding="0.0694in" fo:border="1pt solid #000000"/>
    </style:style>
    <style:style style:name="Table5" style:family="table">
      <style:table-properties style:width="0.5875in" fo:margin-left="0in" fo:margin-top="0in" fo:margin-bottom="0in" table:align="left" style:writing-mode="lr-tb"/>
    </style:style>
    <style:style style:name="Table5.A" style:family="table-column">
      <style:table-column-properties style:column-width="0.2938in"/>
    </style:style>
    <style:style style:name="Table5.1" style:family="table-row">
      <style:table-row-properties fo:keep-together="auto"/>
    </style:style>
    <style:style style:name="Table5.A1" style:family="table-cell">
      <style:table-cell-properties fo:padding="0.0694in" fo:border="1pt solid #000000"/>
    </style:style>
    <style:style style:name="P1" style:family="paragraph" style:parent-style-name="Normal_20__28_Web_29_">
      <style:paragraph-properties fo:margin-top="0in" fo:margin-bottom="0in" loext:contextual-spacing="false"/>
      <style:text-properties officeooo:rsid="0007889d" officeooo:paragraph-rsid="0007889d"/>
    </style:style>
    <style:style style:name="P2" style:family="paragraph" style:parent-style-name="Normal_20__28_Web_29_">
      <style:paragraph-properties fo:margin-top="0in" fo:margin-bottom="0in" loext:contextual-spacing="false"/>
      <style:text-properties fo:color="#000000" style:font-name="Arial" fo:font-size="14pt" style:font-size-asian="14pt" style:font-name-complex="Arial1" style:font-size-complex="14pt"/>
    </style:style>
    <style:style style:name="P3" style:family="paragraph" style:parent-style-name="Normal_20__28_Web_29_">
      <style:paragraph-properties fo:margin-top="0in" fo:margin-bottom="0in" loext:contextual-spacing="false"/>
      <style:text-properties fo:color="#000000" style:font-name="Arial" fo:font-size="14pt" officeooo:rsid="0007889d" officeooo:paragraph-rsid="0007889d" style:font-size-asian="14pt" style:font-name-complex="Arial1" style:font-size-complex="14pt"/>
    </style:style>
    <style:style style:name="P4" style:family="paragraph" style:parent-style-name="Normal_20__28_Web_29_">
      <style:paragraph-properties fo:margin-top="0in" fo:margin-bottom="0in" loext:contextual-spacing="false"/>
      <style:text-properties fo:color="#000000" style:font-name="Arial" fo:font-size="14pt" officeooo:rsid="0008a39e" officeooo:paragraph-rsid="0008a39e" style:font-size-asian="14pt" style:font-name-complex="Arial1" style:font-size-complex="14pt"/>
    </style:style>
    <style:style style:name="P5" style:family="paragraph" style:parent-style-name="Normal_20__28_Web_29_">
      <style:paragraph-properties fo:margin-top="0in" fo:margin-bottom="0in" loext:contextual-spacing="false"/>
      <style:text-properties fo:color="#000000" style:font-name="Arial" fo:font-size="14pt" fo:font-weight="bold" officeooo:rsid="0007889d" officeooo:paragraph-rsid="0007889d" style:font-size-asian="14pt" style:font-weight-asian="bold" style:font-name-complex="Arial1" style:font-size-complex="14pt" style:font-weight-complex="bold"/>
    </style:style>
    <style:style style:name="P6" style:family="paragraph" style:parent-style-name="Normal_20__28_Web_29_">
      <style:paragraph-properties fo:margin-top="0in" fo:margin-bottom="0in" loext:contextual-spacing="false"/>
      <style:text-properties fo:color="#000000" style:font-name="Arial" fo:font-size="14pt" fo:font-weight="bold" officeooo:rsid="0008a39e" officeooo:paragraph-rsid="0008a39e" style:font-size-asian="14pt" style:font-weight-asian="bold" style:font-name-complex="Arial1" style:font-size-complex="14pt" style:font-weight-complex="bold"/>
    </style:style>
    <style:style style:name="P7" style:family="paragraph" style:parent-style-name="Normal_20__28_Web_29_">
      <style:paragraph-properties fo:margin-top="0in" fo:margin-bottom="0in" loext:contextual-spacing="false"/>
      <style:text-properties fo:color="#a7074b" style:font-name="Arial" fo:font-size="20pt" fo:font-weight="bold" style:font-size-asian="20pt" style:font-weight-asian="bold" style:font-name-complex="Arial1" style:font-size-complex="20pt" style:font-weight-complex="bold"/>
    </style:style>
    <style:style style:name="P8" style:family="paragraph" style:parent-style-name="Normal_20__28_Web_29_">
      <style:paragraph-properties fo:margin-top="0in" fo:margin-bottom="0in" loext:contextual-spacing="false"/>
      <style:text-properties fo:color="#d62e4e" style:font-name="Arial" fo:font-size="20pt" fo:font-weight="bold" fo:background-color="transparent" style:font-size-asian="20pt" style:font-weight-asian="bold" style:font-name-complex="Arial1" style:font-size-complex="20pt" style:font-weight-complex="bold"/>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officeooo:paragraph-rsid="00152146"/>
    </style:style>
    <style:style style:name="P11" style:family="paragraph" style:parent-style-name="Standard">
      <style:paragraph-properties fo:margin-top="0in" fo:margin-bottom="0in" loext:contextual-spacing="false" fo:line-height="100%"/>
      <style:text-properties officeooo:paragraph-rsid="004b1c4c"/>
    </style:style>
    <style:style style:name="P12"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language-asian="fr" style:country-asian="FR" style:font-name-complex="Times New Roman1" style:font-size-complex="12pt"/>
    </style:style>
    <style:style style:name="P13" style:family="paragraph" style:parent-style-name="Standard">
      <style:paragraph-properties fo:margin-top="0in" fo:margin-bottom="0in" loext:contextual-spacing="false" fo:line-height="100%"/>
      <style:text-properties style:font-name="Times New Roman" fo:font-size="16pt" officeooo:rsid="0019ddce" officeooo:paragraph-rsid="0019ddce" fo:background-color="transparent" style:font-name-asian="Times New Roman1" style:font-size-asian="16pt" style:language-asian="fr" style:country-asian="FR" style:font-name-complex="Times New Roman1" style:font-size-complex="16pt"/>
    </style:style>
    <style:style style:name="P14" style:family="paragraph" style:parent-style-name="Standard">
      <style:paragraph-properties fo:margin-top="0in" fo:margin-bottom="0in" loext:contextual-spacing="false" fo:line-height="100%"/>
      <style:text-properties style:font-name="Times New Roman" fo:font-size="16pt" officeooo:rsid="001b9830" officeooo:paragraph-rsid="001b9830" fo:background-color="transparent" style:font-name-asian="Times New Roman1" style:font-size-asian="16pt" style:language-asian="fr" style:country-asian="FR" style:font-name-complex="Times New Roman1" style:font-size-complex="16pt"/>
    </style:style>
    <style:style style:name="P15" style:family="paragraph" style:parent-style-name="Standard">
      <style:paragraph-properties fo:margin-top="0in" fo:margin-bottom="0in" loext:contextual-spacing="false" fo:line-height="100%"/>
      <style:text-properties style:font-name="Times New Roman" fo:font-size="16pt" officeooo:rsid="0020f67d" officeooo:paragraph-rsid="0020f67d" fo:background-color="transparent" style:font-name-asian="Times New Roman1" style:font-size-asian="16pt" style:language-asian="fr" style:country-asian="FR" style:font-name-complex="Times New Roman1" style:font-size-complex="16pt"/>
    </style:style>
    <style:style style:name="P16" style:family="paragraph" style:parent-style-name="Standard">
      <style:paragraph-properties fo:margin-top="0in" fo:margin-bottom="0in" loext:contextual-spacing="false" fo:line-height="100%"/>
      <style:text-properties style:font-name="Times New Roman" fo:font-size="16pt" officeooo:rsid="002110dd" officeooo:paragraph-rsid="002110dd" fo:background-color="transparent" style:font-name-asian="Times New Roman1" style:font-size-asian="16pt" style:language-asian="fr" style:country-asian="FR" style:font-name-complex="Times New Roman1" style:font-size-complex="16pt"/>
    </style:style>
    <style:style style:name="P17" style:family="paragraph" style:parent-style-name="Standard">
      <style:paragraph-properties fo:margin-top="0in" fo:margin-bottom="0in" loext:contextual-spacing="false" fo:line-height="100%"/>
      <style:text-properties fo:color="#a7074b"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P18" style:family="paragraph" style:parent-style-name="Standard">
      <style:paragraph-properties fo:margin-top="0in" fo:margin-bottom="0in" loext:contextual-spacing="false" fo:line-height="100%"/>
      <style:text-properties fo:color="#a7074b" style:font-name="Arial" fo:font-size="20pt" fo:font-weight="bold" fo:background-color="transparent" style:font-name-asian="Times New Roman1" style:font-size-asian="20pt" style:language-asian="fr" style:country-asian="FR" style:font-weight-asian="bold" style:font-name-complex="Arial1" style:font-size-complex="20pt" style:font-weight-complex="bold"/>
    </style:style>
    <style:style style:name="P19" style:family="paragraph" style:parent-style-name="Standard">
      <style:paragraph-properties fo:margin-top="0in" fo:margin-bottom="0in" loext:contextual-spacing="false" fo:line-height="100%"/>
      <style:text-properties officeooo:rsid="000e39e5" officeooo:paragraph-rsid="000e39e5"/>
    </style:style>
    <style:style style:name="P20" style:family="paragraph" style:parent-style-name="Standard">
      <style:paragraph-properties fo:margin-top="0in" fo:margin-bottom="0in" loext:contextual-spacing="false" fo:line-height="100%"/>
      <style:text-properties officeooo:rsid="000e93ba" officeooo:paragraph-rsid="000e93ba"/>
    </style:style>
    <style:style style:name="P21" style:family="paragraph" style:parent-style-name="Standard">
      <style:paragraph-properties fo:margin-top="0in" fo:margin-bottom="0in" loext:contextual-spacing="false" fo:line-height="100%"/>
      <style:text-properties fo:color="#000000" style:font-name="Arial" fo:font-size="14pt" style:font-name-asian="Times New Roman1" style:font-size-asian="14pt" style:language-asian="fr" style:country-asian="FR" style:font-name-complex="Arial1" style:font-size-complex="14pt"/>
    </style:style>
    <style:style style:name="P22" style:family="paragraph" style:parent-style-name="Standard">
      <style:paragraph-properties fo:margin-top="0in" fo:margin-bottom="0in" loext:contextual-spacing="false" fo:line-height="100%"/>
      <style:text-properties fo:color="#000000" style:font-name="Arial" fo:font-size="14pt" officeooo:rsid="000e0715" officeooo:paragraph-rsid="000e0715" style:font-name-asian="Times New Roman1" style:font-size-asian="14pt" style:language-asian="fr" style:country-asian="FR" style:font-name-complex="Arial1" style:font-size-complex="14pt"/>
    </style:style>
    <style:style style:name="P23" style:family="paragraph" style:parent-style-name="Standard">
      <style:paragraph-properties fo:margin-top="0in" fo:margin-bottom="0in" loext:contextual-spacing="false" fo:line-height="100%"/>
      <style:text-properties fo:color="#000000" style:font-name="Arial" fo:font-size="14pt" officeooo:rsid="000e93ba" officeooo:paragraph-rsid="000e93ba" style:font-name-asian="Times New Roman1" style:font-size-asian="14pt" style:language-asian="fr" style:country-asian="FR" style:font-name-complex="Arial1" style:font-size-complex="14pt"/>
    </style:style>
    <style:style style:name="P24" style:family="paragraph" style:parent-style-name="Standard">
      <style:paragraph-properties fo:margin-top="0in" fo:margin-bottom="0in" loext:contextual-spacing="false" fo:line-height="100%"/>
      <style:text-properties fo:color="#000000" style:font-name="Arial" fo:font-size="14pt" officeooo:rsid="00101381" officeooo:paragraph-rsid="00101381" style:font-name-asian="Times New Roman1" style:font-size-asian="14pt" style:language-asian="fr" style:country-asian="FR" style:font-name-complex="Arial1" style:font-size-complex="14pt"/>
    </style:style>
    <style:style style:name="P25" style:family="paragraph" style:parent-style-name="Standard">
      <style:paragraph-properties fo:margin-top="0in" fo:margin-bottom="0in" loext:contextual-spacing="false" fo:line-height="100%"/>
      <style:text-properties fo:color="#000000" style:font-name="Arial" fo:font-size="14pt" officeooo:rsid="002aa78b" officeooo:paragraph-rsid="002aa78b" style:font-name-asian="Times New Roman1" style:font-size-asian="14pt" style:language-asian="fr" style:country-asian="FR" style:font-name-complex="Arial1" style:font-size-complex="14pt"/>
    </style:style>
    <style:style style:name="P26" style:family="paragraph" style:parent-style-name="Standard">
      <style:paragraph-properties fo:margin-top="0in" fo:margin-bottom="0in" loext:contextual-spacing="false" fo:line-height="100%"/>
      <style:text-properties fo:color="#000000" style:font-name="Arial" fo:font-size="14pt" officeooo:rsid="002bedd2" officeooo:paragraph-rsid="002bedd2" style:font-name-asian="Times New Roman1" style:font-size-asian="14pt" style:language-asian="fr" style:country-asian="FR" style:font-name-complex="Arial1" style:font-size-complex="14pt"/>
    </style:style>
    <style:style style:name="P27" style:family="paragraph" style:parent-style-name="Standard">
      <style:paragraph-properties fo:margin-top="0in" fo:margin-bottom="0in" loext:contextual-spacing="false" fo:line-height="100%"/>
      <style:text-properties fo:color="#000000" style:font-name="Arial" fo:font-size="14pt" officeooo:rsid="002cf6d6" officeooo:paragraph-rsid="002cf6d6" style:font-name-asian="Times New Roman1" style:font-size-asian="14pt" style:language-asian="fr" style:country-asian="FR" style:font-name-complex="Arial1" style:font-size-complex="14pt"/>
    </style:style>
    <style:style style:name="P28" style:family="paragraph" style:parent-style-name="Standard">
      <style:paragraph-properties fo:margin-top="0in" fo:margin-bottom="0in" loext:contextual-spacing="false" fo:line-height="100%"/>
      <style:text-properties fo:color="#000000" style:font-name="Arial" fo:font-size="14pt" officeooo:rsid="004b1c4c" officeooo:paragraph-rsid="004b1c4c" style:font-name-asian="Times New Roman1" style:font-size-asian="14pt" style:language-asian="fr" style:country-asian="FR" style:font-name-complex="Arial1" style:font-size-complex="14pt"/>
    </style:style>
    <style:style style:name="P29" style:family="paragraph" style:parent-style-name="Standard">
      <style:paragraph-properties fo:margin-top="0in" fo:margin-bottom="0in" loext:contextual-spacing="false" fo:line-height="100%"/>
      <style:text-properties fo:color="#000000" style:font-name="Arial" fo:font-size="14pt" fo:font-weight="bold" officeooo:rsid="000e0715" officeooo:paragraph-rsid="000e0715" style:font-name-asian="Times New Roman1" style:font-size-asian="14pt" style:language-asian="fr" style:country-asian="FR" style:font-weight-asian="bold" style:font-name-complex="Arial1" style:font-size-complex="14pt" style:font-weight-complex="bold"/>
    </style:style>
    <style:style style:name="P30" style:family="paragraph" style:parent-style-name="Standard">
      <style:paragraph-properties fo:margin-top="0in" fo:margin-bottom="0in" loext:contextual-spacing="false" fo:line-height="100%"/>
      <style:text-properties fo:color="#000000" style:font-name="Arial" fo:font-size="14pt" fo:font-weight="bold" officeooo:rsid="000e93ba" officeooo:paragraph-rsid="000e93ba" style:font-name-asian="Times New Roman1" style:font-size-asian="14pt" style:language-asian="fr" style:country-asian="FR" style:font-weight-asian="bold" style:font-name-complex="Arial1" style:font-size-complex="14pt" style:font-weight-complex="bold"/>
    </style:style>
    <style:style style:name="P31" style:family="paragraph" style:parent-style-name="Standard">
      <style:paragraph-properties fo:margin-top="0in" fo:margin-bottom="0in" loext:contextual-spacing="false" fo:line-height="100%"/>
      <style:text-properties fo:color="#000000" style:font-name="Arial" fo:font-size="14pt" fo:font-weight="bold" officeooo:rsid="00101381" officeooo:paragraph-rsid="00101381" style:font-name-asian="Times New Roman1" style:font-size-asian="14pt" style:language-asian="fr" style:country-asian="FR" style:font-weight-asian="bold" style:font-name-complex="Arial1" style:font-size-complex="14pt" style:font-weight-complex="bold"/>
    </style:style>
    <style:style style:name="P32" style:family="paragraph" style:parent-style-name="Standard">
      <style:paragraph-properties fo:margin-top="0in" fo:margin-bottom="0in" loext:contextual-spacing="false" fo:line-height="100%"/>
      <style:text-properties fo:color="#000000" style:font-name="Arial" fo:font-size="14pt" fo:font-weight="bold" officeooo:rsid="002aa78b" officeooo:paragraph-rsid="002aa78b" style:font-name-asian="Times New Roman1" style:font-size-asian="14pt" style:language-asian="fr" style:country-asian="FR" style:font-weight-asian="bold" style:font-name-complex="Arial1" style:font-size-complex="14pt" style:font-weight-complex="bold"/>
    </style:style>
    <style:style style:name="P33" style:family="paragraph" style:parent-style-name="Standard">
      <style:paragraph-properties fo:margin-top="0in" fo:margin-bottom="0in" loext:contextual-spacing="false" fo:line-height="100%"/>
      <style:text-properties fo:color="#000000" style:font-name="Arial" fo:font-size="14pt" fo:font-weight="bold" officeooo:rsid="002bedd2" officeooo:paragraph-rsid="002bedd2" style:font-name-asian="Times New Roman1" style:font-size-asian="14pt" style:language-asian="fr" style:country-asian="FR" style:font-weight-asian="bold" style:font-name-complex="Arial1" style:font-size-complex="14pt" style:font-weight-complex="bold"/>
    </style:style>
    <style:style style:name="P34" style:family="paragraph" style:parent-style-name="Standard">
      <style:paragraph-properties fo:margin-top="0in" fo:margin-bottom="0in" loext:contextual-spacing="false" fo:line-height="100%"/>
      <style:text-properties fo:color="#000000" style:font-name="Arial" fo:font-size="14pt" fo:font-weight="bold" officeooo:rsid="002cf6d6" officeooo:paragraph-rsid="002cf6d6" style:font-name-asian="Times New Roman1" style:font-size-asian="14pt" style:language-asian="fr" style:country-asian="FR" style:font-weight-asian="bold" style:font-name-complex="Arial1" style:font-size-complex="14pt" style:font-weight-complex="bold"/>
    </style:style>
    <style:style style:name="P35" style:family="paragraph" style:parent-style-name="Standard">
      <style:paragraph-properties fo:margin-top="0in" fo:margin-bottom="0in" loext:contextual-spacing="false" fo:line-height="100%"/>
      <style:text-properties fo:color="#000000" style:font-name="Arial" fo:font-size="14pt" fo:font-weight="bold" officeooo:rsid="004b1c4c" officeooo:paragraph-rsid="004b1c4c" style:font-name-asian="Times New Roman1" style:font-size-asian="14pt" style:language-asian="fr" style:country-asian="FR" style:font-weight-asian="bold" style:font-name-complex="Arial1" style:font-size-complex="14pt" style:font-weight-complex="bold"/>
    </style:style>
    <style:style style:name="P36" style:family="paragraph" style:parent-style-name="Standard">
      <style:paragraph-properties fo:margin-top="0in" fo:margin-bottom="0in" loext:contextual-spacing="false" fo:line-height="100%"/>
      <style:text-properties fo:color="#000000" style:font-name="Arial" fo:font-size="14pt" fo:font-weight="bold" officeooo:rsid="000e93ba" officeooo:paragraph-rsid="000e93ba" fo:background-color="#ffffff" style:font-name-asian="Times New Roman1" style:font-size-asian="14pt" style:language-asian="fr" style:country-asian="FR" style:font-weight-asian="bold" style:font-name-complex="Arial1" style:font-size-complex="14pt" style:font-weight-complex="bold"/>
    </style:style>
    <style:style style:name="P37" style:family="paragraph" style:parent-style-name="Standard">
      <style:paragraph-properties fo:margin-top="0in" fo:margin-bottom="0in" loext:contextual-spacing="false" fo:line-height="100%"/>
      <style:text-properties fo:color="#000000" style:font-name="Arial" fo:font-size="14pt" fo:font-weight="bold" officeooo:rsid="002505d4" officeooo:paragraph-rsid="002505d4" fo:background-color="#ffffff" style:font-name-asian="Times New Roman1" style:font-size-asian="14pt" style:language-asian="fr" style:country-asian="FR" style:font-weight-asian="bold" style:font-name-complex="Arial1" style:font-size-complex="14pt" style:font-weight-complex="bold"/>
    </style:style>
    <style:style style:name="P38" style:family="paragraph" style:parent-style-name="Standard">
      <style:paragraph-properties fo:margin-top="0in" fo:margin-bottom="0in" loext:contextual-spacing="false" fo:line-height="100%"/>
      <style:text-properties fo:color="#000000" style:font-name="Arial" fo:font-size="14pt" fo:font-weight="bold" officeooo:rsid="003988ff" officeooo:paragraph-rsid="003988ff" fo:background-color="#ffffff" style:font-name-asian="Times New Roman1" style:font-size-asian="14pt" style:language-asian="fr" style:country-asian="FR" style:font-weight-asian="bold" style:font-name-complex="Arial1" style:font-size-complex="14pt" style:font-weight-complex="bold"/>
    </style:style>
    <style:style style:name="P39" style:family="paragraph" style:parent-style-name="Standard">
      <style:paragraph-properties fo:margin-top="0in" fo:margin-bottom="0in" loext:contextual-spacing="false" fo:line-height="100%"/>
      <style:text-properties fo:color="#000000" style:font-name="Arial" fo:font-size="14pt" fo:font-weight="bold" officeooo:rsid="00478bad" officeooo:paragraph-rsid="00478bad" fo:background-color="#ffffff" style:font-name-asian="Times New Roman1" style:font-size-asian="14pt" style:language-asian="fr" style:country-asian="FR" style:font-weight-asian="bold" style:font-name-complex="Arial1" style:font-size-complex="14pt" style:font-weight-complex="bold"/>
    </style:style>
    <style:style style:name="P40" style:family="paragraph" style:parent-style-name="Standard">
      <style:paragraph-properties fo:margin-top="0in" fo:margin-bottom="0in" loext:contextual-spacing="false" fo:line-height="100%"/>
      <style:text-properties fo:color="#000000" style:font-name="Arial" fo:font-size="14pt" fo:font-weight="bold" officeooo:rsid="0049577a" officeooo:paragraph-rsid="0049577a" fo:background-color="#ffffff" style:font-name-asian="Times New Roman1" style:font-size-asian="14pt" style:language-asian="fr" style:country-asian="FR" style:font-weight-asian="bold" style:font-name-complex="Arial1" style:font-size-complex="14pt" style:font-weight-complex="bold"/>
    </style:style>
    <style:style style:name="P41" style:family="paragraph" style:parent-style-name="Standard">
      <style:paragraph-properties fo:margin-top="0in" fo:margin-bottom="0in" loext:contextual-spacing="false" fo:line-height="100%"/>
      <style:text-properties fo:color="#000000" style:font-name="Arial" fo:font-size="14pt" fo:font-weight="bold" officeooo:rsid="0052aabd" officeooo:paragraph-rsid="0052aabd" fo:background-color="#ffffff" style:font-name-asian="Times New Roman1" style:font-size-asian="14pt" style:language-asian="fr" style:country-asian="FR" style:font-weight-asian="bold" style:font-name-complex="Arial1" style:font-size-complex="14pt" style:font-weight-complex="bold"/>
    </style:style>
    <style:style style:name="P42" style:family="paragraph" style:parent-style-name="Standard">
      <style:paragraph-properties fo:margin-top="0in" fo:margin-bottom="0in" loext:contextual-spacing="false" fo:line-height="100%"/>
      <style:text-properties fo:color="#000000" style:font-name="Arial" fo:font-size="14pt" fo:font-weight="bold" officeooo:rsid="0052dd42" officeooo:paragraph-rsid="0052dd42" fo:background-color="#ffffff" style:font-name-asian="Times New Roman1" style:font-size-asian="14pt" style:language-asian="fr" style:country-asian="FR" style:font-weight-asian="bold" style:font-name-complex="Arial1" style:font-size-complex="14pt" style:font-weight-complex="bold"/>
    </style:style>
    <style:style style:name="P43" style:family="paragraph" style:parent-style-name="Standard">
      <style:paragraph-properties fo:margin-top="0in" fo:margin-bottom="0in" loext:contextual-spacing="false" fo:line-height="100%"/>
      <style:text-properties fo:color="#000000" style:font-name="Arial" fo:font-size="14pt" officeooo:rsid="000e93ba" officeooo:paragraph-rsid="000e93ba" fo:background-color="#ffffff" style:font-name-asian="Times New Roman1" style:font-size-asian="14pt" style:language-asian="fr" style:country-asian="FR" style:font-name-complex="Arial1" style:font-size-complex="14pt"/>
    </style:style>
    <style:style style:name="P44" style:family="paragraph" style:parent-style-name="Standard">
      <style:paragraph-properties fo:margin-top="0in" fo:margin-bottom="0in" loext:contextual-spacing="false" fo:line-height="100%"/>
      <style:text-properties fo:color="#000000" style:font-name="Arial" fo:font-size="14pt" officeooo:rsid="000e93ba" officeooo:paragraph-rsid="004cf4cf" fo:background-color="#ffffff" style:font-name-asian="Times New Roman1" style:font-size-asian="14pt" style:language-asian="fr" style:country-asian="FR" style:font-name-complex="Arial1" style:font-size-complex="14pt"/>
    </style:style>
    <style:style style:name="P45" style:family="paragraph" style:parent-style-name="Standard">
      <style:paragraph-properties fo:margin-top="0in" fo:margin-bottom="0in" loext:contextual-spacing="false" fo:line-height="100%"/>
      <style:text-properties fo:color="#000000" style:font-name="Arial" fo:font-size="14pt" fo:background-color="#ffffff" style:font-name-asian="Times New Roman1" style:font-size-asian="14pt" style:language-asian="fr" style:country-asian="FR" style:font-name-complex="Arial1" style:font-size-complex="14pt"/>
    </style:style>
    <style:style style:name="P46" style:family="paragraph" style:parent-style-name="Standard">
      <style:paragraph-properties fo:margin-top="0in" fo:margin-bottom="0in" loext:contextual-spacing="false" fo:line-height="100%"/>
      <style:text-properties fo:color="#000000" style:font-name="Arial" fo:font-size="14pt" officeooo:rsid="002505d4" officeooo:paragraph-rsid="002505d4" fo:background-color="#ffffff" style:font-name-asian="Times New Roman1" style:font-size-asian="14pt" style:language-asian="fr" style:country-asian="FR" style:font-name-complex="Arial1" style:font-size-complex="14pt"/>
    </style:style>
    <style:style style:name="P47" style:family="paragraph" style:parent-style-name="Standard">
      <style:paragraph-properties fo:margin-top="0in" fo:margin-bottom="0in" loext:contextual-spacing="false" fo:line-height="100%"/>
      <style:text-properties fo:color="#000000" style:font-name="Arial" fo:font-size="14pt" officeooo:rsid="0026bf7e" officeooo:paragraph-rsid="002aa78b" fo:background-color="#ffffff" style:font-name-asian="Times New Roman1" style:font-size-asian="14pt" style:language-asian="fr" style:country-asian="FR" style:font-name-complex="Arial1" style:font-size-complex="14pt"/>
    </style:style>
    <style:style style:name="P48" style:family="paragraph" style:parent-style-name="Standard">
      <style:paragraph-properties fo:margin-top="0in" fo:margin-bottom="0in" loext:contextual-spacing="false" fo:line-height="100%"/>
      <style:text-properties fo:color="#000000" style:font-name="Arial" fo:font-size="14pt" officeooo:rsid="0028be0a" officeooo:paragraph-rsid="0028be0a" fo:background-color="#ffffff" style:font-name-asian="Times New Roman1" style:font-size-asian="14pt" style:language-asian="fr" style:country-asian="FR" style:font-name-complex="Arial1" style:font-size-complex="14pt"/>
    </style:style>
    <style:style style:name="P49" style:family="paragraph" style:parent-style-name="Standard">
      <style:paragraph-properties fo:margin-top="0in" fo:margin-bottom="0in" loext:contextual-spacing="false" fo:line-height="100%"/>
      <style:text-properties fo:color="#000000" style:font-name="Arial" fo:font-size="14pt" officeooo:rsid="003988ff" officeooo:paragraph-rsid="003988ff" fo:background-color="#ffffff" style:font-name-asian="Times New Roman1" style:font-size-asian="14pt" style:language-asian="fr" style:country-asian="FR" style:font-name-complex="Arial1" style:font-size-complex="14pt"/>
    </style:style>
    <style:style style:name="P50" style:family="paragraph" style:parent-style-name="Standard">
      <style:paragraph-properties fo:margin-top="0in" fo:margin-bottom="0in" loext:contextual-spacing="false" fo:line-height="100%"/>
      <style:text-properties fo:color="#000000" style:font-name="Arial" fo:font-size="14pt" officeooo:rsid="003988ff" officeooo:paragraph-rsid="003e5074" fo:background-color="#ffffff" style:font-name-asian="Times New Roman1" style:font-size-asian="14pt" style:language-asian="fr" style:country-asian="FR" style:font-name-complex="Arial1" style:font-size-complex="14pt"/>
    </style:style>
    <style:style style:name="P51" style:family="paragraph" style:parent-style-name="Standard">
      <style:paragraph-properties fo:margin-top="0in" fo:margin-bottom="0in" loext:contextual-spacing="false" fo:line-height="100%"/>
      <style:text-properties fo:color="#000000" style:font-name="Arial" fo:font-size="14pt" officeooo:rsid="003e5074" officeooo:paragraph-rsid="003e5074" fo:background-color="#ffffff" style:font-name-asian="Times New Roman1" style:font-size-asian="14pt" style:language-asian="fr" style:country-asian="FR" style:font-name-complex="Arial1" style:font-size-complex="14pt"/>
    </style:style>
    <style:style style:name="P52" style:family="paragraph" style:parent-style-name="Standard">
      <style:paragraph-properties fo:margin-top="0in" fo:margin-bottom="0in" loext:contextual-spacing="false" fo:line-height="100%"/>
      <style:text-properties fo:color="#000000" style:font-name="Arial" fo:font-size="14pt" officeooo:rsid="00413c8a" officeooo:paragraph-rsid="00413c8a" fo:background-color="#ffffff" style:font-name-asian="Times New Roman1" style:font-size-asian="14pt" style:language-asian="fr" style:country-asian="FR" style:font-name-complex="Arial1" style:font-size-complex="14pt"/>
    </style:style>
    <style:style style:name="P53" style:family="paragraph" style:parent-style-name="Standard">
      <style:paragraph-properties fo:margin-top="0in" fo:margin-bottom="0in" loext:contextual-spacing="false" fo:line-height="100%"/>
      <style:text-properties fo:color="#000000" style:font-name="Arial" fo:font-size="14pt" officeooo:rsid="00415dfc" officeooo:paragraph-rsid="00415dfc" fo:background-color="#ffffff" style:font-name-asian="Times New Roman1" style:font-size-asian="14pt" style:language-asian="fr" style:country-asian="FR" style:font-name-complex="Arial1" style:font-size-complex="14pt"/>
    </style:style>
    <style:style style:name="P54" style:family="paragraph" style:parent-style-name="Standard">
      <style:paragraph-properties fo:margin-top="0in" fo:margin-bottom="0in" loext:contextual-spacing="false" fo:line-height="100%"/>
      <style:text-properties fo:color="#000000" style:font-name="Arial" fo:font-size="14pt" officeooo:rsid="00432854" officeooo:paragraph-rsid="00432854" fo:background-color="#ffffff" style:font-name-asian="Times New Roman1" style:font-size-asian="14pt" style:language-asian="fr" style:country-asian="FR" style:font-name-complex="Arial1" style:font-size-complex="14pt"/>
    </style:style>
    <style:style style:name="P55" style:family="paragraph" style:parent-style-name="Standard">
      <style:paragraph-properties fo:margin-top="0in" fo:margin-bottom="0in" loext:contextual-spacing="false" fo:line-height="100%"/>
      <style:text-properties fo:color="#000000" style:font-name="Arial" fo:font-size="14pt" officeooo:rsid="00478bad" officeooo:paragraph-rsid="00478bad" fo:background-color="#ffffff" style:font-name-asian="Times New Roman1" style:font-size-asian="14pt" style:language-asian="fr" style:country-asian="FR" style:font-name-complex="Arial1" style:font-size-complex="14pt"/>
    </style:style>
    <style:style style:name="P56" style:family="paragraph" style:parent-style-name="Standard">
      <style:paragraph-properties fo:margin-top="0in" fo:margin-bottom="0in" loext:contextual-spacing="false" fo:line-height="100%"/>
      <style:text-properties fo:color="#000000" style:font-name="Arial" fo:font-size="14pt" officeooo:rsid="0049577a" officeooo:paragraph-rsid="0049577a" fo:background-color="#ffffff" style:font-name-asian="Times New Roman1" style:font-size-asian="14pt" style:language-asian="fr" style:country-asian="FR" style:font-name-complex="Arial1" style:font-size-complex="14pt"/>
    </style:style>
    <style:style style:name="P57" style:family="paragraph" style:parent-style-name="Standard">
      <style:paragraph-properties fo:margin-top="0in" fo:margin-bottom="0in" loext:contextual-spacing="false" fo:line-height="100%"/>
      <style:text-properties fo:color="#000000" style:font-name="Arial" fo:font-size="14pt" officeooo:rsid="0052dd42" officeooo:paragraph-rsid="0052dd42" fo:background-color="#ffffff" style:font-name-asian="Times New Roman1" style:font-size-asian="14pt" style:language-asian="fr" style:country-asian="FR" style:font-name-complex="Arial1" style:font-size-complex="14pt"/>
    </style:style>
    <style:style style:name="P58" style:family="paragraph" style:parent-style-name="Standard">
      <style:paragraph-properties fo:margin-top="0in" fo:margin-bottom="0in" loext:contextual-spacing="false" fo:line-height="100%"/>
      <style:text-properties fo:color="#000000" style:font-name="Arial" fo:font-size="14pt" fo:background-color="#fff2cc" style:font-name-asian="Times New Roman1" style:font-size-asian="14pt" style:language-asian="fr" style:country-asian="FR" style:font-name-complex="Arial1" style:font-size-complex="14pt"/>
    </style:style>
    <style:style style:name="P59" style:family="paragraph" style:parent-style-name="Standard">
      <style:paragraph-properties fo:margin-top="0in" fo:margin-bottom="0in" loext:contextual-spacing="false" fo:line-height="100%"/>
      <style:text-properties fo:color="#000000" style:font-name="Arial" fo:font-size="16pt" officeooo:rsid="001b9830" officeooo:paragraph-rsid="001b9830" fo:background-color="transparent" style:font-name-asian="Times New Roman1" style:font-size-asian="16pt" style:language-asian="fr" style:country-asian="FR" style:font-name-complex="Arial1" style:font-size-complex="16pt"/>
    </style:style>
    <style:style style:name="P60" style:family="paragraph" style:parent-style-name="Standard">
      <style:paragraph-properties fo:margin-top="0in" fo:margin-bottom="0in" loext:contextual-spacing="false" fo:line-height="100%"/>
      <style:text-properties fo:color="#000000" style:font-name="Arial" fo:font-size="16pt" officeooo:rsid="002f3d6e" officeooo:paragraph-rsid="002f3d6e" fo:background-color="transparent" style:font-name-asian="Times New Roman1" style:font-size-asian="16pt" style:language-asian="fr" style:country-asian="FR" style:font-name-complex="Arial1" style:font-size-complex="16pt"/>
    </style:style>
    <style:style style:name="P61" style:family="paragraph" style:parent-style-name="Standard">
      <style:paragraph-properties fo:margin-top="0in" fo:margin-bottom="0in" loext:contextual-spacing="false" fo:line-height="100%"/>
      <style:text-properties fo:color="#000000" style:font-name="Arial" fo:font-size="16pt" officeooo:rsid="002f42d4" officeooo:paragraph-rsid="002f42d4" fo:background-color="transparent" style:font-name-asian="Times New Roman1" style:font-size-asian="16pt" style:language-asian="fr" style:country-asian="FR" style:font-name-complex="Arial1" style:font-size-complex="16pt"/>
    </style:style>
    <style:style style:name="P62" style:family="paragraph" style:parent-style-name="Standard">
      <style:paragraph-properties fo:margin-top="0in" fo:margin-bottom="0in" loext:contextual-spacing="false" fo:line-height="100%"/>
      <style:text-properties fo:color="#000000" style:font-name="Arial" fo:font-size="16pt" officeooo:rsid="0031ea63" officeooo:paragraph-rsid="0031ea63" fo:background-color="transparent" style:font-name-asian="Times New Roman1" style:font-size-asian="16pt" style:language-asian="fr" style:country-asian="FR" style:font-name-complex="Arial1" style:font-size-complex="16pt"/>
    </style:style>
    <style:style style:name="P63" style:family="paragraph" style:parent-style-name="Standard">
      <style:paragraph-properties fo:margin-top="0in" fo:margin-bottom="0in" loext:contextual-spacing="false" fo:line-height="100%"/>
      <style:text-properties fo:color="#000000" style:font-name="Arial" fo:font-size="16pt" officeooo:rsid="0020f67d" officeooo:paragraph-rsid="0020f67d" fo:background-color="transparent" style:font-name-asian="Times New Roman1" style:font-size-asian="16pt" style:language-asian="fr" style:country-asian="FR" style:font-name-complex="Arial1" style:font-size-complex="16pt"/>
    </style:style>
    <style:style style:name="P64" style:family="paragraph" style:parent-style-name="Standard">
      <style:paragraph-properties fo:margin-top="0in" fo:margin-bottom="0in" loext:contextual-spacing="false" fo:line-height="100%"/>
      <style:text-properties fo:color="#000000" style:font-name="Arial" fo:font-size="16pt" officeooo:rsid="002110dd" officeooo:paragraph-rsid="002110dd" fo:background-color="transparent" style:font-name-asian="Times New Roman1" style:font-size-asian="16pt" style:language-asian="fr" style:country-asian="FR" style:font-name-complex="Arial1" style:font-size-complex="16pt"/>
    </style:style>
    <style:style style:name="P65" style:family="paragraph" style:parent-style-name="Standard">
      <style:paragraph-properties fo:margin-top="0in" fo:margin-bottom="0in" loext:contextual-spacing="false" fo:line-height="100%"/>
      <style:text-properties fo:color="#000000" style:font-name="Arial" fo:font-size="16pt" officeooo:rsid="0028be0a" officeooo:paragraph-rsid="0028be0a" fo:background-color="transparent" style:font-name-asian="Times New Roman1" style:font-size-asian="16pt" style:language-asian="fr" style:country-asian="FR" style:font-name-complex="Arial1" style:font-size-complex="16pt"/>
    </style:style>
    <style:style style:name="P66" style:family="paragraph" style:parent-style-name="Standard">
      <style:paragraph-properties fo:margin-top="0in" fo:margin-bottom="0in" loext:contextual-spacing="false" fo:line-height="100%"/>
      <style:text-properties fo:color="#000000" style:font-name="Arial" fo:font-size="16pt" officeooo:rsid="002aa78b" officeooo:paragraph-rsid="002aa78b" fo:background-color="transparent" style:font-name-asian="Times New Roman1" style:font-size-asian="16pt" style:language-asian="fr" style:country-asian="FR" style:font-name-complex="Arial1" style:font-size-complex="16pt"/>
    </style:style>
    <style:style style:name="P67" style:family="paragraph" style:parent-style-name="Standard">
      <style:paragraph-properties fo:margin-top="0in" fo:margin-bottom="0in" loext:contextual-spacing="false" fo:line-height="100%"/>
      <style:text-properties fo:color="#000000" style:font-name="Arial" fo:font-size="16pt" officeooo:rsid="0052dd42" officeooo:paragraph-rsid="0052dd42" fo:background-color="transparent" style:font-name-asian="Times New Roman1" style:font-size-asian="16pt" style:language-asian="fr" style:country-asian="FR" style:font-name-complex="Arial1" style:font-size-complex="16pt"/>
    </style:style>
    <style:style style:name="P68" style:family="paragraph" style:parent-style-name="Standard">
      <style:paragraph-properties fo:margin-top="0in" fo:margin-bottom="0in" loext:contextual-spacing="false" fo:line-height="100%"/>
      <style:text-properties fo:color="#000000" style:font-name="Arial" fo:font-size="16pt" officeooo:rsid="003cbee6" officeooo:paragraph-rsid="003fab06" fo:background-color="transparent" style:font-name-asian="Times New Roman1" style:font-size-asian="16pt" style:language-asian="fr" style:country-asian="FR" style:font-name-complex="Arial1" style:font-size-complex="16pt"/>
    </style:style>
    <style:style style:name="P69" style:family="paragraph" style:parent-style-name="Standard">
      <style:paragraph-properties fo:margin-top="0in" fo:margin-bottom="0in" loext:contextual-spacing="false" fo:line-height="100%"/>
      <style:text-properties fo:color="#000000" style:font-name="Arial" fo:font-size="16pt" officeooo:rsid="003cbee6" officeooo:paragraph-rsid="003cbee6" fo:background-color="transparent" style:font-name-asian="Times New Roman1" style:font-size-asian="16pt" style:language-asian="fr" style:country-asian="FR" style:font-name-complex="Arial1" style:font-size-complex="16pt"/>
    </style:style>
    <style:style style:name="P70" style:family="paragraph" style:parent-style-name="Standard">
      <style:paragraph-properties fo:margin-top="0in" fo:margin-bottom="0in" loext:contextual-spacing="false" fo:line-height="100%"/>
      <style:text-properties fo:color="#000000" style:font-name="Arial" fo:font-size="16pt" officeooo:rsid="003fab06" officeooo:paragraph-rsid="003fab06" fo:background-color="transparent" style:font-name-asian="Times New Roman1" style:font-size-asian="16pt" style:language-asian="fr" style:country-asian="FR" style:font-name-complex="Arial1" style:font-size-complex="16pt"/>
    </style:style>
    <style:style style:name="P71" style:family="paragraph" style:parent-style-name="Standard">
      <style:paragraph-properties fo:margin-top="0in" fo:margin-bottom="0in" loext:contextual-spacing="false" fo:line-height="100%"/>
      <style:text-properties fo:color="#000000" style:font-name="Arial" fo:font-size="16pt" officeooo:rsid="003e5074" officeooo:paragraph-rsid="003e5074" fo:background-color="transparent" style:font-name-asian="Times New Roman1" style:font-size-asian="16pt" style:language-asian="fr" style:country-asian="FR" style:font-name-complex="Arial1" style:font-size-complex="16pt"/>
    </style:style>
    <style:style style:name="P72" style:family="paragraph" style:parent-style-name="Standard">
      <style:paragraph-properties fo:margin-top="0in" fo:margin-bottom="0in" loext:contextual-spacing="false" fo:line-height="100%"/>
      <style:text-properties fo:color="#000000" style:font-name="Arial" fo:font-size="16pt" officeooo:rsid="003b184d" officeooo:paragraph-rsid="003b184d" fo:background-color="transparent" style:font-name-asian="Times New Roman1" style:font-size-asian="16pt" style:language-asian="fr" style:country-asian="FR" style:font-name-complex="Arial1" style:font-size-complex="16pt"/>
    </style:style>
    <style:style style:name="P73" style:family="paragraph" style:parent-style-name="Standard">
      <style:paragraph-properties fo:margin-top="0in" fo:margin-bottom="0in" loext:contextual-spacing="false" fo:line-height="100%"/>
      <style:text-properties fo:color="#000000" style:font-name="Arial" fo:font-size="16pt" officeooo:rsid="00415dfc" officeooo:paragraph-rsid="00415dfc" fo:background-color="transparent" style:font-name-asian="Times New Roman1" style:font-size-asian="16pt" style:language-asian="fr" style:country-asian="FR" style:font-name-complex="Arial1" style:font-size-complex="16pt"/>
    </style:style>
    <style:style style:name="P74" style:family="paragraph" style:parent-style-name="Standard">
      <style:paragraph-properties fo:margin-top="0in" fo:margin-bottom="0in" loext:contextual-spacing="false" fo:line-height="100%"/>
      <style:text-properties fo:color="#000000" style:font-name="Arial" fo:font-size="16pt" officeooo:rsid="00432854" officeooo:paragraph-rsid="00432854" fo:background-color="transparent" style:font-name-asian="Times New Roman1" style:font-size-asian="16pt" style:language-asian="fr" style:country-asian="FR" style:font-name-complex="Arial1" style:font-size-complex="16pt"/>
    </style:style>
    <style:style style:name="P75" style:family="paragraph" style:parent-style-name="Standard">
      <style:paragraph-properties fo:margin-top="0in" fo:margin-bottom="0in" loext:contextual-spacing="false" fo:line-height="100%"/>
      <style:text-properties fo:color="#000000" style:font-name="Arial" fo:font-size="16pt" officeooo:rsid="0043a28f" officeooo:paragraph-rsid="0043a28f" fo:background-color="transparent" style:font-name-asian="Times New Roman1" style:font-size-asian="16pt" style:language-asian="fr" style:country-asian="FR" style:font-name-complex="Arial1" style:font-size-complex="16pt"/>
    </style:style>
    <style:style style:name="P76" style:family="paragraph" style:parent-style-name="Standard">
      <style:paragraph-properties fo:margin-top="0in" fo:margin-bottom="0in" loext:contextual-spacing="false" fo:line-height="100%"/>
      <style:text-properties fo:color="#000000" style:font-name="Arial" fo:font-size="16pt" officeooo:rsid="004b1c4c" officeooo:paragraph-rsid="004b1c4c" fo:background-color="transparent" style:font-name-asian="Times New Roman1" style:font-size-asian="16pt" style:language-asian="fr" style:country-asian="FR" style:font-name-complex="Arial1" style:font-size-complex="16pt"/>
    </style:style>
    <style:style style:name="P77" style:family="paragraph" style:parent-style-name="Standard">
      <style:paragraph-properties fo:margin-top="0in" fo:margin-bottom="0in" loext:contextual-spacing="false" fo:line-height="100%"/>
      <style:text-properties fo:color="#000000" style:font-name="Arial" fo:font-size="16pt" fo:font-weight="bold" officeooo:rsid="001b9830" officeooo:paragraph-rsid="001b9830" fo:background-color="transparent" style:font-name-asian="Times New Roman1" style:font-size-asian="16pt" style:language-asian="fr" style:country-asian="FR" style:font-weight-asian="bold" style:font-name-complex="Arial1" style:font-size-complex="16pt" style:font-weight-complex="bold"/>
    </style:style>
    <style:style style:name="P78" style:family="paragraph" style:parent-style-name="Standard">
      <style:paragraph-properties fo:margin-top="0in" fo:margin-bottom="0in" loext:contextual-spacing="false" fo:line-height="100%"/>
      <style:text-properties fo:color="#000000" style:font-name="Arial" fo:font-size="16pt" fo:font-weight="bold" officeooo:rsid="002f3d6e" officeooo:paragraph-rsid="002f3d6e" fo:background-color="transparent" style:font-name-asian="Times New Roman1" style:font-size-asian="16pt" style:language-asian="fr" style:country-asian="FR" style:font-weight-asian="bold" style:font-name-complex="Arial1" style:font-size-complex="16pt" style:font-weight-complex="bold"/>
    </style:style>
    <style:style style:name="P79" style:family="paragraph" style:parent-style-name="Standard">
      <style:paragraph-properties fo:margin-top="0in" fo:margin-bottom="0in" loext:contextual-spacing="false" fo:line-height="100%"/>
      <style:text-properties fo:color="#000000" style:font-name="Arial" fo:font-size="16pt" fo:font-weight="bold" officeooo:rsid="0031ea63" officeooo:paragraph-rsid="0031ea63" fo:background-color="transparent" style:font-name-asian="Times New Roman1" style:font-size-asian="16pt" style:language-asian="fr" style:country-asian="FR" style:font-weight-asian="bold" style:font-name-complex="Arial1" style:font-size-complex="16pt" style:font-weight-complex="bold"/>
    </style:style>
    <style:style style:name="P80" style:family="paragraph" style:parent-style-name="Standard">
      <style:paragraph-properties fo:margin-top="0in" fo:margin-bottom="0in" loext:contextual-spacing="false" fo:line-height="100%"/>
      <style:text-properties fo:color="#000000" style:font-name="Arial" fo:font-size="16pt" fo:font-weight="bold" officeooo:rsid="0028be0a" officeooo:paragraph-rsid="0028be0a" fo:background-color="transparent" style:font-name-asian="Times New Roman1" style:font-size-asian="16pt" style:language-asian="fr" style:country-asian="FR" style:font-weight-asian="bold" style:font-name-complex="Arial1" style:font-size-complex="16pt" style:font-weight-complex="bold"/>
    </style:style>
    <style:style style:name="P81" style:family="paragraph" style:parent-style-name="Standard">
      <style:paragraph-properties fo:margin-top="0in" fo:margin-bottom="0in" loext:contextual-spacing="false" fo:line-height="100%"/>
      <style:text-properties fo:color="#000000" style:font-name="Arial" fo:font-size="16pt" fo:font-weight="bold" officeooo:rsid="0052dd42" officeooo:paragraph-rsid="0052dd42" fo:background-color="transparent" style:font-name-asian="Times New Roman1" style:font-size-asian="16pt" style:language-asian="fr" style:country-asian="FR" style:font-weight-asian="bold" style:font-name-complex="Arial1" style:font-size-complex="16pt" style:font-weight-complex="bold"/>
    </style:style>
    <style:style style:name="P82" style:family="paragraph" style:parent-style-name="Standard">
      <style:paragraph-properties fo:margin-top="0in" fo:margin-bottom="0in" loext:contextual-spacing="false" fo:line-height="100%"/>
      <style:text-properties fo:color="#000000" style:font-name="Arial" fo:font-size="16pt" fo:font-weight="bold" officeooo:rsid="003e5074" officeooo:paragraph-rsid="003e5074" fo:background-color="transparent" style:font-name-asian="Times New Roman1" style:font-size-asian="16pt" style:language-asian="fr" style:country-asian="FR" style:font-weight-asian="bold" style:font-name-complex="Arial1" style:font-size-complex="16pt" style:font-weight-complex="bold"/>
    </style:style>
    <style:style style:name="P83" style:family="paragraph" style:parent-style-name="Standard">
      <style:paragraph-properties fo:margin-top="0in" fo:margin-bottom="0in" loext:contextual-spacing="false" fo:line-height="100%"/>
      <style:text-properties fo:color="#000000" style:font-name="Arial" fo:font-size="16pt" fo:font-weight="bold" officeooo:rsid="004b1c4c" officeooo:paragraph-rsid="004b1c4c" fo:background-color="transparent" style:font-name-asian="Times New Roman1" style:font-size-asian="16pt" style:language-asian="fr" style:country-asian="FR" style:font-weight-asian="bold" style:font-name-complex="Arial1" style:font-size-complex="16pt" style:font-weight-complex="bold"/>
    </style:style>
    <style:style style:name="P84" style:family="paragraph" style:parent-style-name="Standard">
      <style:paragraph-properties fo:margin-top="0in" fo:margin-bottom="0in" loext:contextual-spacing="false" fo:line-height="100%"/>
      <style:text-properties fo:color="#000000" style:font-name="Arial" fo:font-size="16pt" fo:font-weight="normal" officeooo:rsid="002eb8c9" officeooo:paragraph-rsid="002eb8c9" fo:background-color="transparent" style:font-name-asian="Times New Roman1" style:font-size-asian="16pt" style:language-asian="fr" style:country-asian="FR" style:font-weight-asian="normal" style:font-name-complex="Arial1" style:font-size-complex="16pt" style:font-weight-complex="normal"/>
    </style:style>
    <style:style style:name="P85" style:family="paragraph" style:parent-style-name="Standard">
      <style:paragraph-properties fo:margin-top="0in" fo:margin-bottom="0in" loext:contextual-spacing="false" fo:line-height="100%" fo:text-align="center" style:justify-single-word="false"/>
      <style:text-properties fo:color="#000000"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P86" style:family="paragraph" style:parent-style-name="Standard">
      <style:paragraph-properties fo:margin-top="0in" fo:margin-bottom="0in" loext:contextual-spacing="false" fo:line-height="100%"/>
      <style:text-properties fo:color="#000000" style:font-name="Arial" fo:font-size="18pt" fo:font-weight="normal" officeooo:rsid="002eb8c9" officeooo:paragraph-rsid="002eb8c9" fo:background-color="transparent" style:font-name-asian="Times New Roman1" style:font-size-asian="18pt" style:language-asian="fr" style:country-asian="FR" style:font-weight-asian="normal" style:font-name-complex="Arial1" style:font-size-complex="18pt" style:font-weight-complex="normal"/>
    </style:style>
    <style:style style:name="P87" style:family="paragraph" style:parent-style-name="Standard">
      <style:paragraph-properties fo:margin-top="0in" fo:margin-bottom="0in" loext:contextual-spacing="false" fo:line-height="100%"/>
      <style:text-properties fo:color="#000000" style:font-name="Arial" fo:font-size="18pt" fo:font-weight="normal" officeooo:rsid="002eb8c9" officeooo:paragraph-rsid="002f25f3" fo:background-color="transparent" style:font-name-asian="Times New Roman1" style:font-size-asian="18pt" style:language-asian="fr" style:country-asian="FR" style:font-weight-asian="normal" style:font-name-complex="Arial1" style:font-size-complex="18pt" style:font-weight-complex="normal"/>
    </style:style>
    <style:style style:name="P88" style:family="paragraph" style:parent-style-name="Standard">
      <style:paragraph-properties fo:margin-top="0in" fo:margin-bottom="0in" loext:contextual-spacing="false" fo:line-height="100%"/>
      <style:text-properties fo:color="#000000" style:font-name="Times New Roman" fo:font-size="12pt" officeooo:rsid="000e0715" officeooo:paragraph-rsid="000e0715" style:font-name-asian="Times New Roman1" style:font-size-asian="12pt" style:language-asian="fr" style:country-asian="FR" style:font-name-complex="Times New Roman1" style:font-size-complex="12pt"/>
    </style:style>
    <style:style style:name="P89" style:family="paragraph" style:parent-style-name="Standard">
      <style:paragraph-properties fo:margin-top="0in" fo:margin-bottom="0in" loext:contextual-spacing="false" fo:line-height="100%"/>
      <style:text-properties fo:color="#000000" style:font-name="Times New Roman" fo:font-size="12pt" style:font-name-asian="Times New Roman1" style:font-size-asian="12pt" style:language-asian="fr" style:country-asian="FR" style:font-name-complex="Times New Roman1" style:font-size-complex="12pt"/>
    </style:style>
    <style:style style:name="P90" style:family="paragraph" style:parent-style-name="Standard">
      <style:paragraph-properties fo:margin-top="0in" fo:margin-bottom="0in" loext:contextual-spacing="false" fo:line-height="100%"/>
      <style:text-properties fo:color="#000000" style:font-name="Trebuchet MS" fo:font-size="12pt" fo:font-weight="bold" officeooo:rsid="002eb8c9" officeooo:paragraph-rsid="002eb8c9" fo:background-color="#fff2cc" style:font-name-asian="Times New Roman1" style:font-size-asian="12pt" style:language-asian="fr" style:country-asian="FR" style:font-weight-asian="bold" style:font-name-complex="Times New Roman1" style:font-size-complex="12pt" style:font-weight-complex="bold"/>
    </style:style>
    <style:style style:name="P91" style:family="paragraph" style:parent-style-name="Standard">
      <style:paragraph-properties fo:margin-top="0in" fo:margin-bottom="0in" loext:contextual-spacing="false" fo:line-height="100%"/>
      <style:text-properties fo:color="#000000" style:font-name="Trebuchet MS" fo:font-size="12pt" fo:font-weight="bold" fo:background-color="#fff2cc" style:font-name-asian="Times New Roman1" style:font-size-asian="12pt" style:language-asian="fr" style:country-asian="FR" style:font-weight-asian="bold" style:font-name-complex="Times New Roman1" style:font-size-complex="12pt" style:font-weight-complex="bold"/>
    </style:style>
    <style:style style:name="P92" style:family="paragraph" style:parent-style-name="Standard">
      <style:paragraph-properties fo:margin-top="0in" fo:margin-bottom="0in" loext:contextual-spacing="false" fo:line-height="100%"/>
      <style:text-properties fo:color="#000000" style:font-name="Trebuchet MS" fo:font-size="18pt" fo:font-weight="bold" officeooo:rsid="002eb8c9" officeooo:paragraph-rsid="002eb8c9" fo:background-color="#fff2cc" style:font-name-asian="Times New Roman1" style:font-size-asian="18pt" style:language-asian="fr" style:country-asian="FR" style:font-weight-asian="bold" style:font-name-complex="Times New Roman1" style:font-size-complex="18pt" style:font-weight-complex="bold"/>
    </style:style>
    <style:style style:name="P93" style:family="paragraph" style:parent-style-name="Standard">
      <style:paragraph-properties fo:margin-top="0in" fo:margin-bottom="0in" loext:contextual-spacing="false" fo:line-height="100%"/>
      <style:text-properties fo:color="#000000" style:font-name="Trebuchet MS" fo:font-size="18pt" fo:font-weight="normal" officeooo:rsid="002eb8c9" officeooo:paragraph-rsid="002eb8c9" fo:background-color="#fff2cc" style:font-name-asian="Times New Roman1" style:font-size-asian="18pt" style:language-asian="fr" style:country-asian="FR" style:font-weight-asian="normal" style:font-name-complex="Times New Roman1" style:font-size-complex="18pt" style:font-weight-complex="normal"/>
    </style:style>
    <style:style style:name="P94" style:family="paragraph" style:parent-style-name="Standard">
      <style:paragraph-properties fo:margin-top="0in" fo:margin-bottom="0in" loext:contextual-spacing="false" fo:line-height="100%"/>
      <style:text-properties fo:color="#000000" style:font-name="Trebuchet MS" fo:font-size="18pt" fo:font-weight="normal" officeooo:rsid="002f25cb" officeooo:paragraph-rsid="002f25cb" fo:background-color="#fff2cc" style:font-name-asian="Times New Roman1" style:font-size-asian="18pt" style:language-asian="fr" style:country-asian="FR" style:font-weight-asian="normal" style:font-name-complex="Times New Roman1" style:font-size-complex="18pt" style:font-weight-complex="normal"/>
    </style:style>
    <style:style style:name="P95" style:family="paragraph" style:parent-style-name="Standard">
      <style:paragraph-properties fo:margin-top="0in" fo:margin-bottom="0in" loext:contextual-spacing="false" fo:line-height="100%"/>
      <style:text-properties fo:color="#303030" style:font-name="Arial" fo:font-size="15pt" style:font-name-asian="Times New Roman1" style:font-size-asian="15pt" style:language-asian="fr" style:country-asian="FR" style:font-name-complex="Arial1" style:font-size-complex="15pt"/>
    </style:style>
    <style:style style:name="P96" style:family="paragraph" style:parent-style-name="Standard">
      <style:paragraph-properties fo:margin-top="0in" fo:margin-bottom="0in" loext:contextual-spacing="false" fo:line-height="100%"/>
      <style:text-properties fo:color="#303030" style:font-name="Arial" fo:font-size="15pt" officeooo:rsid="000e39e5" officeooo:paragraph-rsid="000e39e5" style:font-name-asian="Times New Roman1" style:font-size-asian="15pt" style:language-asian="fr" style:country-asian="FR" style:font-name-complex="Arial1" style:font-size-complex="15pt"/>
    </style:style>
    <style:style style:name="P97" style:family="paragraph" style:parent-style-name="Standard">
      <style:paragraph-properties fo:margin-top="0in" fo:margin-bottom="0in" loext:contextual-spacing="false" fo:line-height="100%"/>
      <style:text-properties fo:color="#303030" style:font-name="Arial" fo:font-size="15pt" officeooo:rsid="000e93ba" officeooo:paragraph-rsid="000e93ba" style:font-name-asian="Times New Roman1" style:font-size-asian="15pt" style:language-asian="fr" style:country-asian="FR" style:font-name-complex="Arial1" style:font-size-complex="15pt"/>
    </style:style>
    <style:style style:name="P98" style:family="paragraph" style:parent-style-name="Standard">
      <style:paragraph-properties fo:margin-top="0in" fo:margin-bottom="0in" loext:contextual-spacing="false" fo:line-height="100%"/>
      <style:text-properties fo:color="#303030" style:font-name="Arial" fo:font-size="15pt" officeooo:rsid="00152146" officeooo:paragraph-rsid="00152146" style:font-name-asian="Times New Roman1" style:font-size-asian="15pt" style:language-asian="fr" style:country-asian="FR" style:font-name-complex="Arial1" style:font-size-complex="15pt"/>
    </style:style>
    <style:style style:name="P99" style:family="paragraph" style:parent-style-name="Standard">
      <style:paragraph-properties fo:margin-top="0in" fo:margin-bottom="0in" loext:contextual-spacing="false" fo:line-height="100%"/>
      <style:text-properties fo:color="#303030" style:font-name="Arial" fo:font-size="15pt" officeooo:rsid="001704ee" officeooo:paragraph-rsid="001704ee" style:font-name-asian="Times New Roman1" style:font-size-asian="15pt" style:language-asian="fr" style:country-asian="FR" style:font-name-complex="Arial1" style:font-size-complex="15pt"/>
    </style:style>
    <style:style style:name="P100" style:family="paragraph" style:parent-style-name="Standard">
      <style:paragraph-properties fo:margin-top="0in" fo:margin-bottom="0in" loext:contextual-spacing="false" fo:line-height="100%"/>
      <style:text-properties fo:color="#303030" style:font-name="Arial" fo:font-size="15pt" officeooo:rsid="0017e0bb" officeooo:paragraph-rsid="0017e0bb" style:font-name-asian="Times New Roman1" style:font-size-asian="15pt" style:language-asian="fr" style:country-asian="FR" style:font-name-complex="Arial1" style:font-size-complex="15pt"/>
    </style:style>
    <style:style style:name="P101" style:family="paragraph" style:parent-style-name="Standard">
      <style:paragraph-properties fo:margin-top="0in" fo:margin-bottom="0in" loext:contextual-spacing="false" fo:line-height="100%"/>
      <style:text-properties fo:color="#303030" style:font-name="Arial" fo:font-size="15pt" fo:font-weight="bold" officeooo:rsid="000e39e5" officeooo:paragraph-rsid="000e39e5" style:font-name-asian="Times New Roman1" style:font-size-asian="15pt" style:language-asian="fr" style:country-asian="FR" style:font-weight-asian="bold" style:font-name-complex="Arial1" style:font-size-complex="15pt" style:font-weight-complex="bold"/>
    </style:style>
    <style:style style:name="P102" style:family="paragraph" style:parent-style-name="Standard">
      <style:paragraph-properties fo:margin-top="0in" fo:margin-bottom="0in" loext:contextual-spacing="false" fo:line-height="100%"/>
      <style:text-properties fo:color="#303030" style:font-name="Arial" fo:font-size="15pt" fo:font-weight="bold" officeooo:rsid="000e93ba" officeooo:paragraph-rsid="000e93ba" style:font-name-asian="Times New Roman1" style:font-size-asian="15pt" style:language-asian="fr" style:country-asian="FR" style:font-weight-asian="bold" style:font-name-complex="Arial1" style:font-size-complex="15pt" style:font-weight-complex="bold"/>
    </style:style>
    <style:style style:name="P103" style:family="paragraph" style:parent-style-name="Standard">
      <style:paragraph-properties fo:margin-top="0in" fo:margin-bottom="0in" loext:contextual-spacing="false" fo:line-height="100%"/>
      <style:text-properties fo:color="#303030" style:font-name="Arial" fo:font-size="15pt" fo:font-weight="bold" officeooo:rsid="00152146" officeooo:paragraph-rsid="00152146" style:font-name-asian="Times New Roman1" style:font-size-asian="15pt" style:language-asian="fr" style:country-asian="FR" style:font-weight-asian="bold" style:font-name-complex="Arial1" style:font-size-complex="15pt" style:font-weight-complex="bold"/>
    </style:style>
    <style:style style:name="P104" style:family="paragraph" style:parent-style-name="Standard">
      <style:paragraph-properties fo:margin-top="0in" fo:margin-bottom="0in" loext:contextual-spacing="false" fo:line-height="100%"/>
      <style:text-properties fo:color="#303030" style:font-name="Arial" fo:font-size="15pt" fo:font-weight="bold" officeooo:rsid="0017e0bb" officeooo:paragraph-rsid="0017e0bb" style:font-name-asian="Times New Roman1" style:font-size-asian="15pt" style:language-asian="fr" style:country-asian="FR" style:font-weight-asian="bold" style:font-name-complex="Arial1" style:font-size-complex="15pt" style:font-weight-complex="bold"/>
    </style:style>
    <style:style style:name="P105" style:family="paragraph" style:parent-style-name="Standard">
      <style:paragraph-properties fo:margin-top="0in" fo:margin-bottom="0in" loext:contextual-spacing="false" fo:line-height="100%"/>
      <style:text-properties fo:color="#303030" style:font-name="Times New Roman" fo:font-size="12pt" officeooo:rsid="000e39e5" officeooo:paragraph-rsid="000e39e5" style:font-name-asian="Times New Roman1" style:font-size-asian="12pt" style:language-asian="fr" style:country-asian="FR" style:font-name-complex="Times New Roman1" style:font-size-complex="12pt"/>
    </style:style>
    <style:style style:name="P106" style:family="paragraph" style:parent-style-name="Standard">
      <style:paragraph-properties fo:margin-top="0in" fo:margin-bottom="0in" loext:contextual-spacing="false" fo:line-height="100%"/>
      <style:text-properties fo:color="#303030" style:font-name="Times New Roman" fo:font-size="12pt" style:font-name-asian="Times New Roman1" style:font-size-asian="12pt" style:language-asian="fr" style:country-asian="FR" style:font-name-complex="Times New Roman1" style:font-size-complex="12pt"/>
    </style:style>
    <style:style style:name="P107" style:family="paragraph" style:parent-style-name="Standard">
      <style:paragraph-properties fo:margin-top="0in" fo:margin-bottom="0in" loext:contextual-spacing="false" fo:line-height="100%"/>
      <style:text-properties fo:color="#303030" style:font-name="Times New Roman" fo:font-size="12pt" officeooo:rsid="00152146" officeooo:paragraph-rsid="00152146" style:font-name-asian="Times New Roman1" style:font-size-asian="12pt" style:language-asian="fr" style:country-asian="FR" style:font-name-complex="Times New Roman1" style:font-size-complex="12pt"/>
    </style:style>
    <style:style style:name="P108" style:family="paragraph" style:parent-style-name="Standard">
      <style:paragraph-properties fo:margin-top="0in" fo:margin-bottom="0in" loext:contextual-spacing="false" fo:line-height="100%"/>
      <style:text-properties fo:color="#444455" style:font-name="Arial" fo:font-size="14pt" fo:font-weight="bold" fo:background-color="#ffffff" style:font-name-asian="Times New Roman1" style:font-size-asian="14pt" style:language-asian="fr" style:country-asian="FR" style:font-weight-asian="bold" style:font-name-complex="Arial1" style:font-size-complex="14pt" style:font-weight-complex="bold"/>
    </style:style>
    <style:style style:name="P109" style:family="paragraph" style:parent-style-name="Standard">
      <style:paragraph-properties fo:margin-top="0in" fo:margin-bottom="0in" loext:contextual-spacing="false" fo:line-height="100%"/>
      <style:text-properties fo:color="#444455" style:font-name="Arial" fo:font-size="14pt" fo:font-weight="bold" officeooo:rsid="00442f8d" officeooo:paragraph-rsid="00442f8d" fo:background-color="#ffffff" style:font-name-asian="Times New Roman1" style:font-size-asian="14pt" style:language-asian="fr" style:country-asian="FR" style:font-weight-asian="bold" style:font-name-complex="Arial1" style:font-size-complex="14pt" style:font-weight-complex="bold"/>
    </style:style>
    <style:style style:name="P110" style:family="paragraph" style:parent-style-name="Standard">
      <style:paragraph-properties fo:margin-top="0in" fo:margin-bottom="0in" loext:contextual-spacing="false" fo:line-height="100%"/>
      <style:text-properties fo:color="#444455" style:font-name="Arial" fo:font-size="14pt" fo:font-weight="bold" officeooo:rsid="00472ab2" officeooo:paragraph-rsid="00472ab2" fo:background-color="#ffffff" style:font-name-asian="Times New Roman1" style:font-size-asian="14pt" style:language-asian="fr" style:country-asian="FR" style:font-weight-asian="bold" style:font-name-complex="Arial1" style:font-size-complex="14pt" style:font-weight-complex="bold"/>
    </style:style>
    <style:style style:name="P111" style:family="paragraph" style:parent-style-name="Standard">
      <style:paragraph-properties fo:margin-top="0in" fo:margin-bottom="0in" loext:contextual-spacing="false" fo:line-height="100%"/>
      <style:text-properties fo:color="#444455" style:font-name="Arial" fo:font-size="14pt" fo:font-weight="bold" officeooo:rsid="00478bad" officeooo:paragraph-rsid="00478bad" fo:background-color="#ffffff" style:font-name-asian="Times New Roman1" style:font-size-asian="14pt" style:language-asian="fr" style:country-asian="FR" style:font-weight-asian="bold" style:font-name-complex="Arial1" style:font-size-complex="14pt" style:font-weight-complex="bold"/>
    </style:style>
    <style:style style:name="P112" style:family="paragraph" style:parent-style-name="Standard">
      <style:paragraph-properties fo:margin-top="0in" fo:margin-bottom="0in" loext:contextual-spacing="false" fo:line-height="100%"/>
      <style:text-properties fo:color="#444455" style:font-name="Arial" fo:font-size="14pt" fo:font-weight="bold" officeooo:rsid="00512070" officeooo:paragraph-rsid="00512070" fo:background-color="#ffffff" style:font-name-asian="Times New Roman1" style:font-size-asian="14pt" style:language-asian="fr" style:country-asian="FR" style:font-weight-asian="bold" style:font-name-complex="Arial1" style:font-size-complex="14pt" style:font-weight-complex="bold"/>
    </style:style>
    <style:style style:name="P113" style:family="paragraph" style:parent-style-name="Standard">
      <style:paragraph-properties fo:margin-top="0in" fo:margin-bottom="0in" loext:contextual-spacing="false" fo:line-height="100%"/>
      <style:text-properties fo:color="#444455" style:font-name="Arial" fo:font-size="14pt" fo:font-weight="bold" officeooo:paragraph-rsid="00512070" fo:background-color="#ffffff"/>
    </style:style>
    <style:style style:name="P114" style:family="paragraph" style:parent-style-name="Standard">
      <style:paragraph-properties fo:margin-top="0in" fo:margin-bottom="0in" loext:contextual-spacing="false" fo:line-height="100%"/>
      <style:text-properties fo:color="#444455" style:font-name="Arial" fo:font-size="14pt" fo:background-color="#ffffff" style:font-name-asian="Times New Roman1" style:font-size-asian="14pt" style:language-asian="fr" style:country-asian="FR" style:font-name-complex="Arial1" style:font-size-complex="14pt"/>
    </style:style>
    <style:style style:name="P115" style:family="paragraph" style:parent-style-name="Standard">
      <style:paragraph-properties fo:margin-top="0in" fo:margin-bottom="0in" loext:contextual-spacing="false" fo:line-height="100%"/>
      <style:text-properties fo:color="#444455" style:font-name="Arial" fo:font-size="14pt" officeooo:rsid="00442f8d" officeooo:paragraph-rsid="00442f8d" fo:background-color="#ffffff" style:font-name-asian="Times New Roman1" style:font-size-asian="14pt" style:language-asian="fr" style:country-asian="FR" style:font-name-complex="Arial1" style:font-size-complex="14pt"/>
    </style:style>
    <style:style style:name="P116" style:family="paragraph" style:parent-style-name="Standard">
      <style:paragraph-properties fo:margin-top="0in" fo:margin-bottom="0in" loext:contextual-spacing="false" fo:line-height="100%"/>
      <style:text-properties fo:color="#444455" style:font-name="Arial" fo:font-size="14pt" officeooo:rsid="00442f8d" officeooo:paragraph-rsid="004436d5" fo:background-color="#ffffff" style:font-name-asian="Times New Roman1" style:font-size-asian="14pt" style:language-asian="fr" style:country-asian="FR" style:font-name-complex="Arial1" style:font-size-complex="14pt"/>
    </style:style>
    <style:style style:name="P117" style:family="paragraph" style:parent-style-name="Standard">
      <style:paragraph-properties fo:margin-top="0in" fo:margin-bottom="0in" loext:contextual-spacing="false" fo:line-height="100%"/>
      <style:text-properties fo:color="#444455" style:font-name="Arial" fo:font-size="14pt" officeooo:rsid="004436d5" officeooo:paragraph-rsid="004436d5" fo:background-color="#ffffff" style:font-name-asian="Times New Roman1" style:font-size-asian="14pt" style:language-asian="fr" style:country-asian="FR" style:font-name-complex="Arial1" style:font-size-complex="14pt"/>
    </style:style>
    <style:style style:name="P118" style:family="paragraph" style:parent-style-name="Standard">
      <style:paragraph-properties fo:margin-top="0in" fo:margin-bottom="0in" loext:contextual-spacing="false" fo:line-height="100%"/>
      <style:text-properties fo:color="#444455" style:font-name="Arial" fo:font-size="14pt" officeooo:rsid="0045b08e" officeooo:paragraph-rsid="0045b08e" fo:background-color="#ffffff" style:font-name-asian="Times New Roman1" style:font-size-asian="14pt" style:language-asian="fr" style:country-asian="FR" style:font-name-complex="Arial1" style:font-size-complex="14pt"/>
    </style:style>
    <style:style style:name="P119" style:family="paragraph" style:parent-style-name="Standard">
      <style:paragraph-properties fo:margin-top="0in" fo:margin-bottom="0in" loext:contextual-spacing="false" fo:line-height="100%"/>
      <style:text-properties fo:color="#444455" style:font-name="Arial" fo:font-size="14pt" officeooo:rsid="00472ab2" officeooo:paragraph-rsid="00472ab2" fo:background-color="#ffffff" style:font-name-asian="Times New Roman1" style:font-size-asian="14pt" style:language-asian="fr" style:country-asian="FR" style:font-name-complex="Arial1" style:font-size-complex="14pt"/>
    </style:style>
    <style:style style:name="P120" style:family="paragraph" style:parent-style-name="Standard">
      <style:paragraph-properties fo:margin-top="0in" fo:margin-bottom="0in" loext:contextual-spacing="false" fo:line-height="100%"/>
      <style:text-properties fo:color="#444455" style:font-name="Arial" fo:font-size="14pt" officeooo:rsid="00478bad" officeooo:paragraph-rsid="00478bad" fo:background-color="#ffffff" style:font-name-asian="Times New Roman1" style:font-size-asian="14pt" style:language-asian="fr" style:country-asian="FR" style:font-name-complex="Arial1" style:font-size-complex="14pt"/>
    </style:style>
    <style:style style:name="P121" style:family="paragraph" style:parent-style-name="Standard">
      <style:paragraph-properties fo:margin-top="0in" fo:margin-bottom="0in" loext:contextual-spacing="false" fo:line-height="100%"/>
      <style:text-properties officeooo:rsid="0028be0a" officeooo:paragraph-rsid="0028be0a"/>
    </style:style>
    <style:style style:name="P122" style:family="paragraph" style:parent-style-name="Standard">
      <style:paragraph-properties fo:margin-top="0in" fo:margin-bottom="0in" loext:contextual-spacing="false" fo:line-height="100%"/>
      <style:text-properties fo:font-size="18pt" fo:font-weight="normal" officeooo:rsid="002eb8c9" officeooo:paragraph-rsid="002eb8c9" style:font-size-asian="18pt" style:font-weight-asian="normal" style:font-size-complex="18pt" style:font-weight-complex="normal"/>
    </style:style>
    <style:style style:name="P123" style:family="paragraph" style:parent-style-name="Standard">
      <style:paragraph-properties fo:margin-top="0in" fo:margin-bottom="0in" loext:contextual-spacing="false" fo:line-height="100%"/>
      <style:text-properties fo:font-size="18pt" fo:font-weight="normal" officeooo:rsid="002eb8c9" officeooo:paragraph-rsid="002f25f3" style:font-size-asian="18pt" style:font-weight-asian="normal" style:font-size-complex="18pt" style:font-weight-complex="normal"/>
    </style:style>
    <style:style style:name="P124" style:family="paragraph" style:parent-style-name="Standard">
      <style:paragraph-properties fo:margin-top="0in" fo:margin-bottom="0in" loext:contextual-spacing="false" fo:line-height="100%"/>
      <style:text-properties fo:font-size="18pt" fo:font-weight="normal" officeooo:rsid="002f25cb" officeooo:paragraph-rsid="002f25cb" style:font-size-asian="18pt" style:font-weight-asian="normal" style:font-size-complex="18pt" style:font-weight-complex="normal"/>
    </style:style>
    <style:style style:name="P125" style:family="paragraph" style:parent-style-name="Standard">
      <style:paragraph-properties fo:margin-top="0in" fo:margin-bottom="0in" loext:contextual-spacing="false" fo:line-height="100%"/>
      <style:text-properties fo:font-size="18pt" fo:font-weight="bold" officeooo:rsid="002eb8c9" officeooo:paragraph-rsid="002eb8c9" style:font-size-asian="18pt" style:font-weight-asian="bold" style:font-size-complex="18pt" style:font-weight-complex="bold"/>
    </style:style>
    <style:style style:name="P126" style:family="paragraph" style:parent-style-name="Standard">
      <style:paragraph-properties fo:margin-top="0in" fo:margin-bottom="0in" loext:contextual-spacing="false" fo:line-height="100%"/>
      <style:text-properties fo:color="#ffff00"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P127" style:family="paragraph" style:parent-style-name="Standard">
      <style:paragraph-properties fo:margin-top="0in" fo:margin-bottom="0in" loext:contextual-spacing="false" fo:line-height="100%"/>
      <style:text-properties officeooo:rsid="00432854" officeooo:paragraph-rsid="00432854"/>
    </style:style>
    <style:style style:name="P128" style:family="paragraph" style:parent-style-name="Standard">
      <style:paragraph-properties fo:margin-top="0in" fo:margin-bottom="0in" loext:contextual-spacing="false" fo:line-height="100%"/>
      <style:text-properties officeooo:rsid="004b1c4c" officeooo:paragraph-rsid="004b1c4c"/>
    </style:style>
    <style:style style:name="P129" style:family="paragraph" style:parent-style-name="Standard">
      <style:paragraph-properties fo:margin-top="0in" fo:margin-bottom="0in" loext:contextual-spacing="false" fo:line-height="100%"/>
      <style:text-properties fo:color="#d62e4e"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P130" style:family="paragraph" style:parent-style-name="Normal_20__28_Web_29_">
      <style:paragraph-properties fo:margin-top="0.028in" fo:margin-bottom="0.028in" loext:contextual-spacing="false"/>
    </style:style>
    <style:style style:name="P131" style:family="paragraph" style:parent-style-name="Normal_20__28_Web_29_">
      <style:paragraph-properties fo:margin-top="0.028in" fo:margin-bottom="0.028in" loext:contextual-spacing="false"/>
      <style:text-properties officeooo:rsid="000c4114" officeooo:paragraph-rsid="000c4114"/>
    </style:style>
    <style:style style:name="P132" style:family="paragraph" style:parent-style-name="Normal_20__28_Web_29_">
      <style:paragraph-properties fo:margin-top="0.028in" fo:margin-bottom="0.028in" loext:contextual-spacing="false"/>
      <style:text-properties fo:color="#000000" style:font-name="Arial" fo:font-size="14pt" fo:background-color="#ffffff" style:font-size-asian="14pt" style:font-name-complex="Arial1" style:font-size-complex="14pt"/>
    </style:style>
    <style:style style:name="P133" style:family="paragraph" style:parent-style-name="Normal_20__28_Web_29_">
      <style:paragraph-properties fo:margin-top="0.028in" fo:margin-bottom="0.028in" loext:contextual-spacing="false"/>
      <style:text-properties fo:color="#000000" style:font-name="Arial" fo:font-size="14pt" officeooo:rsid="000a77b4" officeooo:paragraph-rsid="000a77b4" fo:background-color="#ffffff" style:font-size-asian="14pt" style:font-name-complex="Arial1" style:font-size-complex="14pt"/>
    </style:style>
    <style:style style:name="P134" style:family="paragraph" style:parent-style-name="Normal_20__28_Web_29_">
      <style:paragraph-properties fo:margin-top="0.028in" fo:margin-bottom="0.028in" loext:contextual-spacing="false"/>
      <style:text-properties fo:color="#000000" style:font-name="Arial" fo:font-size="14pt" officeooo:rsid="000c4114" officeooo:paragraph-rsid="000c4114" fo:background-color="#ffffff" style:font-size-asian="14pt" style:font-name-complex="Arial1" style:font-size-complex="14pt"/>
    </style:style>
    <style:style style:name="P135" style:family="paragraph" style:parent-style-name="Normal_20__28_Web_29_">
      <style:paragraph-properties fo:margin-top="0.028in" fo:margin-bottom="0.028in" loext:contextual-spacing="false"/>
      <style:text-properties fo:color="#000000" style:font-name="Arial" fo:font-size="14pt" officeooo:rsid="004eb013" officeooo:paragraph-rsid="004eb013" fo:background-color="#ffffff" style:font-size-asian="14pt" style:font-name-complex="Arial1" style:font-size-complex="14pt"/>
    </style:style>
    <style:style style:name="P136" style:family="paragraph" style:parent-style-name="Normal_20__28_Web_29_">
      <style:paragraph-properties fo:margin-top="0.028in" fo:margin-bottom="0.028in" loext:contextual-spacing="false"/>
      <style:text-properties fo:color="#000000" style:font-name="Arial" fo:font-size="14pt" style:font-size-asian="14pt" style:font-name-complex="Arial1" style:font-size-complex="14pt"/>
    </style:style>
    <style:style style:name="P137" style:family="paragraph" style:parent-style-name="Normal_20__28_Web_29_">
      <style:paragraph-properties fo:margin-top="0.028in" fo:margin-bottom="0.028in" loext:contextual-spacing="false"/>
      <style:text-properties fo:color="#000000" style:font-name="Arial" fo:font-size="14pt" officeooo:rsid="000a9233" officeooo:paragraph-rsid="000a9233" style:font-size-asian="14pt" style:font-name-complex="Arial1" style:font-size-complex="14pt"/>
    </style:style>
    <style:style style:name="P138" style:family="paragraph" style:parent-style-name="Normal_20__28_Web_29_">
      <style:paragraph-properties fo:margin-top="0.028in" fo:margin-bottom="0.028in" loext:contextual-spacing="false"/>
      <style:text-properties fo:color="#000000" style:font-name="Arial" fo:font-size="14pt" officeooo:rsid="000aef77" officeooo:paragraph-rsid="000aef77" style:font-size-asian="14pt" style:font-name-complex="Arial1" style:font-size-complex="14pt"/>
    </style:style>
    <style:style style:name="P139" style:family="paragraph" style:parent-style-name="Normal_20__28_Web_29_">
      <style:paragraph-properties fo:margin-top="0.028in" fo:margin-bottom="0.028in" loext:contextual-spacing="false"/>
      <style:text-properties fo:color="#000000" style:font-name="Arial" fo:font-size="14pt" fo:font-weight="bold" officeooo:rsid="000a9233" officeooo:paragraph-rsid="000a9233" style:font-size-asian="14pt" style:font-weight-asian="bold" style:font-name-complex="Arial1" style:font-size-complex="14pt" style:font-weight-complex="bold"/>
    </style:style>
    <style:style style:name="P140" style:family="paragraph" style:parent-style-name="Normal_20__28_Web_29_">
      <style:paragraph-properties fo:margin-top="0.028in" fo:margin-bottom="0.028in" loext:contextual-spacing="false"/>
      <style:text-properties fo:color="#000000" style:font-name="Arial" fo:font-size="14pt" fo:font-weight="bold" officeooo:rsid="000aef77" officeooo:paragraph-rsid="000aef77" style:font-size-asian="14pt" style:font-weight-asian="bold" style:font-name-complex="Arial1" style:font-size-complex="14pt" style:font-weight-complex="bold"/>
    </style:style>
    <style:style style:name="P141" style:family="paragraph" style:parent-style-name="Normal_20__28_Web_29_">
      <style:paragraph-properties fo:margin-top="0.028in" fo:margin-bottom="0.028in" loext:contextual-spacing="false"/>
      <style:text-properties fo:color="#000000" style:font-name="Arial" fo:font-size="14pt" fo:font-weight="bold" officeooo:rsid="000c4114" officeooo:paragraph-rsid="000c4114" fo:background-color="#ffffff" style:font-size-asian="14pt" style:font-weight-asian="bold" style:font-name-complex="Arial1" style:font-size-complex="14pt" style:font-weight-complex="bold"/>
    </style:style>
    <style:style style:name="P142" style:family="paragraph" style:parent-style-name="Normal_20__28_Web_29_">
      <style:paragraph-properties fo:margin-top="0.028in" fo:margin-bottom="0.028in" loext:contextual-spacing="false"/>
      <style:text-properties fo:color="#000000" style:font-name="Arial" fo:font-size="16pt" officeooo:rsid="004eb013" officeooo:paragraph-rsid="004eb013" fo:background-color="transparent" style:font-name-asian="Times New Roman1" style:font-size-asian="16pt" style:language-asian="fr" style:country-asian="FR" style:font-name-complex="Arial1" style:font-size-complex="16pt"/>
    </style:style>
    <style:style style:name="P143" style:family="paragraph" style:parent-style-name="Standard">
      <style:paragraph-properties fo:margin-top="0.028in" fo:margin-bottom="0.028in" loext:contextual-spacing="false" fo:line-height="100%"/>
      <style:text-properties officeooo:paragraph-rsid="00375b8b"/>
    </style:style>
    <style:style style:name="P144" style:family="paragraph" style:parent-style-name="Standard">
      <style:paragraph-properties fo:margin-top="0.028in" fo:margin-bottom="0.028in" loext:contextual-spacing="false" fo:line-height="100%" fo:text-align="justify" style:justify-single-word="false"/>
      <style:text-properties officeooo:paragraph-rsid="0049577a"/>
    </style:style>
    <style:style style:name="P145" style:family="paragraph" style:parent-style-name="Standard">
      <style:paragraph-properties fo:margin-top="0.028in" fo:margin-bottom="0.028in" loext:contextual-spacing="false" fo:line-height="100%"/>
      <style:text-properties fo:color="#000000" style:font-name="Arial" fo:font-size="14pt" style:font-name-asian="Times New Roman1" style:font-size-asian="14pt" style:language-asian="fr" style:country-asian="FR" style:font-name-complex="Arial1" style:font-size-complex="14pt"/>
    </style:style>
    <style:style style:name="P146" style:family="paragraph" style:parent-style-name="Standard">
      <style:paragraph-properties fo:margin-top="0.028in" fo:margin-bottom="0.028in" loext:contextual-spacing="false" fo:line-height="100%" fo:text-align="justify" style:justify-single-word="false"/>
      <style:text-properties fo:color="#000000" style:font-name="Arial" fo:font-size="14pt" style:font-name-asian="Times New Roman1" style:font-size-asian="14pt" style:language-asian="fr" style:country-asian="FR" style:font-name-complex="Arial1" style:font-size-complex="14pt"/>
    </style:style>
    <style:style style:name="P147" style:family="paragraph" style:parent-style-name="Standard">
      <style:paragraph-properties fo:margin-top="0.028in" fo:margin-bottom="0.028in" loext:contextual-spacing="false" fo:line-height="100%" fo:text-align="justify" style:justify-single-word="false"/>
      <style:text-properties fo:color="#000000" style:font-name="Arial" fo:font-size="14pt" fo:background-color="#ffe599" style:font-name-asian="Times New Roman1" style:font-size-asian="14pt" style:language-asian="fr" style:country-asian="FR" style:font-name-complex="Arial1" style:font-size-complex="14pt"/>
    </style:style>
    <style:style style:name="P148" style:family="paragraph" style:parent-style-name="Standard">
      <style:paragraph-properties fo:margin-top="0.028in" fo:margin-bottom="0.028in" loext:contextual-spacing="false" fo:line-height="100%"/>
      <style:text-properties fo:color="#000000" style:font-name="Arial" fo:font-size="14pt" fo:background-color="#fff2cc" style:font-name-asian="Times New Roman1" style:font-size-asian="14pt" style:language-asian="fr" style:country-asian="FR" style:font-name-complex="Arial1" style:font-size-complex="14pt"/>
    </style:style>
    <style:style style:name="P149" style:family="paragraph" style:parent-style-name="Standard">
      <style:paragraph-properties fo:margin-top="0.028in" fo:margin-bottom="0.028in" loext:contextual-spacing="false" fo:line-height="100%"/>
      <style:text-properties fo:color="#000000" style:font-name="Arial" fo:font-size="14pt" fo:background-color="#ffffff" style:font-name-asian="Times New Roman1" style:font-size-asian="14pt" style:language-asian="fr" style:country-asian="FR" style:font-name-complex="Arial1" style:font-size-complex="14pt"/>
    </style:style>
    <style:style style:name="P150" style:family="paragraph" style:parent-style-name="Standard">
      <style:paragraph-properties fo:margin-top="0.028in" fo:margin-bottom="0.028in" loext:contextual-spacing="false" fo:line-height="100%" fo:text-align="justify" style:justify-single-word="false"/>
      <style:text-properties fo:color="#000000" style:font-name="Arial" fo:font-size="14pt" fo:background-color="#ffffff" style:font-name-asian="Times New Roman1" style:font-size-asian="14pt" style:language-asian="fr" style:country-asian="FR" style:font-name-complex="Arial1" style:font-size-complex="14pt"/>
    </style:style>
    <style:style style:name="P151"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paragraph-rsid="004b1c4c" fo:background-color="#ffffff" style:font-name-asian="Times New Roman1" style:font-size-asian="14pt" style:language-asian="fr" style:country-asian="FR" style:font-name-complex="Arial1" style:font-size-complex="14pt"/>
    </style:style>
    <style:style style:name="P152" style:family="paragraph" style:parent-style-name="Standard">
      <style:paragraph-properties fo:margin-top="0.028in" fo:margin-bottom="0.028in" loext:contextual-spacing="false" fo:line-height="100%"/>
      <style:text-properties fo:color="#000000" style:font-name="Arial" fo:font-size="14pt" officeooo:rsid="0034a4cf" officeooo:paragraph-rsid="0034a4cf" fo:background-color="#ffffff" style:font-name-asian="Times New Roman1" style:font-size-asian="14pt" style:language-asian="fr" style:country-asian="FR" style:font-name-complex="Arial1" style:font-size-complex="14pt"/>
    </style:style>
    <style:style style:name="P153" style:family="paragraph" style:parent-style-name="Standard">
      <style:paragraph-properties fo:margin-top="0.028in" fo:margin-bottom="0.028in" loext:contextual-spacing="false" fo:line-height="100%"/>
      <style:text-properties fo:color="#000000" style:font-name="Arial" fo:font-size="14pt" officeooo:rsid="0034a4cf" officeooo:paragraph-rsid="00375b8b" fo:background-color="#ffffff" style:font-name-asian="Times New Roman1" style:font-size-asian="14pt" style:language-asian="fr" style:country-asian="FR" style:font-name-complex="Arial1" style:font-size-complex="14pt"/>
    </style:style>
    <style:style style:name="P154" style:family="paragraph" style:parent-style-name="Standard">
      <style:paragraph-properties fo:margin-top="0.028in" fo:margin-bottom="0.028in" loext:contextual-spacing="false" fo:line-height="100%"/>
      <style:text-properties fo:color="#000000" style:font-name="Arial" fo:font-size="14pt" officeooo:rsid="0038e1bc" officeooo:paragraph-rsid="0038e1bc" fo:background-color="#ffffff" style:font-name-asian="Times New Roman1" style:font-size-asian="14pt" style:language-asian="fr" style:country-asian="FR" style:font-name-complex="Arial1" style:font-size-complex="14pt"/>
    </style:style>
    <style:style style:name="P155" style:family="paragraph" style:parent-style-name="Standard">
      <style:paragraph-properties fo:margin-top="0.028in" fo:margin-bottom="0.028in" loext:contextual-spacing="false" fo:line-height="100%"/>
      <style:text-properties fo:color="#000000" style:font-name="Arial" fo:font-size="14pt" officeooo:rsid="0038e1bc" officeooo:paragraph-rsid="003988ff" fo:background-color="#ffffff" style:font-name-asian="Times New Roman1" style:font-size-asian="14pt" style:language-asian="fr" style:country-asian="FR" style:font-name-complex="Arial1" style:font-size-complex="14pt"/>
    </style:style>
    <style:style style:name="P156"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49577a" officeooo:paragraph-rsid="0049577a" fo:background-color="#ffffff" style:font-name-asian="Times New Roman1" style:font-size-asian="14pt" style:language-asian="fr" style:country-asian="FR" style:font-name-complex="Arial1" style:font-size-complex="14pt"/>
    </style:style>
    <style:style style:name="P157"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4b1c4c" officeooo:paragraph-rsid="004b1c4c" fo:background-color="#ffffff" style:font-name-asian="Times New Roman1" style:font-size-asian="14pt" style:language-asian="fr" style:country-asian="FR" style:font-name-complex="Arial1" style:font-size-complex="14pt"/>
    </style:style>
    <style:style style:name="P158"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58f989" officeooo:paragraph-rsid="0058f989" fo:background-color="#ffffff" style:font-name-asian="Times New Roman1" style:font-size-asian="14pt" style:language-asian="fr" style:country-asian="FR" style:font-name-complex="Arial1" style:font-size-complex="14pt"/>
    </style:style>
    <style:style style:name="P159"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5a37ce" officeooo:paragraph-rsid="005a6e66" fo:background-color="#ffffff" style:font-name-asian="Times New Roman1" style:font-size-asian="14pt" style:language-asian="fr" style:country-asian="FR" style:font-name-complex="Arial1" style:font-size-complex="14pt"/>
    </style:style>
    <style:style style:name="P160"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5a6e66" officeooo:paragraph-rsid="005a6e66" fo:background-color="#ffffff" style:font-name-asian="Times New Roman1" style:font-size-asian="14pt" style:language-asian="fr" style:country-asian="FR" style:font-name-complex="Arial1" style:font-size-complex="14pt"/>
    </style:style>
    <style:style style:name="P161" style:family="paragraph" style:parent-style-name="Standard">
      <style:paragraph-properties fo:margin-top="0.028in" fo:margin-bottom="0.028in" loext:contextual-spacing="false" fo:line-height="100%"/>
      <style:text-properties fo:color="#000000" style:font-name="Arial" fo:font-size="14pt" fo:font-weight="bold" officeooo:rsid="0031ea63" officeooo:paragraph-rsid="0031ea63" fo:background-color="transparent" style:font-name-asian="Times New Roman1" style:font-size-asian="14pt" style:language-asian="fr" style:country-asian="FR" style:font-weight-asian="bold" style:font-name-complex="Arial1" style:font-size-complex="14pt" style:font-weight-complex="bold"/>
    </style:style>
    <style:style style:name="P162" style:family="paragraph" style:parent-style-name="Standard">
      <style:paragraph-properties fo:margin-top="0.028in" fo:margin-bottom="0.028in" loext:contextual-spacing="false" fo:line-height="100%"/>
      <style:text-properties fo:color="#000000" style:font-name="Arial" fo:font-size="14pt" fo:font-weight="bold" officeooo:rsid="0034a4cf" officeooo:paragraph-rsid="0034a4cf" fo:background-color="#ffffff" style:font-name-asian="Times New Roman1" style:font-size-asian="14pt" style:language-asian="fr" style:country-asian="FR" style:font-weight-asian="bold" style:font-name-complex="Arial1" style:font-size-complex="14pt" style:font-weight-complex="bold"/>
    </style:style>
    <style:style style:name="P163" style:family="paragraph" style:parent-style-name="Standard">
      <style:paragraph-properties fo:margin-top="0.028in" fo:margin-bottom="0.028in" loext:contextual-spacing="false" fo:line-height="100%"/>
      <style:text-properties fo:color="#000000" style:font-name="Arial" fo:font-size="14pt" fo:font-weight="bold" officeooo:rsid="0038e1bc" officeooo:paragraph-rsid="0038e1bc" fo:background-color="#ffffff" style:font-name-asian="Times New Roman1" style:font-size-asian="14pt" style:language-asian="fr" style:country-asian="FR" style:font-weight-asian="bold" style:font-name-complex="Arial1" style:font-size-complex="14pt" style:font-weight-complex="bold"/>
    </style:style>
    <style:style style:name="P164" style:family="paragraph" style:parent-style-name="Standard">
      <style:paragraph-properties fo:margin-top="0.028in" fo:margin-bottom="0.028in" loext:contextual-spacing="false" fo:line-height="100%"/>
      <style:text-properties fo:color="#000000" style:font-name="Arial" fo:font-size="14pt" fo:font-weight="bold" officeooo:rsid="003988ff" officeooo:paragraph-rsid="003988ff" fo:background-color="#ffffff" style:font-name-asian="Times New Roman1" style:font-size-asian="14pt" style:language-asian="fr" style:country-asian="FR" style:font-weight-asian="bold" style:font-name-complex="Arial1" style:font-size-complex="14pt" style:font-weight-complex="bold"/>
    </style:style>
    <style:style style:name="P165" style:family="paragraph" style:parent-style-name="Standard">
      <style:paragraph-properties fo:margin-top="0.028in" fo:margin-bottom="0.028in" loext:contextual-spacing="false" fo:line-height="100%" fo:text-align="justify" style:justify-single-word="false"/>
      <style:text-properties fo:color="#000000" style:font-name="Arial" fo:font-size="14pt" fo:font-weight="bold" officeooo:rsid="0049577a" officeooo:paragraph-rsid="0049577a" fo:background-color="#ffffff" style:font-name-asian="Times New Roman1" style:font-size-asian="14pt" style:language-asian="fr" style:country-asian="FR" style:font-weight-asian="bold" style:font-name-complex="Arial1" style:font-size-complex="14pt" style:font-weight-complex="bold"/>
    </style:style>
    <style:style style:name="P166" style:family="paragraph" style:parent-style-name="Standard">
      <style:paragraph-properties fo:margin-top="0.028in" fo:margin-bottom="0.028in" loext:contextual-spacing="false" fo:line-height="100%" fo:text-align="justify" style:justify-single-word="false"/>
      <style:text-properties fo:color="#000000" style:font-name="Arial" fo:font-size="14pt" fo:font-weight="bold" officeooo:rsid="004b1c4c" officeooo:paragraph-rsid="004b1c4c" fo:background-color="#ffffff" style:font-name-asian="Times New Roman1" style:font-size-asian="14pt" style:language-asian="fr" style:country-asian="FR" style:font-weight-asian="bold" style:font-name-complex="Arial1" style:font-size-complex="14pt" style:font-weight-complex="bold"/>
    </style:style>
    <style:style style:name="P167" style:family="paragraph" style:parent-style-name="Standard">
      <style:paragraph-properties fo:margin-top="0.028in" fo:margin-bottom="0.028in" loext:contextual-spacing="false" fo:line-height="100%"/>
      <style:text-properties fo:color="#000000" style:font-name="Arial" fo:font-size="14pt" officeooo:rsid="0031ea63" officeooo:paragraph-rsid="0031ea63" fo:background-color="transparent" style:font-name-asian="Times New Roman1" style:font-size-asian="14pt" style:language-asian="fr" style:country-asian="FR" style:font-name-complex="Arial1" style:font-size-complex="14pt"/>
    </style:style>
    <style:style style:name="P168" style:family="paragraph" style:parent-style-name="Standard">
      <style:paragraph-properties fo:margin-top="0.028in" fo:margin-bottom="0.028in" loext:contextual-spacing="false" fo:line-height="100%"/>
      <style:text-properties fo:color="#000000" style:font-name="Arial" fo:font-size="14pt" officeooo:rsid="0032f085" officeooo:paragraph-rsid="0032f085" fo:background-color="transparent" style:font-name-asian="Times New Roman1" style:font-size-asian="14pt" style:language-asian="fr" style:country-asian="FR" style:font-name-complex="Arial1" style:font-size-complex="14pt"/>
    </style:style>
    <style:style style:name="P169" style:family="paragraph" style:parent-style-name="Standard">
      <style:paragraph-properties fo:margin-top="0.028in" fo:margin-bottom="0.028in" loext:contextual-spacing="false" fo:line-height="100%"/>
      <style:text-properties fo:color="#000000" style:font-name="Arial" fo:font-size="14pt" officeooo:rsid="0032bdea" officeooo:paragraph-rsid="0032bdea" fo:background-color="transparent" style:font-name-asian="Times New Roman1" style:font-size-asian="14pt" style:language-asian="fr" style:country-asian="FR" style:font-name-complex="Arial1" style:font-size-complex="14pt"/>
    </style:style>
    <style:style style:name="P170" style:family="paragraph" style:parent-style-name="Standard">
      <style:paragraph-properties fo:margin-top="0.028in" fo:margin-bottom="0.028in" loext:contextual-spacing="false" fo:line-height="100%"/>
      <style:text-properties fo:color="#000000" style:font-name="Arial" fo:font-size="16pt" officeooo:rsid="0032bdea" officeooo:paragraph-rsid="0032bdea" fo:background-color="transparent" style:font-name-asian="Times New Roman1" style:font-size-asian="16pt" style:language-asian="fr" style:country-asian="FR" style:font-name-complex="Arial1" style:font-size-complex="16pt"/>
    </style:style>
    <style:style style:name="P171" style:family="paragraph" style:parent-style-name="Standard">
      <style:paragraph-properties fo:margin-top="0.028in" fo:margin-bottom="0.028in" loext:contextual-spacing="false" fo:line-height="100%" fo:text-align="justify" style:justify-single-word="false"/>
      <style:text-properties fo:color="#000000" style:font-name="Arial" fo:font-size="16pt" officeooo:rsid="001b9830" officeooo:paragraph-rsid="0049577a" fo:background-color="transparent" style:font-name-asian="Times New Roman1" style:font-size-asian="16pt" style:language-asian="fr" style:country-asian="FR" style:font-name-complex="Arial1" style:font-size-complex="16pt"/>
    </style:style>
    <style:style style:name="P172" style:family="paragraph" style:parent-style-name="Standard">
      <style:paragraph-properties fo:margin-top="0.028in" fo:margin-bottom="0.028in" loext:contextual-spacing="false" fo:line-height="100%"/>
      <style:text-properties fo:color="#000000" style:font-name="Arial" fo:font-size="16pt" fo:font-weight="bold" officeooo:rsid="0032f085" officeooo:paragraph-rsid="0032f085" fo:background-color="transparent" style:font-name-asian="Times New Roman1" style:font-size-asian="16pt" style:language-asian="fr" style:country-asian="FR" style:font-weight-asian="bold" style:font-name-complex="Arial1" style:font-size-complex="16pt" style:font-weight-complex="bold"/>
    </style:style>
    <style:style style:name="P173" style:family="paragraph" style:parent-style-name="Standard">
      <style:paragraph-properties fo:margin-top="0.028in" fo:margin-bottom="0.028in" loext:contextual-spacing="false" fo:line-height="100%" fo:text-align="justify" style:justify-single-word="false"/>
      <style:text-properties fo:color="#000000" style:font-name="Times New Roman" fo:font-size="12pt" officeooo:rsid="0019ddce" officeooo:paragraph-rsid="0019ddce" fo:background-color="#ffe599" style:font-name-asian="Times New Roman1" style:font-size-asian="12pt" style:language-asian="fr" style:country-asian="FR" style:font-name-complex="Times New Roman1" style:font-size-complex="12pt"/>
    </style:style>
    <style:style style:name="P174" style:family="paragraph" style:parent-style-name="Standard">
      <style:paragraph-properties fo:margin-top="0.028in" fo:margin-bottom="0.028in" loext:contextual-spacing="false" fo:line-height="100%" fo:text-align="justify" style:justify-single-word="false"/>
      <style:text-properties fo:color="#000000" style:font-name="Times New Roman" fo:font-size="16pt" fo:font-weight="bold" officeooo:rsid="0019ddce" officeooo:paragraph-rsid="0019ddce" fo:background-color="transparent" style:font-name-asian="Times New Roman1" style:font-size-asian="16pt" style:language-asian="fr" style:country-asian="FR" style:font-weight-asian="bold" style:font-name-complex="Times New Roman1" style:font-size-complex="16pt" style:font-weight-complex="bold"/>
    </style:style>
    <style:style style:name="P175" style:family="paragraph" style:parent-style-name="Standard">
      <style:paragraph-properties fo:margin-top="0.028in" fo:margin-bottom="0.028in" loext:contextual-spacing="false" fo:line-height="100%" fo:text-align="justify" style:justify-single-word="false"/>
      <style:text-properties fo:color="#000000" style:font-name="Times New Roman" fo:font-size="16pt" officeooo:rsid="0019ddce" officeooo:paragraph-rsid="0019ddce" fo:background-color="transparent" style:font-name-asian="Times New Roman1" style:font-size-asian="16pt" style:language-asian="fr" style:country-asian="FR" style:font-name-complex="Times New Roman1" style:font-size-complex="16pt"/>
    </style:style>
    <style:style style:name="P176" style:family="paragraph" style:parent-style-name="Standard">
      <style:paragraph-properties fo:margin-top="0.028in" fo:margin-bottom="0.028in" loext:contextual-spacing="false" fo:line-height="100%" fo:text-align="justify" style:justify-single-word="false"/>
      <style:text-properties fo:color="#000000" style:font-name="Times New Roman" fo:font-size="16pt" officeooo:rsid="001b9830" officeooo:paragraph-rsid="001b9830" fo:background-color="transparent" style:font-name-asian="Times New Roman1" style:font-size-asian="16pt" style:language-asian="fr" style:country-asian="FR" style:font-name-complex="Times New Roman1" style:font-size-complex="16pt"/>
    </style:style>
    <style:style style:name="P177" style:family="paragraph" style:parent-style-name="Standard">
      <style:paragraph-properties fo:margin-top="0.028in" fo:margin-bottom="0.028in" loext:contextual-spacing="false" fo:line-height="100%" fo:text-align="justify" style:justify-single-word="false"/>
      <style:text-properties fo:font-size="16pt" fo:font-weight="bold" officeooo:rsid="004b1c4c" officeooo:paragraph-rsid="004b1c4c" fo:background-color="transparent" style:font-size-asian="16pt" style:font-weight-asian="bold" style:font-size-complex="16pt" style:font-weight-complex="bold"/>
    </style:style>
    <style:style style:name="P178" style:family="paragraph" style:parent-style-name="Standard">
      <style:paragraph-properties fo:margin-top="0in" fo:margin-bottom="0.048in" loext:contextual-spacing="false" fo:line-height="100%" style:vertical-align="baseline"/>
      <style:text-properties officeooo:rsid="001099d7" officeooo:paragraph-rsid="001099d7"/>
    </style:style>
    <style:style style:name="P179" style:family="paragraph" style:parent-style-name="Standard">
      <style:paragraph-properties fo:margin-top="0in" fo:margin-bottom="0.048in" loext:contextual-spacing="false" fo:line-height="100%" style:vertical-align="baseline"/>
      <style:text-properties officeooo:paragraph-rsid="00121be3"/>
    </style:style>
    <style:style style:name="P180" style:family="paragraph" style:parent-style-name="Standard">
      <style:paragraph-properties fo:margin-top="0in" fo:margin-bottom="0.048in" loext:contextual-spacing="false" fo:line-height="100%" style:vertical-align="baseline"/>
      <style:text-properties fo:font-weight="normal" officeooo:rsid="00121be3" officeooo:paragraph-rsid="00121be3" style:font-weight-asian="normal" style:font-weight-complex="normal"/>
    </style:style>
    <style:style style:name="P181" style:family="paragraph" style:parent-style-name="Standard">
      <style:paragraph-properties fo:margin-top="0in" fo:margin-bottom="0.048in" loext:contextual-spacing="false" fo:line-height="100%" style:vertical-align="baseline"/>
      <style:text-properties fo:font-weight="normal" officeooo:rsid="001406ae" officeooo:paragraph-rsid="001406ae" style:font-weight-asian="normal" style:font-weight-complex="normal"/>
    </style:style>
    <style:style style:name="P182" style:family="paragraph" style:parent-style-name="Standard">
      <style:paragraph-properties fo:margin-top="0in" fo:margin-bottom="0.048in" loext:contextual-spacing="false" fo:line-height="100%" style:vertical-align="baseline"/>
      <style:text-properties fo:color="#000000" style:font-name="Arial" fo:font-size="14pt" fo:font-weight="bold" officeooo:rsid="001099d7" officeooo:paragraph-rsid="001099d7" style:font-name-asian="Times New Roman1" style:font-size-asian="14pt" style:language-asian="fr" style:country-asian="FR" style:font-weight-asian="bold" style:font-name-complex="Arial1" style:font-size-complex="14pt" style:font-weight-complex="bold"/>
    </style:style>
    <style:style style:name="P183" style:family="paragraph" style:parent-style-name="Standard">
      <style:paragraph-properties fo:margin-top="0in" fo:margin-bottom="0.048in" loext:contextual-spacing="false" fo:line-height="100%" style:vertical-align="baseline"/>
      <style:text-properties fo:color="#000000" style:font-name="Arial" fo:font-size="14pt" fo:font-weight="bold" officeooo:rsid="00121be3" officeooo:paragraph-rsid="00121be3" style:font-name-asian="Times New Roman1" style:font-size-asian="14pt" style:language-asian="fr" style:country-asian="FR" style:font-weight-asian="bold" style:font-name-complex="Arial1" style:font-size-complex="14pt" style:font-weight-complex="bold"/>
    </style:style>
    <style:style style:name="P184" style:family="paragraph" style:parent-style-name="Standard">
      <style:paragraph-properties fo:margin-top="0in" fo:margin-bottom="0.048in" loext:contextual-spacing="false" fo:line-height="100%" style:vertical-align="baseline"/>
      <style:text-properties fo:color="#000000" style:font-name="Arial" fo:font-size="14pt" fo:font-weight="bold" officeooo:rsid="001406ae" officeooo:paragraph-rsid="001406ae" style:font-name-asian="Times New Roman1" style:font-size-asian="14pt" style:language-asian="fr" style:country-asian="FR" style:font-weight-asian="bold" style:font-name-complex="Arial1" style:font-size-complex="14pt" style:font-weight-complex="bold"/>
    </style:style>
    <style:style style:name="P185" style:family="paragraph" style:parent-style-name="Standard">
      <style:paragraph-properties fo:margin-top="0in" fo:margin-bottom="0.048in" loext:contextual-spacing="false" fo:line-height="100%" style:vertical-align="baseline"/>
      <style:text-properties fo:color="#000000" style:font-name="Arial" fo:font-size="14pt" officeooo:rsid="001099d7" officeooo:paragraph-rsid="001099d7" style:font-name-asian="Times New Roman1" style:font-size-asian="14pt" style:language-asian="fr" style:country-asian="FR" style:font-name-complex="Arial1" style:font-size-complex="14pt"/>
    </style:style>
    <style:style style:name="P186" style:family="paragraph" style:parent-style-name="Standard">
      <style:paragraph-properties fo:margin-top="0in" fo:margin-bottom="0.048in" loext:contextual-spacing="false" fo:line-height="100%" style:vertical-align="baseline"/>
      <style:text-properties fo:color="#000000" style:font-name="Arial" fo:font-size="14pt" officeooo:rsid="00121be3" officeooo:paragraph-rsid="00121be3" style:font-name-asian="Times New Roman1" style:font-size-asian="14pt" style:language-asian="fr" style:country-asian="FR" style:font-name-complex="Arial1" style:font-size-complex="14pt"/>
    </style:style>
    <style:style style:name="P187" style:family="paragraph" style:parent-style-name="Standard">
      <style:paragraph-properties fo:margin-top="0in" fo:margin-bottom="0.048in" loext:contextual-spacing="false" fo:line-height="100%" style:vertical-align="baseline"/>
      <style:text-properties fo:color="#000000" style:font-name="Arial" fo:font-size="14pt" fo:font-weight="normal" officeooo:rsid="00121be3" officeooo:paragraph-rsid="00121be3" style:font-name-asian="Times New Roman1" style:font-size-asian="14pt" style:language-asian="fr" style:country-asian="FR" style:font-weight-asian="normal" style:font-name-complex="Arial1" style:font-size-complex="14pt" style:font-weight-complex="normal"/>
    </style:style>
    <style:style style:name="P188" style:family="paragraph" style:parent-style-name="Standard">
      <style:paragraph-properties fo:margin-top="0in" fo:margin-bottom="0.048in" loext:contextual-spacing="false" fo:line-height="100%" style:vertical-align="baseline"/>
      <style:text-properties fo:color="#000000" style:font-name="Arial" fo:font-size="14pt" fo:font-weight="normal" officeooo:rsid="00152146" officeooo:paragraph-rsid="00152146" style:font-name-asian="Times New Roman1" style:font-size-asian="14pt" style:language-asian="fr" style:country-asian="FR" style:font-weight-asian="normal" style:font-name-complex="Arial1" style:font-size-complex="14pt" style:font-weight-complex="normal"/>
    </style:style>
    <style:style style:name="P189" style:family="paragraph" style:parent-style-name="Standard">
      <style:paragraph-properties fo:margin-top="0in" fo:margin-bottom="0.048in" loext:contextual-spacing="false" fo:line-height="100%" style:vertical-align="baseline"/>
      <style:text-properties fo:color="#000000" style:font-name="Arial" fo:font-size="14pt" fo:font-weight="normal" officeooo:rsid="001406ae" officeooo:paragraph-rsid="001406ae" style:font-name-asian="Times New Roman1" style:font-size-asian="14pt" style:language-asian="fr" style:country-asian="FR" style:font-weight-asian="normal" style:font-name-complex="Arial1" style:font-size-complex="14pt" style:font-weight-complex="normal"/>
    </style:style>
    <style:style style:name="P190" style:family="paragraph" style:parent-style-name="Standard">
      <style:paragraph-properties fo:margin-top="0.0791in" fo:margin-bottom="0.0791in" loext:contextual-spacing="false" fo:line-height="100%"/>
      <style:text-properties officeooo:rsid="001ce341" officeooo:paragraph-rsid="001ce341"/>
    </style:style>
    <style:style style:name="P191" style:family="paragraph" style:parent-style-name="Standard">
      <style:paragraph-properties fo:margin-top="0.0791in" fo:margin-bottom="0.0791in" loext:contextual-spacing="false" fo:line-height="100%"/>
      <style:text-properties fo:color="#000000" style:font-name="Arial" fo:font-size="14pt" fo:font-weight="bold" officeooo:rsid="001b9830" officeooo:paragraph-rsid="001b9830" style:font-name-asian="Times New Roman1" style:font-size-asian="14pt" style:language-asian="fr" style:country-asian="FR" style:font-weight-asian="bold" style:font-name-complex="Arial1" style:font-size-complex="14pt" style:font-weight-complex="bold"/>
    </style:style>
    <style:style style:name="P192" style:family="paragraph" style:parent-style-name="Standard">
      <style:paragraph-properties fo:margin-top="0.0791in" fo:margin-bottom="0.0791in" loext:contextual-spacing="false" fo:line-height="100%"/>
      <style:text-properties fo:color="#000000" style:font-name="Arial" fo:font-size="14pt" fo:font-weight="bold" officeooo:rsid="001d51c1" officeooo:paragraph-rsid="001d51c1" style:font-name-asian="Times New Roman1" style:font-size-asian="14pt" style:language-asian="fr" style:country-asian="FR" style:font-weight-asian="bold" style:font-name-complex="Arial1" style:font-size-complex="14pt" style:font-weight-complex="bold"/>
    </style:style>
    <style:style style:name="P193" style:family="paragraph" style:parent-style-name="Standard">
      <style:paragraph-properties fo:margin-top="0.0791in" fo:margin-bottom="0.0791in" loext:contextual-spacing="false" fo:line-height="100%"/>
      <style:text-properties fo:color="#000000" style:font-name="Arial" fo:font-size="14pt" officeooo:rsid="001b9830" officeooo:paragraph-rsid="001b9830" style:font-name-asian="Times New Roman1" style:font-size-asian="14pt" style:language-asian="fr" style:country-asian="FR" style:font-name-complex="Arial1" style:font-size-complex="14pt"/>
    </style:style>
    <style:style style:name="P194" style:family="paragraph" style:parent-style-name="Standard">
      <style:paragraph-properties fo:margin-top="0.0791in" fo:margin-bottom="0.0791in" loext:contextual-spacing="false" fo:line-height="100%"/>
      <style:text-properties fo:color="#000000" style:font-name="Arial" fo:font-size="14pt" officeooo:rsid="001ce341" officeooo:paragraph-rsid="001ce341" style:font-name-asian="Times New Roman1" style:font-size-asian="14pt" style:language-asian="fr" style:country-asian="FR" style:font-name-complex="Arial1" style:font-size-complex="14pt"/>
    </style:style>
    <style:style style:name="P195" style:family="paragraph" style:parent-style-name="Standard">
      <style:paragraph-properties fo:margin-top="0.0791in" fo:margin-bottom="0.0791in" loext:contextual-spacing="false" fo:line-height="100%"/>
      <style:text-properties fo:color="#000000" style:font-name="Arial" fo:font-size="14pt" officeooo:rsid="001ce341" officeooo:paragraph-rsid="001d51c1" style:font-name-asian="Times New Roman1" style:font-size-asian="14pt" style:language-asian="fr" style:country-asian="FR" style:font-name-complex="Arial1" style:font-size-complex="14pt"/>
    </style:style>
    <style:style style:name="P196" style:family="paragraph" style:parent-style-name="Standard">
      <style:paragraph-properties fo:margin-top="0.0791in" fo:margin-bottom="0.0791in" loext:contextual-spacing="false" fo:line-height="100%"/>
      <style:text-properties fo:color="#000000" style:font-name="Arial" fo:font-size="14pt" officeooo:rsid="001e808f" officeooo:paragraph-rsid="001e808f" style:font-name-asian="Times New Roman1" style:font-size-asian="14pt" style:language-asian="fr" style:country-asian="FR" style:font-name-complex="Arial1" style:font-size-complex="14pt"/>
    </style:style>
    <style:style style:name="P197" style:family="paragraph" style:parent-style-name="Standard">
      <style:paragraph-properties fo:margin-top="0.0791in" fo:margin-bottom="0.0791in" loext:contextual-spacing="false" fo:line-height="100%"/>
      <style:text-properties fo:color="#000000" style:font-name="Arial" fo:font-size="14pt" officeooo:rsid="001d51c1" officeooo:paragraph-rsid="001d51c1" style:font-name-asian="Times New Roman1" style:font-size-asian="14pt" style:language-asian="fr" style:country-asian="FR" style:font-name-complex="Arial1" style:font-size-complex="14pt"/>
    </style:style>
    <style:style style:name="P198" style:family="paragraph" style:parent-style-name="Standard">
      <style:paragraph-properties fo:margin-top="0in" fo:margin-bottom="0.1665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199" style:family="paragraph" style:parent-style-name="Standard">
      <style:paragraph-properties fo:margin-top="0in" fo:margin-bottom="0.1665in" loext:contextual-spacing="false" fo:line-height="100%" style:vertical-align="baseline"/>
      <style:text-properties fo:color="#000000" style:font-name="Arial" fo:font-size="14pt" officeooo:rsid="001099d7" officeooo:paragraph-rsid="001099d7" style:font-name-asian="Times New Roman1" style:font-size-asian="14pt" style:language-asian="fr" style:country-asian="FR" style:font-name-complex="Arial1" style:font-size-complex="14pt"/>
    </style:style>
    <style:style style:name="P200" style:family="paragraph" style:parent-style-name="Text_20_body">
      <style:paragraph-properties fo:text-align="start" style:justify-single-word="false" fo:orphans="2" fo:widows="2"/>
    </style:style>
    <style:style style:name="P201" style:family="paragraph" style:parent-style-name="Normal_20__28_Web_29_" style:master-page-name="Standard">
      <style:paragraph-properties fo:margin-top="0in" fo:margin-bottom="0in" loext:contextual-spacing="false" style:page-number="auto"/>
      <style:text-properties fo:color="#a7074b" style:font-name="Arial" fo:font-size="20pt" fo:font-weight="bold" style:font-size-asian="20pt" style:font-weight-asian="bold" style:font-name-complex="Arial1" style:font-size-complex="20pt" style:font-weight-complex="bold"/>
    </style:style>
    <style:style style:name="P202" style:family="paragraph" style:parent-style-name="Standard">
      <style:text-properties officeooo:rsid="00634263" officeooo:paragraph-rsid="00634263"/>
    </style:style>
    <style:style style:name="P203" style:family="paragraph" style:parent-style-name="Standard">
      <style:text-properties officeooo:rsid="00639a1a" officeooo:paragraph-rsid="00639a1a"/>
    </style:style>
    <style:style style:name="P204" style:family="paragraph" style:parent-style-name="Standard">
      <style:text-properties fo:font-weight="bold" officeooo:rsid="00634263" officeooo:paragraph-rsid="00634263" style:font-weight-asian="bold" style:font-weight-complex="bold"/>
    </style:style>
    <style:style style:name="P205" style:family="paragraph" style:parent-style-name="Standard">
      <style:text-properties fo:font-weight="bold" officeooo:rsid="00639a1a" officeooo:paragraph-rsid="00639a1a" style:font-weight-asian="bold" style:font-weight-complex="bold"/>
    </style:style>
    <style:style style:name="P206" style:family="paragraph" style:parent-style-name="Standard" style:list-style-name="WWNum1">
      <style:paragraph-properties fo:margin-top="0.1665in" fo:margin-bottom="0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07" style:family="paragraph" style:parent-style-name="Standard" style:list-style-name="WWNum2">
      <style:paragraph-properties fo:margin-top="0.1665in" fo:margin-bottom="0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08" style:family="paragraph" style:parent-style-name="Standard" style:list-style-name="WWNum1">
      <style:paragraph-properties fo:margin-top="0in" fo:margin-bottom="0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09" style:family="paragraph" style:parent-style-name="Standard" style:list-style-name="WWNum2">
      <style:paragraph-properties fo:margin-top="0in" fo:margin-bottom="0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10" style:family="paragraph" style:parent-style-name="Standard">
      <style:paragraph-properties fo:margin-top="0in" fo:margin-bottom="0in" loext:contextual-spacing="false" fo:line-height="100%"/>
      <style:text-properties fo:color="#000000" style:font-name="Arial" fo:font-size="14pt" officeooo:rsid="005c0c89" officeooo:paragraph-rsid="005c0c89" style:font-name-asian="Times New Roman1" style:font-size-asian="14pt" style:language-asian="fr" style:country-asian="FR" style:font-name-complex="Arial1" style:font-size-complex="14pt"/>
    </style:style>
    <style:style style:name="P211" style:family="paragraph" style:parent-style-name="Standard">
      <style:paragraph-properties fo:margin-top="0in" fo:margin-bottom="0in" loext:contextual-spacing="false" fo:line-height="100%"/>
      <style:text-properties fo:color="#000000" style:font-name="Arial" fo:font-size="14pt" officeooo:rsid="005ec532" officeooo:paragraph-rsid="005ec532" style:font-name-asian="Times New Roman1" style:font-size-asian="14pt" style:language-asian="fr" style:country-asian="FR" style:font-name-complex="Arial1" style:font-size-complex="14pt"/>
    </style:style>
    <style:style style:name="P212" style:family="paragraph" style:parent-style-name="Standard">
      <style:paragraph-properties fo:margin-top="0in" fo:margin-bottom="0in" loext:contextual-spacing="false" fo:line-height="100%"/>
      <style:text-properties fo:color="#000000" style:font-name="Arial" fo:font-size="14pt" fo:font-weight="bold" officeooo:rsid="005c0c89" officeooo:paragraph-rsid="005c0c89" style:font-name-asian="Times New Roman1" style:font-size-asian="14pt" style:language-asian="fr" style:country-asian="FR" style:font-weight-asian="bold" style:font-name-complex="Arial1" style:font-size-complex="14pt" style:font-weight-complex="bold"/>
    </style:style>
    <style:style style:name="P213" style:family="paragraph" style:parent-style-name="Standard">
      <style:paragraph-properties fo:margin-top="0in" fo:margin-bottom="0in" loext:contextual-spacing="false" fo:line-height="100%"/>
      <style:text-properties fo:color="#000000" style:font-name="Arial" fo:font-size="14pt" fo:font-weight="bold" officeooo:rsid="005ec532" officeooo:paragraph-rsid="005ec532" style:font-name-asian="Times New Roman1" style:font-size-asian="14pt" style:language-asian="fr" style:country-asian="FR" style:font-weight-asian="bold" style:font-name-complex="Arial1" style:font-size-complex="14pt" style:font-weight-complex="bold"/>
    </style:style>
    <style:style style:name="P214" style:family="paragraph" style:parent-style-name="Standard">
      <style:paragraph-properties fo:margin-top="0in" fo:margin-bottom="0in" loext:contextual-spacing="false" fo:line-height="100%"/>
      <style:text-properties fo:color="#000000" style:font-name="Arial" fo:font-size="14pt" fo:font-weight="bold" officeooo:rsid="00411233" officeooo:paragraph-rsid="00411233" fo:background-color="#ffffff" style:font-name-asian="Times New Roman1" style:font-size-asian="14pt" style:language-asian="fr" style:country-asian="FR" style:font-weight-asian="bold" style:font-name-complex="Arial1" style:font-size-complex="14pt" style:font-weight-complex="bold"/>
    </style:style>
    <style:style style:name="P215" style:family="paragraph" style:parent-style-name="Standard">
      <style:paragraph-properties fo:margin-top="0in" fo:margin-bottom="0in" loext:contextual-spacing="false" fo:line-height="100%"/>
      <style:text-properties fo:color="#000000" style:font-name="Arial" fo:font-size="16pt" officeooo:rsid="00415dfc" officeooo:paragraph-rsid="00415dfc" fo:background-color="transparent" style:font-name-asian="Times New Roman1" style:font-size-asian="16pt" style:language-asian="fr" style:country-asian="FR" style:font-name-complex="Arial1" style:font-size-complex="16pt"/>
    </style:style>
    <style:style style:name="P216" style:family="paragraph" style:parent-style-name="Standard">
      <style:paragraph-properties fo:margin-top="0in" fo:margin-bottom="0in" loext:contextual-spacing="false" fo:line-height="100%"/>
      <style:text-properties fo:color="#a7074b" style:font-name="Arial" fo:font-size="20pt" fo:font-weight="bold" fo:background-color="#ffff00" style:font-name-asian="Times New Roman1" style:font-size-asian="20pt" style:language-asian="fr" style:country-asian="FR" style:font-weight-asian="bold" style:font-name-complex="Arial1" style:font-size-complex="20pt" style:font-weight-complex="bold"/>
    </style:style>
    <style:style style:name="P217" style:family="paragraph" style:parent-style-name="Standard">
      <style:paragraph-properties fo:margin-top="0in" fo:margin-bottom="0in" loext:contextual-spacing="false" fo:line-height="100%"/>
      <style:text-properties fo:color="#a7074b" style:font-name="Arial" fo:font-size="20pt" fo:font-weight="bold" officeooo:paragraph-rsid="00639a1a" fo:background-color="#ffff00" style:font-name-asian="Times New Roman1" style:font-size-asian="20pt" style:language-asian="fr" style:country-asian="FR" style:font-weight-asian="bold" style:font-name-complex="Arial1" style:font-size-complex="20pt" style:font-weight-complex="bold"/>
    </style:style>
    <style:style style:name="P218"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language-asian="fr" style:country-asian="FR" style:font-name-complex="Times New Roman1" style:font-size-complex="12pt"/>
    </style:style>
    <style:style style:name="P219" style:family="paragraph" style:parent-style-name="Standard">
      <style:paragraph-properties fo:margin-top="0in" fo:margin-bottom="0in" loext:contextual-spacing="false" fo:line-height="100%"/>
      <style:text-properties style:font-name="Times New Roman" fo:font-size="12pt" officeooo:paragraph-rsid="005ec532" style:font-name-asian="Times New Roman1" style:font-size-asian="12pt" style:language-asian="fr" style:country-asian="FR" style:font-name-complex="Times New Roman1" style:font-size-complex="12pt"/>
    </style:style>
    <style:style style:name="P220" style:family="paragraph" style:parent-style-name="Standard">
      <style:paragraph-properties fo:margin-top="0in" fo:margin-bottom="0in" loext:contextual-spacing="false" fo:line-height="100%"/>
      <style:text-properties style:font-name="Times New Roman" fo:font-size="12pt" officeooo:rsid="00639a1a" officeooo:paragraph-rsid="00639a1a" style:font-name-asian="Times New Roman1" style:font-size-asian="12pt" style:language-asian="fr" style:country-asian="FR" style:font-name-complex="Times New Roman1" style:font-size-complex="12pt"/>
    </style:style>
    <style:style style:name="P221" style:family="paragraph" style:parent-style-name="Standard">
      <style:paragraph-properties fo:margin-top="0in" fo:margin-bottom="0in" loext:contextual-spacing="false" fo:line-height="100%"/>
      <style:text-properties style:font-name="Times New Roman" fo:font-size="12pt" officeooo:rsid="0063df78" officeooo:paragraph-rsid="0063df78" style:font-name-asian="Times New Roman1" style:font-size-asian="12pt" style:language-asian="fr" style:country-asian="FR" style:font-name-complex="Times New Roman1" style:font-size-complex="12pt"/>
    </style:style>
    <style:style style:name="P222" style:family="paragraph" style:parent-style-name="Standard">
      <style:paragraph-properties fo:margin-top="0in" fo:margin-bottom="0in" loext:contextual-spacing="false" fo:line-height="100%"/>
      <style:text-properties style:font-name="Times New Roman" fo:font-size="12pt" officeooo:rsid="0064ee03" officeooo:paragraph-rsid="0064ee03" style:font-name-asian="Times New Roman1" style:font-size-asian="12pt" style:language-asian="fr" style:country-asian="FR" style:font-name-complex="Times New Roman1" style:font-size-complex="12pt"/>
    </style:style>
    <style:style style:name="P223" style:family="paragraph" style:parent-style-name="Standard" style:list-style-name="WWNum1">
      <style:paragraph-properties fo:margin-top="0in" fo:margin-bottom="0.1665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24" style:family="paragraph" style:parent-style-name="Standard" style:list-style-name="WWNum2">
      <style:paragraph-properties fo:margin-top="0in" fo:margin-bottom="0.1665in" loext:contextual-spacing="false" fo:line-height="100%" style:vertical-align="baseline"/>
      <style:text-properties fo:color="#000000" style:font-name="Arial" fo:font-size="14pt" style:font-name-asian="Times New Roman1" style:font-size-asian="14pt" style:language-asian="fr" style:country-asian="FR" style:font-name-complex="Arial1" style:font-size-complex="14pt"/>
    </style:style>
    <style:style style:name="P225"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5a6e66" officeooo:paragraph-rsid="005a6e66" fo:background-color="#ffffff" style:font-name-asian="Times New Roman1" style:font-size-asian="14pt" style:language-asian="fr" style:country-asian="FR" style:font-name-complex="Arial1" style:font-size-complex="14pt"/>
    </style:style>
    <style:style style:name="P226"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5ec532" officeooo:paragraph-rsid="005ec532" fo:background-color="#ffffff" style:font-name-asian="Times New Roman1" style:font-size-asian="14pt" style:language-asian="fr" style:country-asian="FR" style:font-name-complex="Arial1" style:font-size-complex="14pt"/>
    </style:style>
    <style:style style:name="P227" style:family="paragraph" style:parent-style-name="Standard">
      <style:paragraph-properties fo:margin-top="0.028in" fo:margin-bottom="0.028in" loext:contextual-spacing="false" fo:line-height="100%"/>
      <style:text-properties fo:color="#000000" style:font-name="Arial" fo:font-size="14pt" fo:background-color="#ffffff" style:font-name-asian="Times New Roman1" style:font-size-asian="14pt" style:language-asian="fr" style:country-asian="FR" style:font-name-complex="Arial1" style:font-size-complex="14pt"/>
    </style:style>
    <style:style style:name="P228" style:family="paragraph" style:parent-style-name="Standard">
      <style:paragraph-properties fo:margin-top="0.028in" fo:margin-bottom="0.028in" loext:contextual-spacing="false" fo:line-height="100%"/>
      <style:text-properties fo:color="#000000" style:font-name="Arial" fo:font-size="14pt" officeooo:rsid="005fc18c" officeooo:paragraph-rsid="005fc18c" fo:background-color="#ffffff" style:font-name-asian="Times New Roman1" style:font-size-asian="14pt" style:language-asian="fr" style:country-asian="FR" style:font-name-complex="Arial1" style:font-size-complex="14pt"/>
    </style:style>
    <style:style style:name="P229" style:family="paragraph" style:parent-style-name="Standard">
      <style:paragraph-properties fo:margin-top="0.028in" fo:margin-bottom="0.028in" loext:contextual-spacing="false" fo:line-height="100%"/>
      <style:text-properties fo:color="#000000" style:font-name="Arial" fo:font-size="14pt" officeooo:rsid="005ffc37" officeooo:paragraph-rsid="005ffc37" fo:background-color="#ffffff" style:font-name-asian="Times New Roman1" style:font-size-asian="14pt" style:language-asian="fr" style:country-asian="FR" style:font-name-complex="Arial1" style:font-size-complex="14pt"/>
    </style:style>
    <style:style style:name="P230" style:family="paragraph" style:parent-style-name="Standard">
      <style:paragraph-properties fo:margin-top="0.028in" fo:margin-bottom="0.028in" loext:contextual-spacing="false" fo:line-height="100%"/>
      <style:text-properties fo:color="#000000" style:font-name="Arial" fo:font-size="14pt" officeooo:rsid="00616ac4" officeooo:paragraph-rsid="00616ac4" fo:background-color="#ffffff" style:font-name-asian="Times New Roman1" style:font-size-asian="14pt" style:language-asian="fr" style:country-asian="FR" style:font-name-complex="Arial1" style:font-size-complex="14pt"/>
    </style:style>
    <style:style style:name="P231" style:family="paragraph" style:parent-style-name="Standard">
      <style:paragraph-properties fo:margin-top="0.028in" fo:margin-bottom="0.028in" loext:contextual-spacing="false" fo:line-height="100%"/>
      <style:text-properties fo:color="#000000" style:font-name="Arial" fo:font-size="14pt" officeooo:rsid="0061e01b" officeooo:paragraph-rsid="0061e01b" fo:background-color="#ffffff" style:font-name-asian="Times New Roman1" style:font-size-asian="14pt" style:language-asian="fr" style:country-asian="FR" style:font-name-complex="Arial1" style:font-size-complex="14pt"/>
    </style:style>
    <style:style style:name="P232" style:family="paragraph" style:parent-style-name="Standard">
      <style:paragraph-properties fo:margin-top="0.028in" fo:margin-bottom="0.028in" loext:contextual-spacing="false" fo:line-height="100%" fo:text-align="justify" style:justify-single-word="false"/>
      <style:text-properties fo:color="#000000" style:font-name="Arial" fo:font-size="14pt" fo:font-weight="bold" officeooo:rsid="0058f989" officeooo:paragraph-rsid="0058f989" fo:background-color="#ffffff" style:font-name-asian="Times New Roman1" style:font-size-asian="14pt" style:language-asian="fr" style:country-asian="FR" style:font-weight-asian="bold" style:font-name-complex="Arial1" style:font-size-complex="14pt" style:font-weight-complex="bold"/>
    </style:style>
    <style:style style:name="P233" style:family="paragraph" style:parent-style-name="Standard">
      <style:paragraph-properties fo:margin-top="0.028in" fo:margin-bottom="0.028in" loext:contextual-spacing="false" fo:line-height="100%"/>
      <style:text-properties fo:color="#000000" style:font-name="Arial" fo:font-size="14pt" fo:font-weight="bold" officeooo:rsid="005fc18c" officeooo:paragraph-rsid="005fc18c" fo:background-color="#ffffff" style:font-name-asian="Times New Roman1" style:font-size-asian="14pt" style:language-asian="fr" style:country-asian="FR" style:font-weight-asian="bold" style:font-name-complex="Arial1" style:font-size-complex="14pt" style:font-weight-complex="bold"/>
    </style:style>
    <style:style style:name="P234" style:family="paragraph" style:parent-style-name="Standard">
      <style:paragraph-properties fo:margin-top="0.028in" fo:margin-bottom="0.028in" loext:contextual-spacing="false" fo:line-height="100%"/>
      <style:text-properties fo:color="#000000" style:font-name="Arial" fo:font-size="14pt" fo:font-weight="bold" officeooo:rsid="005ffc37" officeooo:paragraph-rsid="005ffc37" fo:background-color="#ffffff" style:font-name-asian="Times New Roman1" style:font-size-asian="14pt" style:language-asian="fr" style:country-asian="FR" style:font-weight-asian="bold" style:font-name-complex="Arial1" style:font-size-complex="14pt" style:font-weight-complex="bold"/>
    </style:style>
    <style:style style:name="P235" style:family="paragraph" style:parent-style-name="Standard">
      <style:paragraph-properties fo:margin-top="0.028in" fo:margin-bottom="0.028in" loext:contextual-spacing="false" fo:line-height="100%"/>
      <style:text-properties fo:color="#000000" style:font-name="Arial" fo:font-size="14pt" fo:font-weight="bold" officeooo:rsid="0061e01b" officeooo:paragraph-rsid="0061e01b" fo:background-color="#ffffff" style:font-name-asian="Times New Roman1" style:font-size-asian="14pt" style:language-asian="fr" style:country-asian="FR" style:font-weight-asian="bold" style:font-name-complex="Arial1" style:font-size-complex="14pt" style:font-weight-complex="bold"/>
    </style:style>
    <style:style style:name="P236" style:family="paragraph" style:parent-style-name="Standard">
      <style:paragraph-properties fo:margin-top="0.028in" fo:margin-bottom="0.028in" loext:contextual-spacing="false" fo:line-height="100%"/>
      <style:text-properties fo:color="#000000" style:font-name="Arial" fo:font-size="14pt" fo:font-weight="bold" officeooo:rsid="005f32e4" officeooo:paragraph-rsid="005f32e4" fo:background-color="#ffffff" style:font-name-asian="Times New Roman1" style:font-size-asian="14pt" style:language-asian="fr" style:country-asian="FR" style:font-weight-asian="bold" style:font-name-complex="Arial1" style:font-size-complex="14pt" style:font-weight-complex="bold"/>
    </style:style>
    <style:style style:name="P237" style:family="paragraph" style:parent-style-name="Standard">
      <style:paragraph-properties fo:margin-top="0.028in" fo:margin-bottom="0.028in" loext:contextual-spacing="false" fo:line-height="100%" fo:text-align="justify" style:justify-single-word="false"/>
      <style:text-properties fo:color="#000000" style:font-name="Arial" fo:font-size="14pt" style:font-name-asian="Times New Roman1" style:font-size-asian="14pt" style:language-asian="fr" style:country-asian="FR" style:font-name-complex="Arial1" style:font-size-complex="14pt"/>
    </style:style>
    <style:style style:name="P238" style:family="paragraph" style:parent-style-name="Standard">
      <style:paragraph-properties fo:margin-top="0.028in" fo:margin-bottom="0.028in" loext:contextual-spacing="false" fo:line-height="100%" fo:text-align="justify" style:justify-single-word="false"/>
      <style:text-properties fo:color="#000000" style:font-name="Arial" fo:font-size="14pt" officeooo:rsid="0066a77d" officeooo:paragraph-rsid="0066a77d" style:font-name-asian="Times New Roman1" style:font-size-asian="14pt" style:language-asian="fr" style:country-asian="FR" style:font-name-complex="Arial1" style:font-size-complex="14pt"/>
    </style:style>
    <style:style style:name="P239" style:family="paragraph" style:parent-style-name="Standard">
      <style:paragraph-properties fo:margin-top="0.028in" fo:margin-bottom="0.028in" loext:contextual-spacing="false" fo:line-height="100%" fo:text-align="justify" style:justify-single-word="false"/>
      <style:text-properties fo:color="#000000" style:font-name="Arial" fo:font-size="16pt" officeooo:rsid="005a6e66" officeooo:paragraph-rsid="005a6e66" fo:background-color="transparent" style:font-name-asian="Times New Roman1" style:font-size-asian="16pt" style:language-asian="fr" style:country-asian="FR" style:font-name-complex="Arial1" style:font-size-complex="16pt"/>
    </style:style>
    <style:style style:name="P240" style:family="paragraph" style:parent-style-name="Standard">
      <style:paragraph-properties fo:margin-top="0.028in" fo:margin-bottom="0.028in" loext:contextual-spacing="false" fo:line-height="100%" fo:text-align="justify" style:justify-single-word="false"/>
      <style:text-properties fo:color="#000000" style:font-name="Arial" fo:font-size="16pt" officeooo:rsid="005ec532" officeooo:paragraph-rsid="005ec532" fo:background-color="transparent" style:font-name-asian="Times New Roman1" style:font-size-asian="16pt" style:language-asian="fr" style:country-asian="FR" style:font-name-complex="Arial1" style:font-size-complex="16pt"/>
    </style:style>
    <style:style style:name="T1" style:family="text">
      <style:text-properties fo:color="#000000" style:font-name="Arial" fo:font-size="14pt" style:font-size-asian="14pt" style:font-name-complex="Arial1" style:font-size-complex="14pt"/>
    </style:style>
    <style:style style:name="T2" style:family="text">
      <style:text-properties fo:color="#000000" style:font-name="Arial" fo:font-size="14pt" officeooo:rsid="000943c9" style:font-size-asian="14pt" style:font-name-complex="Arial1" style:font-size-complex="14pt"/>
    </style:style>
    <style:style style:name="T3" style:family="text">
      <style:text-properties fo:color="#000000" style:font-name="Arial" fo:font-size="14pt" fo:background-color="#ffffff" loext:char-shading-value="0" style:font-size-asian="14pt" style:font-name-complex="Arial1" style:font-size-complex="14pt"/>
    </style:style>
    <style:style style:name="T4" style:family="text">
      <style:text-properties fo:color="#000000" style:font-name="Arial" fo:font-size="14pt" officeooo:rsid="001f47b4" fo:background-color="#ffffff" loext:char-shading-value="0" style:font-size-asian="14pt" style:font-name-complex="Arial1" style:font-size-complex="14pt"/>
    </style:style>
    <style:style style:name="T5" style:family="text">
      <style:text-properties fo:color="#000000" style:font-name="Arial" fo:font-size="14pt" officeooo:rsid="0038e1bc" fo:background-color="#ffffff" loext:char-shading-value="0" style:font-name-asian="Times New Roman1" style:font-size-asian="14pt" style:language-asian="fr" style:country-asian="FR" style:font-name-complex="Arial1" style:font-size-complex="14pt"/>
    </style:style>
    <style:style style:name="T6" style:family="text">
      <style:text-properties fo:color="#000000" style:font-name="Arial" fo:font-size="14pt" officeooo:rsid="00375b8b" fo:background-color="#ffffff" loext:char-shading-value="0" style:font-name-asian="Times New Roman1" style:font-size-asian="14pt" style:language-asian="fr" style:country-asian="FR" style:font-name-complex="Arial1" style:font-size-complex="14pt"/>
    </style:style>
    <style:style style:name="T7" style:family="text">
      <style:text-properties fo:color="#000000" style:font-name="Arial" fo:font-size="14pt" officeooo:rsid="0049577a" fo:background-color="#ffffff" loext:char-shading-value="0" style:font-name-asian="Times New Roman1" style:font-size-asian="14pt" style:language-asian="fr" style:country-asian="FR" style:font-name-complex="Arial1" style:font-size-complex="14pt"/>
    </style:style>
    <style:style style:name="T8" style:family="text">
      <style:text-properties fo:color="#000000" style:font-name="Arial" fo:font-size="14pt" style:font-name-asian="Times New Roman1" style:font-size-asian="14pt" style:language-asian="fr" style:country-asian="FR" style:font-name-complex="Arial1" style:font-size-complex="14pt"/>
    </style:style>
    <style:style style:name="T9" style:family="text">
      <style:text-properties fo:color="#000000" style:font-name="Arial" fo:font-size="14pt" officeooo:rsid="00101381" style:font-name-asian="Times New Roman1" style:font-size-asian="14pt" style:language-asian="fr" style:country-asian="FR" style:font-name-complex="Arial1" style:font-size-complex="14pt"/>
    </style:style>
    <style:style style:name="T10" style:family="text">
      <style:text-properties fo:color="#000000" style:font-name="Arial" fo:font-size="14pt" officeooo:rsid="00121be3" style:font-name-asian="Times New Roman1" style:font-size-asian="14pt" style:language-asian="fr" style:country-asian="FR" style:font-name-complex="Arial1" style:font-size-complex="14pt"/>
    </style:style>
    <style:style style:name="T11" style:family="text">
      <style:text-properties fo:color="#000000" style:font-name="Arial" fo:font-size="14pt" officeooo:rsid="001406ae" style:font-name-asian="Times New Roman1" style:font-size-asian="14pt" style:language-asian="fr" style:country-asian="FR" style:font-name-complex="Arial1" style:font-size-complex="14pt"/>
    </style:style>
    <style:style style:name="T12" style:family="text">
      <style:text-properties fo:color="#000000" style:font-name="Arial" fo:font-size="14pt" officeooo:rsid="001704ee" style:font-name-asian="Times New Roman1" style:font-size-asian="14pt" style:language-asian="fr" style:country-asian="FR" style:font-name-complex="Arial1" style:font-size-complex="14pt"/>
    </style:style>
    <style:style style:name="T13" style:family="text">
      <style:text-properties fo:color="#000000" style:font-name="Arial" fo:font-size="14pt" officeooo:rsid="001d51c1" style:font-name-asian="Times New Roman1" style:font-size-asian="14pt" style:language-asian="fr" style:country-asian="FR" style:font-name-complex="Arial1" style:font-size-complex="14pt"/>
    </style:style>
    <style:style style:name="T14" style:family="text">
      <style:text-properties fo:color="#000000" style:font-name="Arial" fo:font-size="14pt" officeooo:rsid="004b1c4c" style:font-name-asian="Times New Roman1" style:font-size-asian="14pt" style:language-asian="fr" style:country-asian="FR" style:font-name-complex="Arial1" style:font-size-complex="14pt"/>
    </style:style>
    <style:style style:name="T15" style:family="text">
      <style:text-properties fo:color="#000000" style:font-name="Arial" fo:font-size="14pt" fo:font-weight="normal" officeooo:rsid="00121be3" style:font-name-asian="Times New Roman1" style:font-size-asian="14pt" style:language-asian="fr" style:country-asian="FR" style:font-weight-asian="normal" style:font-name-complex="Arial1" style:font-size-complex="14pt" style:font-weight-complex="normal"/>
    </style:style>
    <style:style style:name="T16" style:family="text">
      <style:text-properties fo:color="#000000" style:font-name="Arial" fo:font-size="14pt" fo:font-weight="normal" officeooo:rsid="001406ae" style:font-name-asian="Times New Roman1" style:font-size-asian="14pt" style:language-asian="fr" style:country-asian="FR" style:font-weight-asian="normal" style:font-name-complex="Arial1" style:font-size-complex="14pt" style:font-weight-complex="normal"/>
    </style:style>
    <style:style style:name="T17" style:family="text">
      <style:text-properties fo:color="#000000" style:font-name="Arial" style:font-name-complex="Arial1"/>
    </style:style>
    <style:style style:name="T18" style:family="text">
      <style:text-properties fo:color="#000000" style:font-name="Arial" officeooo:rsid="001b9830" style:font-name-complex="Arial1"/>
    </style:style>
    <style:style style:name="T19" style:family="text">
      <style:text-properties fo:color="#000000" style:font-name="Arial" fo:font-size="16pt" fo:background-color="transparent" loext:char-shading-value="0" style:font-name-asian="Times New Roman1" style:font-size-asian="16pt" style:language-asian="fr" style:country-asian="FR" style:font-name-complex="Arial1" style:font-size-complex="16pt"/>
    </style:style>
    <style:style style:name="T20" style:family="text">
      <style:text-properties fo:color="#000000" style:font-name="Arial" fo:font-size="16pt" officeooo:rsid="001b9830" fo:background-color="transparent" loext:char-shading-value="0" style:font-name-asian="Times New Roman1" style:font-size-asian="16pt" style:language-asian="fr" style:country-asian="FR" style:font-name-complex="Arial1" style:font-size-complex="16pt"/>
    </style:style>
    <style:style style:name="T21" style:family="text">
      <style:text-properties fo:color="#000000" style:font-name="Arial" fo:font-size="16pt" officeooo:rsid="002aa78b" fo:background-color="transparent" loext:char-shading-value="0" style:font-name-asian="Times New Roman1" style:font-size-asian="16pt" style:language-asian="fr" style:country-asian="FR" style:font-name-complex="Arial1" style:font-size-complex="16pt"/>
    </style:style>
    <style:style style:name="T22" style:family="text">
      <style:text-properties fo:color="#000000" style:font-name="Arial" fo:font-size="16pt" officeooo:rsid="002f25f3" fo:background-color="transparent" loext:char-shading-value="0" style:font-name-asian="Times New Roman1" style:font-size-asian="16pt" style:language-asian="fr" style:country-asian="FR" style:font-name-complex="Arial1" style:font-size-complex="16pt"/>
    </style:style>
    <style:style style:name="T23" style:family="text">
      <style:text-properties fo:color="#000000" style:font-name="Arial" fo:font-size="16pt" officeooo:rsid="0049577a" fo:background-color="transparent" loext:char-shading-value="0" style:font-name-asian="Times New Roman1" style:font-size-asian="16pt" style:language-asian="fr" style:country-asian="FR" style:font-name-complex="Arial1" style:font-size-complex="16pt"/>
    </style:style>
    <style:style style:name="T24" style:family="text">
      <style:text-properties fo:color="#000000" style:font-name="Arial" fo:font-size="16pt" officeooo:rsid="004b1c4c" fo:background-color="transparent" loext:char-shading-value="0" style:font-name-asian="Times New Roman1" style:font-size-asian="16pt" style:language-asian="fr" style:country-asian="FR" style:font-name-complex="Arial1" style:font-size-complex="16pt"/>
    </style:style>
    <style:style style:name="T25" style:family="text">
      <style:text-properties fo:color="#000000" style:font-name="Arial" fo:font-size="16pt" fo:background-color="transparent" loext:char-shading-value="0" style:font-size-asian="16pt" style:font-name-complex="Arial1" style:font-size-complex="16pt"/>
    </style:style>
    <style:style style:name="T26" style:family="text">
      <style:text-properties fo:color="#000000" style:font-name="Arial" fo:font-size="16pt" officeooo:rsid="001b9830" fo:background-color="transparent" loext:char-shading-value="0" style:font-size-asian="16pt" style:font-name-complex="Arial1" style:font-size-complex="16pt"/>
    </style:style>
    <style:style style:name="T27" style:family="text">
      <style:text-properties fo:color="#000000" style:font-name="Arial" fo:background-color="transparent" loext:char-shading-value="0" style:font-name-asian="Times New Roman1" style:language-asian="fr" style:country-asian="FR" style:font-name-complex="Arial1"/>
    </style:style>
    <style:style style:name="T28" style:family="text">
      <style:text-properties fo:color="#000000" style:font-name="Arial" officeooo:rsid="001b9830" fo:background-color="transparent" loext:char-shading-value="0" style:font-name-asian="Times New Roman1" style:language-asian="fr" style:country-asian="FR" style:font-name-complex="Arial1"/>
    </style:style>
    <style:style style:name="T29" style:family="text">
      <style:text-properties fo:color="#000000" style:font-name="Arial" officeooo:rsid="002f25cb" fo:background-color="transparent" loext:char-shading-value="0" style:font-name-asian="Times New Roman1" style:language-asian="fr" style:country-asian="FR" style:font-name-complex="Arial1"/>
    </style:style>
    <style:style style:name="T30" style:family="text">
      <style:text-properties fo:color="#000000" style:font-name="Arial" officeooo:rsid="0031ea63" fo:background-color="transparent" loext:char-shading-value="0" style:font-name-asian="Times New Roman1" style:language-asian="fr" style:country-asian="FR" style:font-name-complex="Arial1"/>
    </style:style>
    <style:style style:name="T31" style:family="text">
      <style:text-properties fo:color="#000000" style:font-name="Trebuchet MS" fo:font-size="12pt" fo:font-weight="bold" fo:background-color="#fff2cc" loext:char-shading-value="0" style:font-name-asian="Times New Roman1" style:font-size-asian="12pt" style:language-asian="fr" style:country-asian="FR" style:font-weight-asian="bold" style:font-name-complex="Times New Roman1" style:font-size-complex="12pt" style:font-weight-complex="bold"/>
    </style:style>
    <style:style style:name="T32" style:family="text">
      <style:text-properties fo:color="#000000" style:font-name="Trebuchet MS" fo:background-color="#fff2cc" loext:char-shading-value="0" style:font-name-asian="Times New Roman1" style:language-asian="fr" style:country-asian="FR" style:font-name-complex="Times New Roman1"/>
    </style:style>
    <style:style style:name="T33" style:family="text">
      <style:text-properties fo:color="#000000" style:font-name="Trebuchet MS" officeooo:rsid="0031ea63" fo:background-color="#fff2cc" loext:char-shading-value="0" style:font-name-asian="Times New Roman1" style:language-asian="fr" style:country-asian="FR" style:font-name-complex="Times New Roman1"/>
    </style:style>
    <style:style style:name="T34" style:family="text">
      <style:text-properties fo:color="#000000" fo:font-size="18pt" fo:font-weight="normal" officeooo:rsid="001b9830" fo:background-color="transparent" loext:char-shading-value="0" style:font-name-asian="Times New Roman1" style:font-size-asian="18pt" style:language-asian="fr" style:country-asian="FR" style:font-weight-asian="normal" style:font-name-complex="Arial1" style:font-size-complex="18pt" style:font-weight-complex="normal"/>
    </style:style>
    <style:style style:name="T35" style:family="text">
      <style:text-properties fo:color="#000000" fo:font-size="18pt" fo:font-weight="normal" officeooo:rsid="00512070" fo:background-color="transparent" loext:char-shading-value="0" style:font-name-asian="Times New Roman1" style:font-size-asian="18pt" style:language-asian="fr" style:country-asian="FR" style:font-weight-asian="normal" style:font-name-complex="Arial1" style:font-size-complex="18pt" style:font-weight-complex="normal"/>
    </style:style>
    <style:style style:name="T36" style:family="text">
      <style:text-properties fo:color="#303030" style:font-name="Arial" fo:font-size="15pt" style:font-name-asian="Times New Roman1" style:font-size-asian="15pt" style:language-asian="fr" style:country-asian="FR" style:font-name-complex="Arial1" style:font-size-complex="15pt"/>
    </style:style>
    <style:style style:name="T37" style:family="text">
      <style:text-properties fo:color="#303030" style:font-name="Arial" fo:font-size="15pt" officeooo:rsid="000e93ba" style:font-name-asian="Times New Roman1" style:font-size-asian="15pt" style:language-asian="fr" style:country-asian="FR" style:font-name-complex="Arial1" style:font-size-complex="15pt"/>
    </style:style>
    <style:style style:name="T38" style:family="text">
      <style:text-properties fo:color="#303030" style:font-name="Arial" fo:font-size="15pt" officeooo:rsid="001704ee" style:font-name-asian="Times New Roman1" style:font-size-asian="15pt" style:language-asian="fr" style:country-asian="FR" style:font-name-complex="Arial1" style:font-size-complex="15pt"/>
    </style:style>
    <style:style style:name="T39" style:family="text">
      <style:text-properties fo:color="#303030" style:font-name="Arial" fo:font-size="15pt" officeooo:rsid="00152146" style:font-name-asian="Times New Roman1" style:font-size-asian="15pt" style:language-asian="fr" style:country-asian="FR" style:font-name-complex="Arial1" style:font-size-complex="15pt"/>
    </style:style>
    <style:style style:name="T40" style:family="text">
      <style:text-properties officeooo:rsid="002aa78b"/>
    </style:style>
    <style:style style:name="T41" style:family="text">
      <style:text-properties officeooo:rsid="002f42d4"/>
    </style:style>
    <style:style style:name="T42" style:family="text">
      <style:text-properties fo:font-size="16pt" fo:background-color="transparent" loext:char-shading-value="0" style:font-size-asian="16pt" style:font-size-complex="16pt"/>
    </style:style>
    <style:style style:name="T43" style:family="text">
      <style:text-properties fo:font-size="16pt" officeooo:rsid="001b9830" fo:background-color="transparent" loext:char-shading-value="0" style:font-size-asian="16pt" style:font-size-complex="16pt"/>
    </style:style>
    <style:style style:name="T44" style:family="text">
      <style:text-properties fo:font-size="16pt" officeooo:rsid="003e5074" fo:background-color="transparent" loext:char-shading-value="0" style:font-size-asian="16pt" style:font-size-complex="16pt"/>
    </style:style>
    <style:style style:name="T45" style:family="text">
      <style:text-properties fo:font-size="16pt" officeooo:rsid="003fab06" fo:background-color="transparent" loext:char-shading-value="0" style:font-size-asian="16pt" style:font-size-complex="16pt"/>
    </style:style>
    <style:style style:name="T46" style:family="text">
      <style:text-properties fo:font-size="16pt" officeooo:rsid="0049577a" fo:background-color="transparent" loext:char-shading-value="0" style:font-size-asian="16pt" style:font-size-complex="16pt"/>
    </style:style>
    <style:style style:name="T47" style:family="text">
      <style:text-properties fo:font-size="16pt" fo:background-color="transparent" loext:char-shading-value="0" style:font-name-asian="Times New Roman1" style:font-size-asian="16pt" style:language-asian="fr" style:country-asian="FR" style:font-size-complex="16pt"/>
    </style:style>
    <style:style style:name="T48" style:family="text">
      <style:text-properties fo:font-size="16pt" officeooo:rsid="001b9830" fo:background-color="transparent" loext:char-shading-value="0" style:font-name-asian="Times New Roman1" style:font-size-asian="16pt" style:language-asian="fr" style:country-asian="FR" style:font-size-complex="16pt"/>
    </style:style>
    <style:style style:name="T49" style:family="text">
      <style:text-properties fo:font-size="16pt" style:font-size-asian="16pt" style:font-size-complex="16pt"/>
    </style:style>
    <style:style style:name="T50" style:family="text">
      <style:text-properties fo:font-size="16pt" officeooo:rsid="001b9830" style:font-size-asian="16pt" style:font-size-complex="16pt"/>
    </style:style>
    <style:style style:name="T51" style:family="text">
      <style:text-properties officeooo:rsid="0031ea63"/>
    </style:style>
    <style:style style:name="T52" style:family="text">
      <style:text-properties officeooo:rsid="001b9830"/>
    </style:style>
    <style:style style:name="T53" style:family="text">
      <style:text-properties officeooo:rsid="003cbee6"/>
    </style:style>
    <style:style style:name="T54" style:family="text">
      <style:text-properties fo:font-variant="normal" fo:text-transform="none" fo:color="#050505" style:font-name="inherit" fo:font-size="11.25pt" fo:letter-spacing="normal" fo:font-style="normal" fo:font-weight="normal"/>
    </style:style>
    <style:style style:name="T55" style:family="text">
      <style:text-properties fo:font-variant="normal" fo:text-transform="none" fo:color="#050505" style:font-name="inherit" fo:font-size="11.25pt" fo:letter-spacing="normal" fo:font-style="normal" fo:font-weight="normal" officeooo:rsid="00472ab2"/>
    </style:style>
    <style:style style:name="T56" style:family="text">
      <style:text-properties fo:font-variant="normal" fo:text-transform="none" fo:color="#eeeeee" style:text-line-through-style="none" style:text-line-through-type="none" style:font-name="YouTube Noto" fo:font-size="13.5pt" fo:letter-spacing="normal" fo:font-style="normal" style:text-underline-style="none" fo:font-weight="normal" style:text-blinking="false" fo:background-color="transparent" loext:char-shading-value="0" loext:padding="0in" loext:border="none"/>
    </style:style>
    <style:style style:name="T57" style:family="text">
      <style:text-properties fo:font-variant="normal" fo:text-transform="none" fo:color="#eeeeee" style:text-line-through-style="none" style:text-line-through-type="none" style:font-name="YouTube Noto" fo:font-size="13.5pt" fo:letter-spacing="normal" fo:font-style="normal" style:text-underline-style="none" fo:font-weight="normal" officeooo:rsid="00512070" style:text-blinking="false" fo:background-color="transparent" loext:char-shading-value="0" style:font-name-asian="Times New Roman1" style:font-size-asian="14pt" style:language-asian="fr" style:country-asian="FR" style:font-weight-asian="bold" style:font-name-complex="Arial1" style:font-size-complex="14pt" style:font-weight-complex="bold" loext:padding="0in" loext:border="none"/>
    </style:style>
    <style:style style:name="T58" style:family="text">
      <style:text-properties fo:font-variant="normal" fo:text-transform="none" fo:color="#000000" style:text-line-through-style="none" style:text-line-through-type="none" style:font-name="YouTube Noto" fo:font-size="18pt" fo:letter-spacing="normal" fo:font-style="normal" style:text-underline-style="none" fo:font-weight="normal" officeooo:rsid="00512070" style:text-blinking="false" fo:background-color="transparent" loext:char-shading-value="0" style:font-name-asian="Times New Roman1" style:font-size-asian="18pt" style:language-asian="fr" style:country-asian="FR" style:font-weight-asian="normal" style:font-name-complex="Arial1" style:font-size-complex="18pt" style:font-weight-complex="normal" loext:padding="0in" loext:border="none"/>
    </style:style>
    <style:style style:name="T59" style:family="text">
      <style:text-properties officeooo:rsid="00432854"/>
    </style:style>
    <style:style style:name="T60" style:family="text">
      <style:text-properties officeooo:rsid="004436d5"/>
    </style:style>
    <style:style style:name="T61" style:family="text">
      <style:text-properties officeooo:rsid="0049577a"/>
    </style:style>
    <style:style style:name="T62" style:family="text">
      <style:text-properties officeooo:rsid="004cf4cf"/>
    </style:style>
    <style:style style:name="T63" style:family="text">
      <style:text-properties officeooo:rsid="00512070" style:font-name-asian="Times New Roman1" style:font-size-asian="14pt" style:language-asian="fr" style:country-asian="FR" style:font-weight-asian="bold" style:font-name-complex="Arial1" style:font-size-complex="14pt" style:font-weight-complex="bold"/>
    </style:style>
    <style:style style:name="T64" style:family="text">
      <style:text-properties officeooo:rsid="005a37ce"/>
    </style:style>
    <style:style style:name="T65" style:family="text">
      <style:text-properties officeooo:rsid="005a6e66"/>
    </style:style>
    <style:style style:name="T66" style:family="text">
      <style:text-properties officeooo:rsid="005ec532"/>
    </style:style>
    <style:style style:name="T67" style:family="text">
      <style:text-properties officeooo:rsid="005ffc37"/>
    </style:style>
    <style:style style:name="T68" style:family="text">
      <style:text-properties officeooo:rsid="00639a1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0.0728in" svg:width="0.5209in" draw:z-index="1">
        <draw:text-box fo:min-height="0.5209in">
          <text:p text:style-name="P200"/>
        </draw:text-box>
      </draw:frame>
      <draw:frame draw:style-name="fr1" draw:name="Frame1" text:anchor-type="page" text:anchor-page-number="1" svg:x="0in" svg:y="0.0728in" svg:width="0.5209in" draw:z-index="0">
        <draw:text-box fo:min-height="0.5209in">
          <text:p text:style-name="P200"/>
        </draw:text-box>
      </draw:frame>
      <text:p text:style-name="P201">Exercise:</text:p>
      <text:p text:style-name="P2">Ecrire un algorithme qui demande un mot à l’utilisateur et qui affiche à l’écran le nombre de lettres de ce mot.</text:p>
      <text:p text:style-name="P3"/>
      <text:p text:style-name="P5">Variables</text:p>
      <text:p text:style-name="P3">char  est en chaine de caractére</text:p>
      <text:p text:style-name="P3"/>
      <text:p text:style-name="P5">Debut</text:p>
      <text:p text:style-name="P3">Ecrire "enter un mot"</text:p>
      <text:p text:style-name="P3">lire char</text:p>
      <text:p text:style-name="P1"><text:span text:style-name="T1">Ecrire "votre mot contient" , l</text:span><text:span text:style-name="T2">ong</text:span><text:span text:style-name="T1">(char), " caractéres"</text:span></text:p>
      <text:p text:style-name="P5">Fin</text:p>
      <text:p text:style-name="P2"/>
      <text:p text:style-name="P7">Exercise:</text:p>
      <text:p text:style-name="P2">Ecrire un algorithme qui demande à l’utilisateur 3 chaînes de caractères et qui affiche à l’écran leurs concaténation</text:p>
      <text:p text:style-name="P2"/>
      <text:p text:style-name="P2"/>
      <text:p text:style-name="P6">variable</text:p>
      <text:p text:style-name="P4">car1 est en chaine de caractéres</text:p>
      <text:p text:style-name="P4">car2 est en chaine de caractéres</text:p>
      <text:p text:style-name="P4">car3 est en chaine de caractéres</text:p>
      <text:p text:style-name="P6">Debut</text:p>
      <text:p text:style-name="P4">Ecrire "entrer 3 caractéres"</text:p>
      <text:p text:style-name="P4">lire car1</text:p>
      <text:p text:style-name="P4">lire car2</text:p>
      <text:p text:style-name="P4">lire car 3</text:p>
      <text:p text:style-name="P4">Ecrire car1, car2, car3</text:p>
      <text:p text:style-name="P6">Fin</text:p>
      <text:p text:style-name="P2"/>
      <text:p text:style-name="P2"/>
      <text:p text:style-name="P8">Exercise:</text:p>
      <text:p text:style-name="P132">Ecrivez un algorithme qui demande une phrase à l’utilisateur. Celui-ci entrera ensuite le rang d’un caractère à supprimer, et la nouvelle phrase doit être affichée (on doit réellement supprimer le caractère dans la variable qui stocke la phrase, et pas uniquement à l’écran).</text:p>
      <text:p text:style-name="P133">variable</text:p>
      <text:p text:style-name="P135">phrase est en chaine de caractére</text:p>
      <text:p text:style-name="P135">phrase1 est en chaine de caractére</text:p>
      <text:p text:style-name="P135">p est en entier</text:p>
      <text:p text:style-name="P135">Ecrire " entrer une phrase"</text:p>
      <text:p text:style-name="P135"><text:soft-page-break/>lire phrase</text:p>
      <text:p text:style-name="P135">Ecrire"enter le rang de charactére a supprimer</text:p>
      <text:p text:style-name="P135">lire p</text:p>
      <text:p text:style-name="P135">phrase1<text:span text:style-name="T48">←</text:span><text:span text:style-name="T47">Efface(phrase,p,1)</text:span></text:p>
      <text:p text:style-name="P142">Ecrire "La nouvelle phrase est :", phrase1</text:p>
      <text:p text:style-name="P7">Exercise:</text:p>
      <text:p text:style-name="P130"><text:span text:style-name="T3">Ecrire un algorithme qui demande à l’utilisateur d'écrire le mot Bonjour puis afficher le caractère “u” de mot “Bonjour” </text:span><text:span text:style-name="T1">par leur index.</text:span></text:p>
      <text:p text:style-name="P136"/>
      <text:p text:style-name="P139">Variable</text:p>
      <text:p text:style-name="P137">TAB est en chaine de caractére</text:p>
      <text:p text:style-name="P139">Debut</text:p>
      <text:p text:style-name="P137">TAB["B","O","N","J","O","U","R"]</text:p>
      <text:p text:style-name="P137">Ecrire " entrer Bonjour"</text:p>
      <text:p text:style-name="P138">Ecrire TAB[6]</text:p>
      <text:p text:style-name="P140">Fin</text:p>
      <text:p text:style-name="P137"/>
      <text:p text:style-name="P137"/>
      <text:p text:style-name="P7">Exercise:</text:p>
      <text:p text:style-name="P132">Ecrire un algorithme qui lit un caractère au clavier puis affiche son prédécesseur, son successeur </text:p>
      <text:p text:style-name="P141">variable</text:p>
      <text:p text:style-name="P134">C est en caractére</text:p>
      <text:p text:style-name="P141">Debut</text:p>
      <text:p text:style-name="P134">lire C</text:p>
      <text:p text:style-name="P134">Ecrire pred(C), succ(C)</text:p>
      <text:p text:style-name="P141">Fin</text:p>
      <text:p text:style-name="P132"/>
      <text:p text:style-name="P132"/>
      <text:p text:style-name="P7">Exercise:</text:p>
      <text:p text:style-name="P132">Ecrire un algorithme qui lit un caractère au clavier puis affiche son équivalent en Majuscule</text:p>
      <text:p text:style-name="P132"/>
      <text:p text:style-name="P141">Variable</text:p>
      <text:p text:style-name="P134">C est en caractére</text:p>
      <text:p text:style-name="P141">Debut</text:p>
      <text:p text:style-name="P134">lire C</text:p>
      <text:p text:style-name="P131"><text:soft-page-break/><text:span text:style-name="T3">Ecrire Maju</text:span><text:span text:style-name="T4">s</text:span><text:span text:style-name="T3">(C)</text:span></text:p>
      <text:p text:style-name="P141">FIN</text:p>
      <text:p text:style-name="P141"/>
      <text:p text:style-name="P141"/>
      <text:p text:style-name="P141"/>
      <text:p text:style-name="P141"/>
      <text:p text:style-name="P141"/>
      <text:p text:style-name="P141"/>
      <text:p text:style-name="P141"/>
      <text:p text:style-name="P17">Exercise:</text:p>
      <text:p text:style-name="P21">Ecrire un algorithme qui demande à l’utilisateur de taper un valeur et tester si la valeur est paire ou impaire</text:p>
      <text:p text:style-name="P21"/>
      <text:p text:style-name="P21"/>
      <text:p text:style-name="P29">Variables</text:p>
      <text:p text:style-name="P22">A est en entier</text:p>
      <text:p text:style-name="P29">Debut</text:p>
      <text:p text:style-name="P22">Ecrire "Taper un valeur"</text:p>
      <text:p text:style-name="P22">lire A </text:p>
      <text:p text:style-name="P22">SI A mod 2 =0 alors</text:p>
      <text:p text:style-name="P22">Ecrire A,"est un chiffre paire"</text:p>
      <text:p text:style-name="P22">Sinon</text:p>
      <text:p text:style-name="P22">Ecrire A " est un chiffre impaire"</text:p>
      <text:p text:style-name="P22">finsi</text:p>
      <text:p text:style-name="P29">Fin</text:p>
      <text:p text:style-name="P88"/>
      <text:p text:style-name="P18">Exercise:</text:p>
      <text:p text:style-name="P95">Ecrire un algorithme qui demande à l’utilisateur de taper 3 nombres et tester si l’un est la somme des 2 autres </text:p>
      <text:p text:style-name="P95"/>
      <text:p text:style-name="P101">variables</text:p>
      <text:p text:style-name="P96">A est en numérique</text:p>
      <text:p text:style-name="P19"><text:span text:style-name="T36">B est <text:s/></text:span><text:span text:style-name="T37">en numérique</text:span></text:p>
      <text:p text:style-name="P97">C est en numérique</text:p>
      <text:p text:style-name="P102">Debut</text:p>
      <text:p text:style-name="P97">Entrer "Taper 3 nombre"</text:p>
      <text:p text:style-name="P97">lire A</text:p>
      <text:p text:style-name="P97">lire B</text:p>
      <text:p text:style-name="P97">lire C</text:p>
      <text:p text:style-name="P43"/>
      <text:p text:style-name="P43"><text:soft-page-break/>SI A=<text:span text:style-name="T62">B+C</text:span> alors </text:p>
      <text:p text:style-name="P43">Ecrire A "EST LA SOMME DE ", B, "ET" , C</text:p>
      <text:p text:style-name="P43">Finsi</text:p>
      <text:p text:style-name="P44">SI <text:span text:style-name="T62">B=A+C</text:span> alors </text:p>
      <text:p text:style-name="P44">Ecrire <text:span text:style-name="T62">B</text:span> "EST LA SOMME DE ", <text:span text:style-name="T62">A</text:span> "ET" , C</text:p>
      <text:p text:style-name="P44">Finsi</text:p>
      <text:p text:style-name="P44">SI <text:span text:style-name="T62">C</text:span>=<text:span text:style-name="T62">A+C</text:span> alors </text:p>
      <text:p text:style-name="P44">Ecrire <text:span text:style-name="T62">C</text:span> "EST LA SOMME DE ", <text:span text:style-name="T62">A</text:span>, "ET" , C</text:p>
      <text:p text:style-name="P44">Finsi</text:p>
      <text:p text:style-name="P36">Fin</text:p>
      <text:p text:style-name="P36"/>
      <text:p text:style-name="P105"/>
      <text:p text:style-name="P17">Exercise :</text:p>
      <text:p text:style-name="P21">Ecrire un algorithme qui demande un nombre à l’utilisateur, et l’informe ensuite si ce nombre est positif ou négatif (on laisse de côté le cas où le nombre vaut zéro).</text:p>
      <text:p text:style-name="P21"/>
      <text:p text:style-name="P30">Vriables</text:p>
      <text:p text:style-name="P23">A est en numérique</text:p>
      <text:p text:style-name="P30">Debut</text:p>
      <text:p text:style-name="P20"><text:span text:style-name="T8">Ecrire "</text:span><text:span text:style-name="T9">entrer un nombre"</text:span></text:p>
      <text:p text:style-name="P24">lire A</text:p>
      <text:p text:style-name="P24"/>
      <text:p text:style-name="P24">Si A&lt;0 ALORS </text:p>
      <text:p text:style-name="P24">Ecrire A,"est un chiffre négative"</text:p>
      <text:p text:style-name="P24">Sinonsi A&gt;0 alors</text:p>
      <text:p text:style-name="P24">Ecrire A,"est un chiffre négative"</text:p>
      <text:p text:style-name="P24"/>
      <text:p text:style-name="P24">finsi</text:p>
      <text:p text:style-name="P31">Fin</text:p>
      <text:p text:style-name="P89"/>
      <text:p text:style-name="P89"/>
      <text:p text:style-name="P89"/>
      <text:p text:style-name="P89"/>
      <text:p text:style-name="P89"/>
      <text:p text:style-name="P89"/>
      <text:p text:style-name="P89"/>
      <text:p text:style-name="P17">Exercise :</text:p>
      <text:p text:style-name="P95">Ecrire un algorithme qui demande à l’utilisateur de taper deux nombres et affiche le plus grand des deux:</text:p>
      <text:p text:style-name="P21">Ecrire un algorithme qui demande l’âge d’un enfant à l’utilisateur. Ensuite, il l’informe de sa catégorie :</text:p>
      <text:list xml:id="list2296043932" text:style-name="WWNum1">
        <text:list-item>
          <text:p text:style-name="P206"><text:soft-page-break/>"Poussin" de 6 à 7 ans</text:p>
        </text:list-item>
        <text:list-item>
          <text:p text:style-name="P208">"Pupille" de 8 à 9 ans</text:p>
        </text:list-item>
        <text:list-item>
          <text:p text:style-name="P208">"Minime" de 10 à 11 ans</text:p>
        </text:list-item>
        <text:list-item>
          <text:p text:style-name="P223">"Cadet" après 12 ans</text:p>
        </text:list-item>
      </text:list>
      <text:p text:style-name="P198"/>
      <text:p text:style-name="P182">Variables</text:p>
      <text:p text:style-name="P185">A est en numérique</text:p>
      <text:p text:style-name="P185">B est en Numérique</text:p>
      <text:p text:style-name="P182">Debut</text:p>
      <text:p text:style-name="P185">Ecrire "Entrer deux nombres"</text:p>
      <text:p text:style-name="P185">lire A</text:p>
      <text:p text:style-name="P185">lire B</text:p>
      <text:p text:style-name="P185">Si A&lt;B alors</text:p>
      <text:p text:style-name="P178"><text:span text:style-name="T8">Ecrire </text:span><text:span text:style-name="T10">B,"est le plus grand"</text:span></text:p>
      <text:p text:style-name="P186">sinon </text:p>
      <text:p text:style-name="P186">Ecrire A,"est le plus grand"</text:p>
      <text:p text:style-name="P186">finsi</text:p>
      <text:p text:style-name="P183">fin</text:p>
      <text:p text:style-name="P183"/>
      <text:p text:style-name="P183"/>
      <text:p text:style-name="P183">Variables</text:p>
      <text:p text:style-name="P179"><text:span text:style-name="T15">age en n</text:span><text:span text:style-name="T16">umérique</text:span></text:p>
      <text:p text:style-name="P183">Debut</text:p>
      <text:p text:style-name="P187">Ecrire ""entrer votre age"</text:p>
      <text:p text:style-name="P188">lire age</text:p>
      <text:p text:style-name="P180"><text:span text:style-name="T8">SI age&lt;</text:span><text:span text:style-name="T12">=</text:span><text:span text:style-name="T8">7 et age</text:span><text:span text:style-name="T12">=</text:span><text:span text:style-name="T8">&gt;6 alors</text:span></text:p>
      <text:p text:style-name="P180"><text:span text:style-name="T8">Ecrire "</text:span><text:span text:style-name="T11">Tu es un Poussin"</text:span></text:p>
      <text:p text:style-name="P181"><text:span text:style-name="T8">Sinonsi age&lt;</text:span><text:span text:style-name="T12">=</text:span><text:span text:style-name="T8">9 et age</text:span><text:span text:style-name="T12">=</text:span><text:span text:style-name="T8">&gt;8 alors</text:span></text:p>
      <text:p text:style-name="P189">Ecrire " Tu es un Pupille"</text:p>
      <text:p text:style-name="P181"><text:span text:style-name="T8">Sinonsi age&lt;</text:span><text:span text:style-name="T12">=</text:span><text:span text:style-name="T8">11 et age</text:span><text:span text:style-name="T12">=</text:span><text:span text:style-name="T8">&gt;10 alors</text:span></text:p>
      <text:p text:style-name="P189">Ecrire "Tu es Minime"</text:p>
      <text:p text:style-name="P189">sinonsi age&gt;12 alors </text:p>
      <text:p text:style-name="P189">Ecrire "Tu es un Cadette"</text:p>
      <text:p text:style-name="P189">Finsi</text:p>
      <text:p text:style-name="P184">Fin</text:p>
      <text:p text:style-name="P199"><text:soft-page-break/></text:p>
      <text:p text:style-name="P17">Exercise :</text:p>
      <text:p text:style-name="P95">Ecrire un algorithme qui demande à l’utilisateur de taper la note d’un stagiaire et afficher apré sa mention:</text:p>
      <text:p text:style-name="P95">Note&lt;10: Redoublé</text:p>
      <text:p text:style-name="P95">10&lt;=Note&lt;=12: Passable</text:p>
      <text:p text:style-name="P95">12&lt;Note&lt;=14: Assez Bien</text:p>
      <text:p text:style-name="P95">14&lt;Note&lt;=16: Bien</text:p>
      <text:p text:style-name="P95">16&lt;Note : Très Bien</text:p>
      <text:p text:style-name="P95"/>
      <text:p text:style-name="P103">Variables</text:p>
      <text:p text:style-name="P10"><text:span text:style-name="T39">n</text:span><text:span text:style-name="T38">ote</text:span><text:span text:style-name="T39"> est en numérique</text:span></text:p>
      <text:p text:style-name="P103">Debut</text:p>
      <text:p text:style-name="P98">Ecrire "Enter ton note"</text:p>
      <text:p text:style-name="P10"><text:span text:style-name="T39">lire n</text:span><text:span text:style-name="T38">ote</text:span></text:p>
      <text:p text:style-name="P99">Si note&lt;10 alors </text:p>
      <text:p text:style-name="P99">Ecrire "Redoublé"</text:p>
      <text:p text:style-name="P99">Sinonsi note=&gt;10 et note=&lt;12 alors </text:p>
      <text:p text:style-name="P99">Ecrire "Passable"</text:p>
      <text:p text:style-name="P100">Sinonsi note&gt;12 et note=&lt;14 alors</text:p>
      <text:p text:style-name="P100">Ecrire "Bien"</text:p>
      <text:p text:style-name="P100">Sinonsi note&gt;14 et note=&lt;16 alors </text:p>
      <text:p text:style-name="P100">Ecrire "Bien"</text:p>
      <text:p text:style-name="P100">sinon </text:p>
      <text:p text:style-name="P100">Ecrire"Trés Bien"</text:p>
      <text:p text:style-name="P100">finsi</text:p>
      <text:p text:style-name="P104">fin</text:p>
      <text:p text:style-name="P106"/>
      <text:p text:style-name="P107"/>
      <text:p text:style-name="P17">Exercise :</text:p>
      <text:p text:style-name="P21">Cet algorithme est destiné à prédire l'avenir, et il doit être infaillible !</text:p>
      <text:p text:style-name="P146">Il lira au clavier l’heure et les minutes, et il affichera l’heure qu’il sera une minute plus tard. Par exemple, si l'utilisateur tape 21 puis 32, l'algorithme doit répondre :</text:p>
      <text:p text:style-name="P146">"Dans une minute, il sera 21 heure(s) 33".</text:p>
      <text:p text:style-name="P147">NB : on suppose que l'utilisateur entre une heure valide. Pas besoin donc de la vérifier.</text:p>
      <text:p text:style-name="P173"/>
      <text:p text:style-name="P174">Variables</text:p>
      <text:p text:style-name="P175"><text:soft-page-break/>Heure est en entier</text:p>
      <text:p text:style-name="P175">Minute est en entier</text:p>
      <text:p text:style-name="P176">A est en entier</text:p>
      <text:p text:style-name="P174">Debut</text:p>
      <text:p text:style-name="P175">Ecrire " Combien d’heures et minutes maintenant"</text:p>
      <text:p text:style-name="P13">lire Heure</text:p>
      <text:p text:style-name="P13">lire Minute</text:p>
      <text:p text:style-name="P14">A<text:span text:style-name="T17">←Minute+1</text:span></text:p>
      <text:p text:style-name="P63">si A=60 alors</text:p>
      <text:p text:style-name="P15"><text:span text:style-name="T17">A</text:span><text:span text:style-name="T18">←</text:span><text:span text:style-name="T17">0</text:span></text:p>
      <text:p text:style-name="P16"><text:span text:style-name="T17">Heure</text:span><text:span text:style-name="T18">←</text:span><text:span text:style-name="T17">Heure+1</text:span></text:p>
      <text:p text:style-name="P64">finsi</text:p>
      <text:p text:style-name="P64">si Heure=24 alors </text:p>
      <text:p text:style-name="P16"><text:span text:style-name="T17">Heure</text:span><text:span text:style-name="T18">←</text:span><text:span text:style-name="T17">0</text:span></text:p>
      <text:p text:style-name="P64">finsi</text:p>
      <text:p text:style-name="P59">Ecrire"Dans une minute, il sera", Heure, "heure(s)",A</text:p>
      <text:p text:style-name="P77">Fin</text:p>
      <text:p text:style-name="P77"/>
      <text:p text:style-name="P77"/>
      <text:p text:style-name="P17">Exercice:</text:p>
      <text:p text:style-name="P21">Les habitants de Zorglub paient l’impôt selon les règles suivantes :</text:p>
      <text:list xml:id="list808503666" text:style-name="WWNum2">
        <text:list-item>
          <text:p text:style-name="P207">les hommes de plus de 20 ans paient l’impôt</text:p>
        </text:list-item>
        <text:list-item>
          <text:p text:style-name="P209">les femmes paient l’impôt si elles ont entre 18 et 35 ans</text:p>
        </text:list-item>
        <text:list-item>
          <text:p text:style-name="P224">les autres ne paient pas d’impôt</text:p>
        </text:list-item>
      </text:list>
      <text:p text:style-name="P21">Le programme demandera donc l’âge et le sexe du Zorglubien, et se prononcera donc ensuite sur le fait que l’habitant est imposable.</text:p>
      <text:p text:style-name="P21"/>
      <text:p text:style-name="P21"/>
      <text:p text:style-name="P191">Variables</text:p>
      <text:p text:style-name="P193">age est en en entier</text:p>
      <text:p text:style-name="P193">sexe est en caractére</text:p>
      <text:p text:style-name="P191">Debut</text:p>
      <text:p text:style-name="P194">Ecrire "Entrer vote age"</text:p>
      <text:p text:style-name="P194">lire age</text:p>
      <text:p text:style-name="P194">Ecrire " Entrer votre sexe (m/f)"</text:p>
      <text:p text:style-name="P196"><text:soft-page-break/>lire sexe</text:p>
      <text:p text:style-name="P190"><text:span text:style-name="T13">Tantque </text:span><text:span text:style-name="T8">sexe &lt;&gt;"m" et sexe&lt;&gt;"f" alors</text:span></text:p>
      <text:p text:style-name="P196">ecrire "sexe non valide ajouter m pour male et f pour femelle"</text:p>
      <text:p text:style-name="P195">lire sexe</text:p>
      <text:p text:style-name="P190"><text:span text:style-name="T8">fin</text:span><text:span text:style-name="T13">Tantque</text:span></text:p>
      <text:p text:style-name="P194">Si age&gt;20 et sexe="m"alors</text:p>
      <text:p text:style-name="P194">Ecrire "vous etes imposable"</text:p>
      <text:p text:style-name="P197">Sinonsi age&gt;18 et age&lt;25 et sexe="f" alors </text:p>
      <text:p text:style-name="P197">Ecrire "vous etes imposable"</text:p>
      <text:p text:style-name="P197">Sinon</text:p>
      <text:p text:style-name="P197">Ecrire "vous n’etes pas imposable"</text:p>
      <text:p text:style-name="P197">Finsi</text:p>
      <text:p text:style-name="P192">Fin</text:p>
      <text:p text:style-name="P89"/>
      <text:p text:style-name="P89"/>
      <text:p text:style-name="P89"/>
      <text:p text:style-name="P89"/>
      <text:p text:style-name="P89"/>
      <text:p text:style-name="P17">Exercice:</text:p>
      <text:p text:style-name="P45">Ecrire un algorithme qui teste si une année est bissextile ou non.</text:p>
      <text:p text:style-name="P45">N.B.</text:p>
      <text:p text:style-name="P45">Une année est bissextile si elle est divisible par 4 et pas par 100 ou si elle est divisible par 400.</text:p>
      <text:p text:style-name="P45"/>
      <text:p text:style-name="P37">Variables</text:p>
      <text:p text:style-name="P46">annee est en entier</text:p>
      <text:p text:style-name="P37">Debut</text:p>
      <text:p text:style-name="P46">Lire annee</text:p>
      <text:p text:style-name="P46">Si annee mod 400=0 alors</text:p>
      <text:p text:style-name="P46">Ecrire "Cette anné es bissextile"</text:p>
      <text:p text:style-name="P46">Finsi</text:p>
      <text:p text:style-name="P37">Fin</text:p>
      <text:p text:style-name="P46"/>
      <text:p text:style-name="P46"/>
      <text:p text:style-name="P45"/>
      <text:p text:style-name="P17">Exercice:</text:p>
      <text:p text:style-name="P45">On désire écrire un algorithme qui permet d’afficher le jour correspondant à un chiffre allant de 1 à 7 , entré au clavier.</text:p>
      <text:p text:style-name="P45"><text:soft-page-break/></text:p>
      <text:p text:style-name="P37">Variable</text:p>
      <text:p text:style-name="P46">Tab est en chaines de caractére</text:p>
      <text:p text:style-name="P48">i est en entier</text:p>
      <text:p text:style-name="P37">Debut</text:p>
      <text:p text:style-name="P47">Tab["<text:span text:style-name="T40">Dimanche","Lundi","Mardi","Mercredie","Jeudi","Vendredi","Samedi"]</text:span></text:p>
      <text:p text:style-name="P65"/>
      <text:p text:style-name="P121"><text:span text:style-name="T19">Ecrire </text:span><text:span text:style-name="T21">"donner le cfiffre du jour"</text:span></text:p>
      <text:p text:style-name="P66">lire i</text:p>
      <text:p text:style-name="P66">Ecrire Tab[i]</text:p>
      <text:p text:style-name="P80">Fin</text:p>
      <text:p text:style-name="P17"/>
      <text:p text:style-name="P17"/>
      <text:p text:style-name="P17"/>
      <text:p text:style-name="P17"/>
      <text:p text:style-name="P18">Exercice:</text:p>
      <text:p text:style-name="P45">Ecrire un algorithme qui permet d’afficher la valeur absolue de la différence entre deux nombres réels saisis au clavier.</text:p>
      <text:p text:style-name="P108">|x-y|= x –y  si <text:s text:c="3"/>x&gt;y</text:p>
      <text:p text:style-name="P108">|x-y|= -(x –y)  si <text:s text:c="2"/>x&lt;y</text:p>
      <text:p text:style-name="P108"/>
      <text:p text:style-name="P112">Variables</text:p>
      <text:p text:style-name="P112">X est en reeles</text:p>
      <text:p text:style-name="P112">Y est en reels</text:p>
      <text:p text:style-name="P112">A est en reeles</text:p>
      <text:p text:style-name="P112">Debut</text:p>
      <text:p text:style-name="P112">LireX</text:p>
      <text:p text:style-name="P112">LireY</text:p>
      <text:p text:style-name="P113"><text:span text:style-name="T63">A</text:span><text:span text:style-name="T34">←</text:span><text:span text:style-name="T35">x-y</text:span></text:p>
      <text:p text:style-name="P113"><text:span text:style-name="T58">Ecrire "La valeur absolue de la difference entre ces deux chiffres est :" Abs(A)</text:span><text:span text:style-name="T57">andro Silva x Graham Bell - Raveoluti</text:span><text:span text:style-name="T56">Sandro Silva x Graham Bell - Raveolution</text:span></text:p>
      <text:p text:style-name="Standard"/>
      <text:p text:style-name="P17">Exercice:</text:p>
      <text:p text:style-name="P21">Ecrire un algorithme qui demande à l’utilisateur un nombre compris entre 1 et 3 jusqu’à ce que la réponse convienne.</text:p>
      <text:p text:style-name="P32">Variables</text:p>
      <text:p text:style-name="P25"><text:soft-page-break/>A est en numérique</text:p>
      <text:p text:style-name="P32">Debut</text:p>
      <text:p text:style-name="P25">Repeter</text:p>
      <text:p text:style-name="P25">Ecrire "Entrer un chiffre entre 1e 3"</text:p>
      <text:p text:style-name="P25">lire A </text:p>
      <text:p text:style-name="P25">Jusqu’a A=&lt;3 et A=&gt;1</text:p>
      <text:p text:style-name="P32">Fin</text:p>
      <text:p text:style-name="P17">Exercice:</text:p>
      <text:p text:style-name="P21">Ecrire un algorithme qui demande un nombre compris entre 10 et 20, jusqu’à ce que la réponse convienne. En cas de réponse supérieure à 20, on fera apparaître un message : « Plus petit ! », et inversement, « Plus grand ! » si le nombre est inférieur à 10.</text:p>
      <text:p text:style-name="P33">variable</text:p>
      <text:p text:style-name="P26">A est en entier</text:p>
      <text:p text:style-name="P33">Debut</text:p>
      <text:p text:style-name="P26">Repeter</text:p>
      <text:p text:style-name="P26">Ecrire "Entrer un chiffre compris entre 10 et 20"</text:p>
      <text:p text:style-name="P26">lire A</text:p>
      <text:p text:style-name="P26">jusqu’a A&gt;10 et A&lt;20</text:p>
      <text:p text:style-name="P27">SI A&lt;10 alors</text:p>
      <text:p text:style-name="P27">Ecrire "Plus grand !"</text:p>
      <text:p text:style-name="P27">Sinonsi A&gt;20 alors</text:p>
      <text:p text:style-name="P27">Ecrire "Plus petit !"</text:p>
      <text:p text:style-name="P27">Finsi</text:p>
      <text:p text:style-name="P34">Fin</text:p>
      <text:p text:style-name="P26"/>
      <text:p text:style-name="P21"/>
      <text:p text:style-name="P21"/>
      <text:p text:style-name="P21"/>
      <text:p text:style-name="P21"/>
      <text:p text:style-name="P21"/>
      <text:p text:style-name="P17">Exercice:</text:p>
      <text:p text:style-name="P9"><text:span text:style-name="T8">Ecrire un algorithme qui demande un nombre de départ, et qui ensuite affiche les dix nombres suivants. Par exemple, si l'utilisateur entre le nombre 17, le programme affichera les nombres de 18 à 27. </text:span><text:span text:style-name="T31"> en utilisant l'instruction Pour</text:span></text:p>
      <text:p text:style-name="P90"/>
      <text:p text:style-name="P92">Variables</text:p>
      <text:p text:style-name="P93">A est en entier</text:p>
      <text:p text:style-name="P94">i est en entier</text:p>
      <text:p text:style-name="P124"><text:span text:style-name="T32">som</text:span><text:span text:style-name="T33">me </text:span><text:span text:style-name="T32">est en entier</text:span></text:p>
      <text:p text:style-name="P92"><text:soft-page-break/>Debut</text:p>
      <text:p text:style-name="P93">Ecrire "Entrer un chiffre"</text:p>
      <text:p text:style-name="P93">lire A </text:p>
      <text:p text:style-name="P86"/>
      <text:p text:style-name="P87">Pour </text:p>
      <text:p text:style-name="P123"><text:span text:style-name="T27">i</text:span><text:span text:style-name="T20">←</text:span><text:span text:style-name="T22">1 a 10</text:span></text:p>
      <text:p text:style-name="P124"><text:span text:style-name="T27">som</text:span><text:span text:style-name="T30">me</text:span><text:span text:style-name="T28">←</text:span><text:span text:style-name="T27">A+i</text:span></text:p>
      <text:p text:style-name="P122"><text:span text:style-name="T27">Ecrire </text:span><text:span text:style-name="T29">som</text:span></text:p>
      <text:p text:style-name="P125"><text:span text:style-name="T27">f</text:span><text:span text:style-name="T29">i</text:span><text:span text:style-name="T27">n</text:span></text:p>
      <text:p text:style-name="P84"/>
      <text:p text:style-name="P91"/>
      <text:p text:style-name="P91"/>
      <text:p text:style-name="P91"/>
      <text:p text:style-name="P91"/>
      <text:p text:style-name="P17">Exercice:</text:p>
      <text:p text:style-name="P45">Ecrire un algorithme qui demande un nombre de départ, et qui calcule la somme des entiers jusqu’à ce nombre. Par exemple, si l’on entre 5, le programme doit calculer</text:p>
      <text:p text:style-name="P58">1 + 2 + 3 + 4 + 5 = 15</text:p>
      <text:p text:style-name="P58">NB : on souhaite afficher uniquement le résultat, pas la décomposition du calcul.</text:p>
      <text:p text:style-name="P58"/>
      <text:p text:style-name="P78">Variable</text:p>
      <text:p text:style-name="P60">A est en entier</text:p>
      <text:p text:style-name="P78">Debut</text:p>
      <text:p text:style-name="P60">Ecrire "<text:span text:style-name="T41">Enter un chiffre"</text:span></text:p>
      <text:p text:style-name="P61">lire A</text:p>
      <text:p text:style-name="P62">somme<text:span text:style-name="T52">←</text:span>0</text:p>
      <text:p text:style-name="P61">Pour </text:p>
      <text:p text:style-name="P61">i<text:span text:style-name="T52">←</text:span>0 a A</text:p>
      <text:p text:style-name="P61">som<text:span text:style-name="T51">me←somme+i</text:span></text:p>
      <text:p text:style-name="P62">Ecrire "la somme des chiffres est", somme</text:p>
      <text:p text:style-name="P79">fin</text:p>
      <text:p text:style-name="P58"/>
      <text:p text:style-name="P17">Exercice:</text:p>
      <text:p text:style-name="P145">Ecrire un algorithme qui demande un nombre de départ, et qui calcule sa factorielle.</text:p>
      <text:p text:style-name="P148">NB : la factorielle de 8, notée 8 !, vaut</text:p>
      <text:p text:style-name="P148"><text:soft-page-break/>1 x 2 x 3 x 4 x 5 x 6 x 7 x 8</text:p>
      <text:p text:style-name="P148"/>
      <text:p text:style-name="P161">Variables</text:p>
      <text:p text:style-name="P167">X est en entieé</text:p>
      <text:p text:style-name="P168">i est en entier</text:p>
      <text:p text:style-name="P168">fac est en entier</text:p>
      <text:p text:style-name="P161">Debut</text:p>
      <text:p text:style-name="P169">Ecrire "Entrer un nombre"</text:p>
      <text:p text:style-name="P169">lire X</text:p>
      <text:p text:style-name="P169">fac<text:span text:style-name="T50">←</text:span><text:span text:style-name="T49">1</text:span></text:p>
      <text:p text:style-name="P170">Pour </text:p>
      <text:p text:style-name="P169"><text:span text:style-name="T49">i</text:span><text:span text:style-name="T50">←</text:span><text:span text:style-name="T49">1 a X</text:span></text:p>
      <text:p text:style-name="P169"><text:span text:style-name="T49">fac</text:span><text:span text:style-name="T50">←</text:span><text:span text:style-name="T49">fac*i</text:span></text:p>
      <text:p text:style-name="P170">Ecrire "la factorielle de",X, "est", fac</text:p>
      <text:p text:style-name="P172">fin</text:p>
      <text:p text:style-name="P170"/>
      <text:p text:style-name="P129">Exercice:</text:p>
      <text:p text:style-name="P45">Ecrire un algorithme qui demande successivement 20 nombres à l’utilisateur, et qui lui dise ensuite quel était le plus grand parmi ces 20 nombres :</text:p>
      <text:p text:style-name="P45">Entrez le nombre numéro 1 : 12</text:p>
      <text:p text:style-name="P45">Entrez le nombre numéro 2 : 14</text:p>
      <text:p text:style-name="P45">etc..</text:p>
      <text:p text:style-name="P45">Entrez le nombre numéro 20 : 6</text:p>
      <text:p text:style-name="P45">Le plus grand de ces nombres est  : 14</text:p>
      <text:p text:style-name="P45">Modifiez ensuite l’algorithme pour que le programme affiche de surcroît en quelle position avait été saisie ce nombre :</text:p>
      <text:p text:style-name="P45">C’était le nombre numéro 2</text:p>
      <text:p text:style-name="P45"/>
      <text:p text:style-name="P41">variables</text:p>
      <text:p text:style-name="P57">Tab est en entier</text:p>
      <text:p text:style-name="P57">max est entier</text:p>
      <text:p text:style-name="P57">i est entier</text:p>
      <text:p text:style-name="P57">p est en entier</text:p>
      <text:p text:style-name="P42">Debut</text:p>
      <text:p text:style-name="P57">max=Tab[1]</text:p>
      <text:p text:style-name="P57">pour i =1 a 20</text:p>
      <text:p text:style-name="P57">lire Tab[i]</text:p>
      <text:p text:style-name="P57">Si Tab[i]&gt;Tab[1]</text:p>
      <text:p text:style-name="P57">alors </text:p>
      <text:p text:style-name="P57"><text:soft-page-break/>max<text:span text:style-name="T43">←</text:span><text:span text:style-name="T42">Tab[i]</text:span></text:p>
      <text:p text:style-name="P57"><text:span text:style-name="T42">p</text:span><text:span text:style-name="T43">←</text:span><text:span text:style-name="T42">i</text:span></text:p>
      <text:p text:style-name="P67">finsi</text:p>
      <text:p text:style-name="P67">finpour</text:p>
      <text:p text:style-name="P67">Ecrire " le maximum est :", max,"et sa <text:s/>position est", p</text:p>
      <text:p text:style-name="P81">fin</text:p>
      <text:p text:style-name="P12"/>
      <text:p text:style-name="P12"/>
      <text:p text:style-name="P12"/>
      <text:p text:style-name="P12"/>
      <text:p text:style-name="P17">Exercise:</text:p>
      <text:p text:style-name="P149">Ecrire un algorithme qui lit les noms des athlètes désirant participer à un marathon et s’arrête lorsqu’il rencontre deux noms consécutifs identiques.</text:p>
      <text:p text:style-name="P149">L’algorithme doit afficher , à la fin , le nombre de participants.</text:p>
      <text:p text:style-name="P162">Variable </text:p>
      <text:p text:style-name="P152">name en chaine de caractére</text:p>
      <text:p text:style-name="P143"><text:span text:style-name="T5">name-1</text:span><text:span text:style-name="T6"> est en chaine de caractére</text:span></text:p>
      <text:p text:style-name="P163">Debut</text:p>
      <text:p text:style-name="P154">name=""</text:p>
      <text:p text:style-name="P154">name-1=""</text:p>
      <text:p text:style-name="P154">Repeter</text:p>
      <text:p text:style-name="P155">name-1<text:span text:style-name="T43">←</text:span>name</text:p>
      <text:p text:style-name="P154">lire name</text:p>
      <text:p text:style-name="P154">jusqu’a(name-1=name)</text:p>
      <text:p text:style-name="P164">Fin</text:p>
      <text:p text:style-name="P154"/>
      <text:p text:style-name="P153"/>
      <text:p text:style-name="P17">Exercice:</text:p>
      <text:p text:style-name="P45">Pour avoir une idée sur le niveau des élèves d’une classe, on a décidé de calculer la moyenne  de la classe à partir des moyennes générales de tous les élèves qui sont au nombre de 30.</text:p>
      <text:p text:style-name="P45">         Moy =</text:p>
      <text:p text:style-name="P45">Ecrire un algorithme de résolution.</text:p>
      <text:p text:style-name="P38">Variable</text:p>
      <text:p text:style-name="P49">moy_par_eleve<text:span text:style-name="T53">[30]</text:span> est en numérique</text:p>
      <text:p text:style-name="P50"><text:span text:style-name="T44">som_moy_eleve</text:span> est en numérique</text:p>
      <text:p text:style-name="P51">i est en entier</text:p>
      <text:p text:style-name="P38">Debut</text:p>
      <text:p text:style-name="P51"><text:soft-page-break/><text:span text:style-name="T42">som_moy_eleve</text:span><text:span text:style-name="T43">←</text:span><text:span text:style-name="T42">0</text:span></text:p>
      <text:p text:style-name="P68">pour i=1 a 30 </text:p>
      <text:p text:style-name="P69">lire moy_par_eleve[i]</text:p>
      <text:p text:style-name="P51"><text:span text:style-name="T42">som-moy-eleve</text:span><text:span text:style-name="T43">←</text:span><text:span text:style-name="T42">som_moy_eleve+moy_par_eleve[i]</text:span></text:p>
      <text:p text:style-name="P70">fin pour</text:p>
      <text:p text:style-name="P51"><text:span text:style-name="T42">Ecrire " la moyenne generale est :", som-moy-eleve/</text:span><text:span text:style-name="T45">30</text:span></text:p>
      <text:p text:style-name="P82">Fin</text:p>
      <text:p text:style-name="P71"/>
      <text:p text:style-name="P72"/>
      <text:p text:style-name="P216">Exercice:</text:p>
      <text:p text:style-name="P45">Ecrire un algorithme qui permet de retrouver le maximum, le minimum ainsi que la somme d’une liste de nombres positifs saisis par l’utilisateur. La fin de la liste est indiquée par un nombre négatif. La longueur  de la liste n’est pas limitée.</text:p>
      <text:p text:style-name="P45">Exemple : si la liste des éléments est : 7   3 <text:s text:c="2"/>20 <text:s text:c="4"/>15 <text:s text:c="3"/>2 <text:s text:c="5"/>6 <text:s text:c="3"/>5 <text:s text:c="2"/>-1</text:p>
      <text:p text:style-name="P45"> Le maximum est 20  , le minimum est 2 en utilisant Tantque.</text:p>
      <text:p text:style-name="P214">Variable</text:p>
      <text:p text:style-name="P52">variable</text:p>
      <text:p text:style-name="P52">Liste[<text:span text:style-name="T59">1..n</text:span>] en entier</text:p>
      <text:p text:style-name="P52">A est en entie</text:p>
      <text:p text:style-name="P52">i est en entier</text:p>
      <text:p text:style-name="P53">A<text:span text:style-name="T43">←</text:span><text:span text:style-name="T42">1</text:span></text:p>
      <text:p text:style-name="P53"><text:span text:style-name="T42">i</text:span><text:span text:style-name="T43">←</text:span><text:span text:style-name="T42">0</text:span></text:p>
      <text:p text:style-name="P73">Tantque A&gt;0 <text:s/>faire</text:p>
      <text:p text:style-name="P53"><text:span text:style-name="T42">i</text:span><text:span text:style-name="T43">←</text:span><text:span text:style-name="T42">i+1</text:span></text:p>
      <text:p text:style-name="P73">lire A</text:p>
      <text:p text:style-name="P53"><text:span text:style-name="T42">liste[i]</text:span><text:span text:style-name="T43">←</text:span><text:span text:style-name="T42">A</text:span></text:p>
      <text:p text:style-name="P73">fin tanque</text:p>
      <text:p text:style-name="P73"/>
      <text:p text:style-name="P54"><text:span text:style-name="T42">min </text:span><text:span text:style-name="T43">← </text:span><text:span text:style-name="T42">liste[1]</text:span></text:p>
      <text:p text:style-name="P54"><text:span text:style-name="T42">max</text:span><text:span text:style-name="T43">←</text:span><text:span text:style-name="T42">liste[1]</text:span></text:p>
      <text:p text:style-name="P74"/>
      <text:p text:style-name="P74">Pour i= 2 a n faire</text:p>
      <text:p text:style-name="P74">Si liste[i]&lt;min alors</text:p>
      <text:p text:style-name="P54"><text:span text:style-name="T42">min</text:span><text:span text:style-name="T43">←</text:span><text:span text:style-name="T42">liste[i]</text:span></text:p>
      <text:p text:style-name="P74">Ecrire "le minimum est :", min</text:p>
      <text:p text:style-name="P74">Sinonsi liste[i]&gt;max alors</text:p>
      <text:p text:style-name="P127"><text:span text:style-name="T19">max</text:span><text:span text:style-name="T20">←</text:span><text:span text:style-name="T19">liste[i]</text:span></text:p>
      <text:p text:style-name="P74">Ecrire "le maximum est :", max</text:p>
      <text:p text:style-name="P74"><text:soft-page-break/>finsi</text:p>
      <text:p text:style-name="P75">Ecrire "la longeur de la liste est :", long(liste)</text:p>
      <text:p text:style-name="P75">Fin</text:p>
      <text:p text:style-name="P73"/>
      <text:p text:style-name="P73"/>
      <text:p text:style-name="P45"/>
      <text:p text:style-name="P45"/>
      <text:p text:style-name="P45"/>
      <text:p text:style-name="P126">Exercice:</text:p>
      <text:p text:style-name="P45">Dans un cinéma , on désire calculer la moyenne  d’âges de personnes s’intéressant à voir un film particulier.</text:p>
      <text:p text:style-name="P45">Pour finir, l’utilisateur doit répondre par ‘N’ à la question posée par l’algorithme :</text:p>
      <text:p text:style-name="P45">‘’ Encore une autre personne (O/N) ? ’’</text:p>
      <text:p text:style-name="P45">Et on doit afficher la moyenne d’âges des personnes à l'écran.</text:p>
      <text:p text:style-name="P45"/>
      <text:p text:style-name="P45"/>
      <text:p text:style-name="P45"/>
      <text:p text:style-name="P17">Exercice:</text:p>
      <text:p text:style-name="P114">Ecrire un algorithme permettant  de saisir 5 réelles au clavier,les stocker dans un tableau, calculer leur somme et les afficher avec leur somme à l'écran.</text:p>
      <text:p text:style-name="P114"/>
      <text:p text:style-name="P109">Variables</text:p>
      <text:p text:style-name="P115">Tab[5] est en reelles</text:p>
      <text:p text:style-name="P120">som est en reels</text:p>
      <text:p text:style-name="P120">i est en entier</text:p>
      <text:p text:style-name="P109">Debut</text:p>
      <text:p text:style-name="P118">som<text:span text:style-name="T54">←</text:span><text:span text:style-name="T55">0</text:span></text:p>
      <text:p text:style-name="P116">pour i=<text:span text:style-name="T60">1</text:span> a 5 <text:span text:style-name="T60">faire</text:span></text:p>
      <text:p text:style-name="P117">lire Tab[i]</text:p>
      <text:p text:style-name="P119">som←som+Tab[i]</text:p>
      <text:p text:style-name="P119">Finpour</text:p>
      <text:p text:style-name="P119">Ecrire "La Somme de,", Tab[i], "est", som</text:p>
      <text:p text:style-name="P110">fin</text:p>
      <text:p text:style-name="P115"/>
      <text:p text:style-name="P17">Exercice:</text:p>
      <text:p text:style-name="P114">Ecrire un algorithme permettant  de calculer la somme,produit et moyenne des  éléments d’un tableau.</text:p>
      <text:p text:style-name="P114"/>
      <text:p text:style-name="P111">Variables</text:p>
      <text:p text:style-name="P120"><text:soft-page-break/>Tab [1..n] est en numérique</text:p>
      <text:p text:style-name="P120">i est en entier</text:p>
      <text:p text:style-name="P120">som est en numérique</text:p>
      <text:p text:style-name="P120">prod est numérique</text:p>
      <text:p text:style-name="P120">moy est en numérique</text:p>
      <text:p text:style-name="P111">Debut</text:p>
      <text:p text:style-name="P120">pour i=1 a n faire</text:p>
      <text:p text:style-name="P120">lire Tab[i]</text:p>
      <text:p text:style-name="P120">som←som+Tab[i]</text:p>
      <text:p text:style-name="P120">prod←prod*Tab[i]</text:p>
      <text:p text:style-name="P120">moy←som/n</text:p>
      <text:p text:style-name="P120">finpour</text:p>
      <text:p text:style-name="P120">Ecrire " la somme des élements est", som</text:p>
      <text:p text:style-name="P120">Ecrire " le produit des éléments est", prod</text:p>
      <text:p text:style-name="P120">Ecrire la moyenne des élements est :", moy</text:p>
      <text:p text:style-name="P111">Fin</text:p>
      <text:p text:style-name="P17">Exercice:<text:bookmark text:name="_GoBack"/></text:p>
      <text:p text:style-name="P45">Ecrire un algorithme qui déclare et remplisse un tableau de 7 valeurs numériques en les mettant toutes à zéro.</text:p>
      <text:p text:style-name="P45"/>
      <text:p text:style-name="P39">Variables</text:p>
      <text:p text:style-name="P55">Tab<text:span text:style-name="T61">[7] </text:span>est en numériques</text:p>
      <text:p text:style-name="P56">i est entier</text:p>
      <text:p text:style-name="P39">Debut</text:p>
      <text:p text:style-name="P55">Pour i=1 a 7 faire</text:p>
      <text:p text:style-name="P55">lire Tab[i]</text:p>
      <text:p text:style-name="P56">Tab[i]←0</text:p>
      <text:p text:style-name="P56">fin pour</text:p>
      <text:p text:style-name="P40">fin</text:p>
      <text:p text:style-name="P17">Exercice:</text:p>
      <text:p text:style-name="P150">Ecrire un algorithme qui déclare et remplisse un tableau contenant les six voyelles de l’alphabet latin.</text:p>
      <text:p text:style-name="P165">Variabe</text:p>
      <text:p text:style-name="P156">Tab[6] est en caratctére</text:p>
      <text:p text:style-name="P165">Debut</text:p>
      <text:p text:style-name="P144"><text:span text:style-name="T7">Tab</text:span><text:span text:style-name="T20">←</text:span><text:span text:style-name="T23">["</text:span><text:span text:style-name="T42">a</text:span><text:span text:style-name="T46">"</text:span><text:span text:style-name="T42">, </text:span><text:span text:style-name="T46">"</text:span><text:span text:style-name="T42">e</text:span><text:span text:style-name="T46">"</text:span><text:span text:style-name="T42">, </text:span><text:span text:style-name="T46">"</text:span><text:span text:style-name="T42">i</text:span><text:span text:style-name="T46">"</text:span><text:span text:style-name="T42">,</text:span><text:span text:style-name="T46">"</text:span><text:span text:style-name="T42"> o</text:span><text:span text:style-name="T46">"</text:span><text:span text:style-name="T42">, </text:span><text:span text:style-name="T46">"</text:span><text:span text:style-name="T42">u</text:span><text:span text:style-name="T46">"</text:span><text:span text:style-name="T42">,</text:span><text:span text:style-name="T46">"</text:span><text:span text:style-name="T42"> y</text:span><text:span text:style-name="T46">"]</text:span><text:span text:style-name="T42"> </text:span></text:p>
      <text:p text:style-name="P177">fin</text:p>
      <text:p text:style-name="P171"/>
      <text:p text:style-name="P171"/>
      <text:p text:style-name="P156"/>
      <text:p text:style-name="P150"><text:soft-page-break/></text:p>
      <text:p text:style-name="P17">Exercice:</text:p>
      <text:p text:style-name="P150">Ecrire un algorithme qui déclare un tableau de 9 notes, dont on fait ensuite saisir les valeurs par l’utilisateur</text:p>
      <text:p text:style-name="P157"/>
      <text:p text:style-name="P166">variables</text:p>
      <text:p text:style-name="P157">Tab[9] est en numérique</text:p>
      <text:p text:style-name="P157">i est entier</text:p>
      <text:p text:style-name="P166">Debut</text:p>
      <text:p text:style-name="P157">Pour i=1 a 9</text:p>
      <text:p text:style-name="P157">lire Tab[i]</text:p>
      <text:p text:style-name="P157">finpour</text:p>
      <text:p text:style-name="P166">fin</text:p>
      <text:p text:style-name="P17">Exercice:</text:p>
      <text:p text:style-name="P150">Que produit l’algorithme suivant ?</text:p>
      <text:p text:style-name="P150">Tableau Nb(5) en Entier</text:p>
      <text:p text:style-name="P150">Variable i en Entier</text:p>
      <text:p text:style-name="P150">Début</text:p>
      <text:p text:style-name="P151">Pour i ← 0 à 5</text:p>
      <text:p text:style-name="P150">  Nb(i) ← i * i</text:p>
      <text:p text:style-name="P150">i suivant</text:p>
      <text:p text:style-name="P150">Pour i ← 0 à 5</text:p>
      <text:p text:style-name="P150">  Ecrire Nb(i)</text:p>
      <text:p text:style-name="P150">i suivant</text:p>
      <text:p text:style-name="P150">Fin</text:p>
      <text:p text:style-name="P150"/>
      <text:p text:style-name="P157">cette algorithme donne le carre du chiffre donné par l’utilisatuer</text:p>
      <text:p text:style-name="P17">Exercice:</text:p>
      <text:p text:style-name="P21">Ecrivez la fin de l’algorithme 6.3 afin que le calcul de la moyenne des notes soit effectué et affiché à l’écran.</text:p>
      <text:p text:style-name="P35">Variables</text:p>
      <text:p text:style-name="P28">somest en numérique</text:p>
      <text:p text:style-name="P35">Debut</text:p>
      <text:p text:style-name="P11"><text:span text:style-name="T14">som</text:span><text:span text:style-name="T20">←</text:span><text:span text:style-name="T24">0</text:span></text:p>
      <text:p text:style-name="P76">pour i=1 a 9 faire</text:p>
      <text:p text:style-name="P128"><text:span text:style-name="T19">som</text:span><text:span text:style-name="T20">←</text:span><text:span text:style-name="T19">som+Tab[i]</text:span></text:p>
      <text:p text:style-name="P76">finpour</text:p>
      <text:p text:style-name="P76">Ecrire "la moyenne des notes est :", som/9</text:p>
      <text:p text:style-name="P83"><text:soft-page-break/>fin</text:p>
      <text:p text:style-name="P83"/>
      <text:p text:style-name="P83"/>
      <text:p text:style-name="P28"/>
      <text:p text:style-name="P129">Exercice:</text:p>
      <text:p text:style-name="P150">Ecrivez un algorithme permettant à l’utilisateur de saisir un nombre quelconque de valeurs, qui devront être stockées dans un tableau. L’utilisateur doit donc commencer par entrer le nombre de valeurs qu’il compte saisir. Il effectuera ensuite cette saisie. Enfin, une fois la saisie terminée, le programme affichera le nombre de valeurs négatives et le nombre de valeurs positives.</text:p>
      <text:p text:style-name="P232">Variables</text:p>
      <text:p text:style-name="P158">Tab<text:span text:style-name="T64">[1..n]</text:span> est en numérique</text:p>
      <text:p text:style-name="P159">positive[1..n] est <text:span text:style-name="T65">en numérique</text:span></text:p>
      <text:p text:style-name="P160">negative[1..n] est en numérique</text:p>
      <text:p text:style-name="P226">i est en entier</text:p>
      <text:p text:style-name="P159"/>
      <text:p text:style-name="P160">Debut</text:p>
      <text:p text:style-name="P160">Pour i=1 a n faire</text:p>
      <text:p text:style-name="P160">lire Tab[i]</text:p>
      <text:p text:style-name="P160">si Tab[i]&gt;0 alors</text:p>
      <text:p text:style-name="P160">positive<text:span text:style-name="T43">←</text:span><text:span text:style-name="T42">Tab[i]</text:span></text:p>
      <text:p text:style-name="P239">sinonsi Tab[i]&lt;0 alors</text:p>
      <text:p text:style-name="P160"><text:span text:style-name="T42">negatibe</text:span><text:span text:style-name="T43">←</text:span><text:span text:style-name="T42">Tab[i]</text:span></text:p>
      <text:p text:style-name="P239">finsi</text:p>
      <text:p text:style-name="P239">finpour</text:p>
      <text:p text:style-name="P239">Ecrire "le nombre des valeurs positives est ;", long(positive), "et le nombre des valeurs negatives est :", long(negatives)</text:p>
      <text:p text:style-name="P240">fin</text:p>
      <text:p text:style-name="P239"/>
      <text:p text:style-name="P160"/>
      <text:p text:style-name="P159"><text:s/></text:p>
      <text:p text:style-name="P17">Exercice:</text:p>
      <text:p text:style-name="P21">Ecrivez un algorithme calculant la somme des valeurs d’un tableau (on suppose que le tableau a été préalablement saisi).</text:p>
      <text:p text:style-name="P212">Variable</text:p>
      <text:p text:style-name="P210">Tab[<text:span text:style-name="T66">1..n] est en numérique</text:span></text:p>
      <text:p text:style-name="P211">som est en numérique</text:p>
      <text:p text:style-name="P211"><text:soft-page-break/>i est en entier</text:p>
      <text:p text:style-name="P210"/>
      <text:p text:style-name="P213">Debut</text:p>
      <text:p text:style-name="P211">som<text:span text:style-name="T43">←</text:span><text:span text:style-name="T42">0</text:span></text:p>
      <text:p text:style-name="P211"><text:span text:style-name="T42">pour i=1 a n faire</text:span></text:p>
      <text:p text:style-name="P211"><text:span text:style-name="T42">lire Tab[i]</text:span></text:p>
      <text:p text:style-name="P211"><text:span text:style-name="T42">som</text:span><text:span text:style-name="T43">←</text:span><text:span text:style-name="T42">som+Tab[i]</text:span></text:p>
      <text:p text:style-name="P211"><text:span text:style-name="T42">finpour</text:span></text:p>
      <text:p text:style-name="P211"><text:span text:style-name="T42">Ecrire "LA SOMME DES NOMBRES AJOUTÉÉ EST :", som</text:span></text:p>
      <text:p text:style-name="P213"><text:span text:style-name="T42">Fin</text:span></text:p>
      <text:p text:style-name="P219"/>
      <text:p text:style-name="P216">Exercice:</text:p>
      <text:p text:style-name="P145">Ecrivez un algorithme constituant un tableau, à partir de deux tableaux de même longueur préalablement saisis. Le nouveau tableau sera la somme des éléments des deux tableaux de départ.</text:p>
      <text:p text:style-name="P145">Tableau 1 :</text:p>
      <table:table table:name="Table1" table:style-name="Table1">
        <table:table-column table:style-name="Table1.A"/>
        <table:table-column table:style-name="Table1.B" table:number-columns-repeated="7"/>
        <table:table-row table:style-name="Table1.1">
          <table:table-cell table:style-name="Table1.A1" office:value-type="string">
            <text:p text:style-name="P85">4</text:p>
          </table:table-cell>
          <table:table-cell table:style-name="Table1.A1" office:value-type="string">
            <text:p text:style-name="P85">8</text:p>
          </table:table-cell>
          <table:table-cell table:style-name="Table1.A1" office:value-type="string">
            <text:p text:style-name="P85">7</text:p>
          </table:table-cell>
          <table:table-cell table:style-name="Table1.A1" office:value-type="string">
            <text:p text:style-name="P85">9</text:p>
          </table:table-cell>
          <table:table-cell table:style-name="Table1.A1" office:value-type="string">
            <text:p text:style-name="P85">1</text:p>
          </table:table-cell>
          <table:table-cell table:style-name="Table1.A1" office:value-type="string">
            <text:p text:style-name="P85">5</text:p>
          </table:table-cell>
          <table:table-cell table:style-name="Table1.A1" office:value-type="string">
            <text:p text:style-name="P85">4</text:p>
          </table:table-cell>
          <table:table-cell table:style-name="Table1.A1" office:value-type="string">
            <text:p text:style-name="P85">6</text:p>
          </table:table-cell>
        </table:table-row>
      </table:table>
      <text:p text:style-name="P12"/>
      <text:p text:style-name="P145">Tableau 2 :</text:p>
      <text:p text:style-name="P12"/>
      <table:table table:name="Table2" table:style-name="Table2">
        <table:table-column table:style-name="Table2.A"/>
        <table:table-column table:style-name="Table2.B" table:number-columns-repeated="7"/>
        <table:table-row table:style-name="Table2.1">
          <table:table-cell table:style-name="Table2.A1" office:value-type="string">
            <text:p text:style-name="P85">7</text:p>
          </table:table-cell>
          <table:table-cell table:style-name="Table2.A1" office:value-type="string">
            <text:p text:style-name="P85">6</text:p>
          </table:table-cell>
          <table:table-cell table:style-name="Table2.A1" office:value-type="string">
            <text:p text:style-name="P85">5</text:p>
          </table:table-cell>
          <table:table-cell table:style-name="Table2.A1" office:value-type="string">
            <text:p text:style-name="P85">2</text:p>
          </table:table-cell>
          <table:table-cell table:style-name="Table2.A1" office:value-type="string">
            <text:p text:style-name="P85">1</text:p>
          </table:table-cell>
          <table:table-cell table:style-name="Table2.A1" office:value-type="string">
            <text:p text:style-name="P85">3</text:p>
          </table:table-cell>
          <table:table-cell table:style-name="Table2.A1" office:value-type="string">
            <text:p text:style-name="P85">7</text:p>
          </table:table-cell>
          <table:table-cell table:style-name="Table2.A1" office:value-type="string">
            <text:p text:style-name="P85">4</text:p>
          </table:table-cell>
        </table:table-row>
      </table:table>
      <text:p text:style-name="P12"/>
      <text:p text:style-name="P145">Tableau 3:</text:p>
      <text:p text:style-name="P145">  </text:p>
      <table:table table:name="Table3" table:style-name="Table3">
        <table:table-column table:style-name="Table3.A" table:number-columns-repeated="4"/>
        <table:table-column table:style-name="Table3.E" table:number-columns-repeated="2"/>
        <table:table-column table:style-name="Table3.A"/>
        <table:table-column table:style-name="Table3.H"/>
        <table:table-row table:style-name="Table3.1">
          <table:table-cell table:style-name="Table3.A1" office:value-type="string">
            <text:p text:style-name="P85">11</text:p>
          </table:table-cell>
          <table:table-cell table:style-name="Table3.A1" office:value-type="string">
            <text:p text:style-name="P85">14</text:p>
          </table:table-cell>
          <table:table-cell table:style-name="Table3.A1" office:value-type="string">
            <text:p text:style-name="P85">12</text:p>
          </table:table-cell>
          <table:table-cell table:style-name="Table3.A1" office:value-type="string">
            <text:p text:style-name="P85">11</text:p>
          </table:table-cell>
          <table:table-cell table:style-name="Table3.A1" office:value-type="string">
            <text:p text:style-name="P85">2</text:p>
          </table:table-cell>
          <table:table-cell table:style-name="Table3.A1" office:value-type="string">
            <text:p text:style-name="P85">8</text:p>
          </table:table-cell>
          <table:table-cell table:style-name="Table3.A1" office:value-type="string">
            <text:p text:style-name="P85">11</text:p>
          </table:table-cell>
          <table:table-cell table:style-name="Table3.A1" office:value-type="string">
            <text:p text:style-name="P85">10</text:p>
          </table:table-cell>
        </table:table-row>
      </table:table>
      <text:p text:style-name="P12"/>
      <text:p text:style-name="P12"/>
      <text:p text:style-name="P220">Variables</text:p>
      <text:p text:style-name="P220">Tab1[1..n] est entier</text:p>
      <text:p text:style-name="P220">Tab2[1..n] est en entier</text:p>
      <text:p text:style-name="P220">Tabsom[1..n] est en entier</text:p>
      <text:p text:style-name="P222">i est en entier</text:p>
      <text:p text:style-name="P220">Debut</text:p>
      <text:p text:style-name="P220">pour i=1 a n faire</text:p>
      <text:p text:style-name="P220">lire Tab1[i]</text:p>
      <text:p text:style-name="P221">lire Tab2[i]</text:p>
      <text:p text:style-name="P222">Tabsom<text:span text:style-name="T26">←</text:span><text:span text:style-name="T25">Tab1[i]+Tab2[i]</text:span></text:p>
      <text:p text:style-name="P221">finpour</text:p>
      <text:p text:style-name="P222">fin</text:p>
      <text:p text:style-name="P221"><text:soft-page-break/></text:p>
      <text:p text:style-name="P220"/>
      <text:p text:style-name="P217">Exercice:</text:p>
      <text:p text:style-name="P149">Toujours à partir de deux tableaux précédemment saisis, écrivez un algorithme qui calcule le schtroumpf des deux tableaux. Pour calculer le schtroumpf, il faut multiplier chaque élément du tableau 1 par chaque élément du tableau 2, et additionner le tout. Par exemple si l'on a :</text:p>
      <text:p text:style-name="P12"/>
      <text:p text:style-name="P145">Tableau 1:</text:p>
      <text:p text:style-name="P12"/>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85">4</text:p>
          </table:table-cell>
          <table:table-cell table:style-name="Table4.A1" office:value-type="string">
            <text:p text:style-name="P85">8</text:p>
          </table:table-cell>
          <table:table-cell table:style-name="Table4.A1" office:value-type="string">
            <text:p text:style-name="P85">7</text:p>
          </table:table-cell>
          <table:table-cell table:style-name="Table4.A1" office:value-type="string">
            <text:p text:style-name="P85">12</text:p>
          </table:table-cell>
        </table:table-row>
      </table:table>
      <text:p text:style-name="P12"/>
      <text:p text:style-name="P145">Tableau 2:</text:p>
      <text:p text:style-name="P12"/>
      <table:table table:name="Table5" table:style-name="Table5">
        <table:table-column table:style-name="Table5.A" table:number-columns-repeated="2"/>
        <table:table-row table:style-name="Table5.1">
          <table:table-cell table:style-name="Table5.A1" office:value-type="string">
            <text:p text:style-name="P85">3</text:p>
          </table:table-cell>
          <table:table-cell table:style-name="Table5.A1" office:value-type="string">
            <text:p text:style-name="P85">6</text:p>
          </table:table-cell>
        </table:table-row>
      </table:table>
      <text:p text:style-name="P146">Le Schtroumpf sera : </text:p>
      <text:p text:style-name="P146">3 * 4 + 3 * 8 + 3 * 7 + 3 * 12 + 6 * 4 + 6 * 8 + 6 * 7 + 6 * 12 = 279</text:p>
      <text:p text:style-name="P238">variables</text:p>
      <text:p text:style-name="P238">Tab1[1..n] est en numérique</text:p>
      <text:p text:style-name="P238">Tab2[1..n] est en numérique</text:p>
      <text:p text:style-name="P238">Tabsch[1..n] est en numérique</text:p>
      <text:p text:style-name="P238">i est en entier</text:p>
      <text:p text:style-name="P238">Debut</text:p>
      <text:p text:style-name="P238">pour i=1 a n faire</text:p>
      <text:p text:style-name="P238">Tabsch<text:span text:style-name="T43">←</text:span><text:span text:style-name="T42">Tab1[i]*Tab2[i]+Tab1[i]*Tab2[i+1]</text:span></text:p>
      <text:p text:style-name="P238"><text:span text:style-name="T42">finpour</text:span></text:p>
      <text:p text:style-name="P238"><text:span text:style-name="T42">Ecrire "Le schtroumpf sera :", Tabsch</text:span></text:p>
      <text:p text:style-name="P238"><text:span text:style-name="T42">fin</text:span></text:p>
      <text:p text:style-name="P238"><text:span text:style-name="T42"/></text:p>
      <text:p text:style-name="P238"/>
      <text:p text:style-name="P12"/>
      <text:p text:style-name="P17">Exercice:</text:p>
      <text:p text:style-name="P149">Ecrivez un algorithme qui permette la saisie d’un nombre quelconque de valeurs, sur le principe de l’ex 6.8. Toutes les valeurs doivent être ensuite augmentées de 1, et le nouveau tableau sera affiché à l’écran</text:p>
      <text:p text:style-name="P236">Variables</text:p>
      <text:p text:style-name="P228">Vriables</text:p>
      <text:p text:style-name="P228"><text:soft-page-break/>Tab[1..n] est en numérique</text:p>
      <text:p text:style-name="P228">i est en entier</text:p>
      <text:p text:style-name="P233">Debut</text:p>
      <text:p text:style-name="P228">Pour i=1 a 1 faire</text:p>
      <text:p text:style-name="P228">lire Tab[i]</text:p>
      <text:p text:style-name="P228">Tab[i]<text:span text:style-name="T43">←</text:span><text:span text:style-name="T42">Tab[i]+1</text:span></text:p>
      <text:p text:style-name="P228"><text:span text:style-name="T42">FIN POUR</text:span></text:p>
      <text:p text:style-name="P228"><text:span text:style-name="T42">ecrire Tab[i]</text:span></text:p>
      <text:p text:style-name="P233"><text:span text:style-name="T42">fin</text:span></text:p>
      <text:p text:style-name="P228"/>
      <text:p text:style-name="P17">Exercice:</text:p>
      <text:p text:style-name="P149">Ecrivez un algorithme permettant, toujours sur le même principe, à l’utilisateur de saisir un nombre déterminé de valeurs. Le programme, une fois la saisie terminée, renvoie la plus grande valeur en précisant quelle position elle occupe dans le tableau. On prendra soin d’effectuer la saisie dans un premier temps, et la recherche de la plus grande valeur du tableau dans un second temps.</text:p>
      <text:p text:style-name="P149"/>
      <text:p text:style-name="P149"/>
      <text:p text:style-name="P233">Variables</text:p>
      <text:p text:style-name="P228">Tab[1..n] <text:span text:style-name="T67">est en numérique</text:span></text:p>
      <text:p text:style-name="P229">max est en numérique </text:p>
      <text:p text:style-name="P229">i est entier</text:p>
      <text:p text:style-name="P230">R est en entier</text:p>
      <text:p text:style-name="P234">Debut</text:p>
      <text:p text:style-name="P230"><text:span text:style-name="T42"/></text:p>
      <text:p text:style-name="P229"><text:span text:style-name="T42">pour i=1 a n faire</text:span></text:p>
      <text:p text:style-name="P230"><text:span text:style-name="T42">lire Tab[i]</text:span></text:p>
      <text:p text:style-name="P230"><text:span text:style-name="T42">max</text:span><text:span text:style-name="T43">←</text:span><text:span text:style-name="T42">Tab[1]</text:span></text:p>
      <text:p text:style-name="P230"><text:span text:style-name="T42">si Tab[i]&gt;max alors</text:span></text:p>
      <text:p text:style-name="P230"><text:span text:style-name="T42">max</text:span><text:span text:style-name="T43">←</text:span><text:span text:style-name="T42">Tab[i]</text:span></text:p>
      <text:p text:style-name="P230"><text:span text:style-name="T42">R</text:span><text:span text:style-name="T43">←</text:span><text:span text:style-name="T42">i</text:span></text:p>
      <text:p text:style-name="P230"><text:span text:style-name="T42">finsi</text:span></text:p>
      <text:p text:style-name="P230"><text:span text:style-name="T42">finpour</text:span></text:p>
      <text:p text:style-name="P231"><text:span text:style-name="T42">ECRIRE "Le maximum dans la liste est :",max, "et son rang est :", R</text:span></text:p>
      <text:p text:style-name="P235"><text:span text:style-name="T42">FIN</text:span></text:p>
      <text:p text:style-name="P229"><text:soft-page-break/><text:span text:style-name="T42"/></text:p>
      <text:p text:style-name="P229"/>
      <text:p text:style-name="P229"/>
      <text:p text:style-name="P229"/>
      <text:p text:style-name="P229"/>
      <text:p text:style-name="P17">Exercice:</text:p>
      <text:p text:style-name="P149">Toujours et encore sur le même principe, écrivez un algorithme permettant, à l’utilisateur de saisir les notes d'une classe. Le programme, une fois la saisie terminée, renvoie le nombre de ces notes supérieures à la moyenne de la classe.</text:p>
      <text:p text:style-name="P204">Variables</text:p>
      <text:p text:style-name="P202">Tab[1..n] est en numérique</text:p>
      <text:p text:style-name="P203">som est en numérique</text:p>
      <text:p text:style-name="P203">moy est en numérique</text:p>
      <text:p text:style-name="P203">sup est en numérique</text:p>
      <text:p text:style-name="P203">i est en entier</text:p>
      <text:p text:style-name="P203"/>
      <text:p text:style-name="P204">Debut</text:p>
      <text:p text:style-name="P203">som<text:span text:style-name="T20">←</text:span><text:span text:style-name="T19">0</text:span></text:p>
      <text:p text:style-name="P202">Pour <text:span text:style-name="T68">i=1a n faire</text:span></text:p>
      <text:p text:style-name="P203">lire Tab[i]</text:p>
      <text:p text:style-name="P203">som<text:span text:style-name="T20">←</text:span><text:span text:style-name="T19">som+Tab[i]</text:span></text:p>
      <text:p text:style-name="P203"><text:span text:style-name="T19">moy</text:span><text:span text:style-name="T20">←</text:span><text:span text:style-name="T19">som/n</text:span></text:p>
      <text:p text:style-name="P203"><text:span text:style-name="T19">si Tab[i]&gt;som alors</text:span></text:p>
      <text:p text:style-name="P203"><text:span text:style-name="T19">Sup</text:span><text:span text:style-name="T20">←</text:span><text:span text:style-name="T19">Tab[i]</text:span></text:p>
      <text:p text:style-name="P203"><text:span text:style-name="T19">finsi</text:span></text:p>
      <text:p text:style-name="P203"><text:span text:style-name="T19">finpour</text:span></text:p>
      <text:p text:style-name="P203"><text:span text:style-name="T19">ECRIRE sup</text:span></text:p>
      <text:p text:style-name="P205"><text:span text:style-name="T19">fi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ouTube Noto" svg:font-family="'YouTube Noto', Roboto, Arial, Helvetica, sans-serif"/>
    <style:font-face style:name="inherit" svg:font-family="inherit"/>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4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4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enovo</meta:initial-creator>
    <meta:editing-cycles>20</meta:editing-cycles>
    <meta:creation-date>2020-03-18T09:39:00</meta:creation-date>
    <dc:date>2020-03-22T19:53:54.442311541</dc:date>
    <meta:editing-duration>PT15H32M11S</meta:editing-duration>
    <meta:generator>LibreOffice/6.3.4.2$Linux_X86_64 LibreOffice_project/30$Build-2</meta:generator>
    <meta:document-statistic meta:table-count="5" meta:image-count="0" meta:object-count="0" meta:page-count="22" meta:paragraph-count="644" meta:word-count="2901" meta:character-count="16174" meta:non-whitespace-character-count="138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